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at water temp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9" table:default-cell-style-name="ce4"/>
        <table:table-row table:style-name="ro1" table:number-rows-repeated="2">
          <table:table-cell table:style-name="Default" table:number-columns-repeated="1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fg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fg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fg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001" calcext:value-type="float">
            <text:p>0.001</text:p>
          </table:table-cell>
          <table:table-cell office:value-type="float" office:value="206.131" calcext:value-type="float">
            <text:p>206.131</text:p>
          </table:table-cell>
          <table:table-cell office:value-type="float" office:value="206.132" calcext:value-type="float">
            <text:p>206.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75.33" calcext:value-type="float">
            <text:p>2375.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1.35" calcext:value-type="float">
            <text:p>2501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1562" calcext:value-type="float">
            <text:p>9.1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001" calcext:value-type="float">
            <text:p>0.001</text:p>
          </table:table-cell>
          <table:table-cell office:value-type="float" office:value="147.117" calcext:value-type="float">
            <text:p>147.117</text:p>
          </table:table-cell>
          <table:table-cell office:value-type="float" office:value="147.118" calcext:value-type="float">
            <text:p>147.118</text:p>
          </table:table-cell>
          <table:table-cell office:value-type="float" office:value="20.97" calcext:value-type="float">
            <text:p>20.97</text:p>
          </table:table-cell>
          <table:table-cell office:value-type="float" office:value="2361.27" calcext:value-type="float">
            <text:p>2361.27</text:p>
          </table:table-cell>
          <table:table-cell office:value-type="float" office:value="2382.24" calcext:value-type="float">
            <text:p>2382.24</text:p>
          </table:table-cell>
          <table:table-cell office:value-type="float" office:value="20.98" calcext:value-type="float">
            <text:p>20.98</text:p>
          </table:table-cell>
          <table:table-cell office:value-type="float" office:value="2489.57" calcext:value-type="float">
            <text:p>2489.57</text:p>
          </table:table-cell>
          <table:table-cell office:value-type="float" office:value="2510.54" calcext:value-type="float">
            <text:p>2510.54</text:p>
          </table:table-cell>
          <table:table-cell office:value-type="float" office:value="0.0761" calcext:value-type="float">
            <text:p>0.0761</text:p>
          </table:table-cell>
          <table:table-cell office:value-type="float" office:value="8.9496" calcext:value-type="float">
            <text:p>8.9496</text:p>
          </table:table-cell>
          <table:table-cell office:value-type="float" office:value="9.0257" calcext:value-type="float">
            <text:p>9.02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276" calcext:value-type="float">
            <text:p>1.2276</text:p>
          </table:table-cell>
          <table:table-cell office:value-type="float" office:value="0.001" calcext:value-type="float">
            <text:p>0.001</text:p>
          </table:table-cell>
          <table:table-cell office:value-type="float" office:value="106.376" calcext:value-type="float">
            <text:p>106.376</text:p>
          </table:table-cell>
          <table:table-cell office:value-type="float" office:value="106.377" calcext:value-type="float">
            <text:p>106.377</text:p>
          </table:table-cell>
          <table:table-cell office:value-type="float" office:value="41.99" calcext:value-type="float">
            <text:p>41.99</text:p>
          </table:table-cell>
          <table:table-cell office:value-type="float" office:value="2347.16" calcext:value-type="float">
            <text:p>2347.16</text:p>
          </table:table-cell>
          <table:table-cell office:value-type="float" office:value="2389.15" calcext:value-type="float">
            <text:p>2389.15</text:p>
          </table:table-cell>
          <table:table-cell office:value-type="float" office:value="41.99" calcext:value-type="float">
            <text:p>41.99</text:p>
          </table:table-cell>
          <table:table-cell office:value-type="float" office:value="2477.75" calcext:value-type="float">
            <text:p>2477.75</text:p>
          </table:table-cell>
          <table:table-cell office:value-type="float" office:value="2519.74" calcext:value-type="float">
            <text:p>2519.74</text:p>
          </table:table-cell>
          <table:table-cell office:value-type="float" office:value="0.151" calcext:value-type="float">
            <text:p>0.151</text:p>
          </table:table-cell>
          <table:table-cell office:value-type="float" office:value="8.7498" calcext:value-type="float">
            <text:p>8.7498</text:p>
          </table:table-cell>
          <table:table-cell office:value-type="float" office:value="8.9007" calcext:value-type="float">
            <text:p>8.9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05" calcext:value-type="float">
            <text:p>1.705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77.924" calcext:value-type="float">
            <text:p>77.924</text:p>
          </table:table-cell>
          <table:table-cell office:value-type="float" office:value="77.925" calcext:value-type="float">
            <text:p>77.925</text:p>
          </table:table-cell>
          <table:table-cell office:value-type="float" office:value="62.98" calcext:value-type="float">
            <text:p>62.98</text:p>
          </table:table-cell>
          <table:table-cell office:value-type="float" office:value="2333.06" calcext:value-type="float">
            <text:p>2333.06</text:p>
          </table:table-cell>
          <table:table-cell office:value-type="float" office:value="2396.04" calcext:value-type="float">
            <text:p>2396.04</text:p>
          </table:table-cell>
          <table:table-cell office:value-type="float" office:value="62.98" calcext:value-type="float">
            <text:p>62.98</text:p>
          </table:table-cell>
          <table:table-cell office:value-type="float" office:value="2465.93" calcext:value-type="float">
            <text:p>2465.93</text:p>
          </table:table-cell>
          <table:table-cell office:value-type="float" office:value="2528.91" calcext:value-type="float">
            <text:p>2528.91</text:p>
          </table:table-cell>
          <table:table-cell office:value-type="float" office:value="0.2245" calcext:value-type="float">
            <text:p>0.2245</text:p>
          </table:table-cell>
          <table:table-cell office:value-type="float" office:value="8.5569" calcext:value-type="float">
            <text:p>8.5569</text:p>
          </table:table-cell>
          <table:table-cell office:value-type="float" office:value="8.7813" calcext:value-type="float">
            <text:p>8.78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39" calcext:value-type="float">
            <text:p>2.339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57.7887" calcext:value-type="float">
            <text:p>57.7887</text:p>
          </table:table-cell>
          <table:table-cell office:value-type="float" office:value="57.7897" calcext:value-type="float">
            <text:p>57.7897</text:p>
          </table:table-cell>
          <table:table-cell office:value-type="float" office:value="83.94" calcext:value-type="float">
            <text:p>83.94</text:p>
          </table:table-cell>
          <table:table-cell office:value-type="float" office:value="2318.98" calcext:value-type="float">
            <text:p>2318.98</text:p>
          </table:table-cell>
          <table:table-cell office:value-type="float" office:value="2402.91" calcext:value-type="float">
            <text:p>2402.91</text:p>
          </table:table-cell>
          <table:table-cell office:value-type="float" office:value="83.94" calcext:value-type="float">
            <text:p>83.94</text:p>
          </table:table-cell>
          <table:table-cell office:value-type="float" office:value="2454.12" calcext:value-type="float">
            <text:p>2454.12</text:p>
          </table:table-cell>
          <table:table-cell office:value-type="float" office:value="2538.06" calcext:value-type="float">
            <text:p>2538.06</text:p>
          </table:table-cell>
          <table:table-cell office:value-type="float" office:value="0.2966" calcext:value-type="float">
            <text:p>0.2966</text:p>
          </table:table-cell>
          <table:table-cell office:value-type="float" office:value="8.3706" calcext:value-type="float">
            <text:p>8.3706</text:p>
          </table:table-cell>
          <table:table-cell office:value-type="float" office:value="8.6671" calcext:value-type="float">
            <text:p>8.66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169" calcext:value-type="float">
            <text:p>3.169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43.3583" calcext:value-type="float">
            <text:p>43.3583</text:p>
          </table:table-cell>
          <table:table-cell office:value-type="float" office:value="43.3593" calcext:value-type="float">
            <text:p>43.3593</text:p>
          </table:table-cell>
          <table:table-cell office:value-type="float" office:value="104.86" calcext:value-type="float">
            <text:p>104.86</text:p>
          </table:table-cell>
          <table:table-cell office:value-type="float" office:value="2304.9" calcext:value-type="float">
            <text:p>2304.9</text:p>
          </table:table-cell>
          <table:table-cell office:value-type="float" office:value="2409.76" calcext:value-type="float">
            <text:p>2409.76</text:p>
          </table:table-cell>
          <table:table-cell office:value-type="float" office:value="104.87" calcext:value-type="float">
            <text:p>104.87</text:p>
          </table:table-cell>
          <table:table-cell office:value-type="float" office:value="2442.3" calcext:value-type="float">
            <text:p>2442.3</text:p>
          </table:table-cell>
          <table:table-cell office:value-type="float" office:value="2547.17" calcext:value-type="float">
            <text:p>2547.17</text:p>
          </table:table-cell>
          <table:table-cell office:value-type="float" office:value="0.3673" calcext:value-type="float">
            <text:p>0.3673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5579" calcext:value-type="float">
            <text:p>8.55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46" calcext:value-type="float">
            <text:p>4.246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32.8922" calcext:value-type="float">
            <text:p>32.8922</text:p>
          </table:table-cell>
          <table:table-cell office:value-type="float" office:value="32.8932" calcext:value-type="float">
            <text:p>32.8932</text:p>
          </table:table-cell>
          <table:table-cell office:value-type="float" office:value="125.77" calcext:value-type="float">
            <text:p>125.77</text:p>
          </table:table-cell>
          <table:table-cell office:value-type="float" office:value="2290.81" calcext:value-type="float">
            <text:p>2290.81</text:p>
          </table:table-cell>
          <table:table-cell office:value-type="float" office:value="2416.58" calcext:value-type="float">
            <text:p>2416.58</text:p>
          </table:table-cell>
          <table:table-cell office:value-type="float" office:value="125.77" calcext:value-type="float">
            <text:p>125.77</text:p>
          </table:table-cell>
          <table:table-cell office:value-type="float" office:value="2430.48" calcext:value-type="float">
            <text:p>2430.48</text:p>
          </table:table-cell>
          <table:table-cell office:value-type="float" office:value="2556.25" calcext:value-type="float">
            <text:p>2556.25</text:p>
          </table:table-cell>
          <table:table-cell office:value-type="float" office:value="0.4369" calcext:value-type="float">
            <text:p>0.4369</text:p>
          </table:table-cell>
          <table:table-cell office:value-type="float" office:value="8.0164" calcext:value-type="float">
            <text:p>8.0164</text:p>
          </table:table-cell>
          <table:table-cell office:value-type="float" office:value="8.4533" calcext:value-type="float">
            <text:p>8.45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628" calcext:value-type="float">
            <text:p>5.628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25.2148" calcext:value-type="float">
            <text:p>25.2148</text:p>
          </table:table-cell>
          <table:table-cell office:value-type="float" office:value="25.2158" calcext:value-type="float">
            <text:p>25.2158</text:p>
          </table:table-cell>
          <table:table-cell office:value-type="float" office:value="146.65" calcext:value-type="float">
            <text:p>146.65</text:p>
          </table:table-cell>
          <table:table-cell office:value-type="float" office:value="2276.71" calcext:value-type="float">
            <text:p>2276.71</text:p>
          </table:table-cell>
          <table:table-cell office:value-type="float" office:value="2423.36" calcext:value-type="float">
            <text:p>2423.36</text:p>
          </table:table-cell>
          <table:table-cell office:value-type="float" office:value="146.66" calcext:value-type="float">
            <text:p>146.66</text:p>
          </table:table-cell>
          <table:table-cell office:value-type="float" office:value="2418.62" calcext:value-type="float">
            <text:p>2418.62</text:p>
          </table:table-cell>
          <table:table-cell office:value-type="float" office:value="2565.28" calcext:value-type="float">
            <text:p>2565.28</text:p>
          </table:table-cell>
          <table:table-cell office:value-type="float" office:value="0.5052" calcext:value-type="float">
            <text:p>0.5052</text:p>
          </table:table-cell>
          <table:table-cell office:value-type="float" office:value="7.8478" calcext:value-type="float">
            <text:p>7.8478</text:p>
          </table:table-cell>
          <table:table-cell office:value-type="float" office:value="8.353" calcext:value-type="float">
            <text:p>8.3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384" calcext:value-type="float">
            <text:p>7.384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19.5219" calcext:value-type="float">
            <text:p>19.5219</text:p>
          </table:table-cell>
          <table:table-cell office:value-type="float" office:value="19.5229" calcext:value-type="float">
            <text:p>19.5229</text:p>
          </table:table-cell>
          <table:table-cell office:value-type="float" office:value="167.53" calcext:value-type="float">
            <text:p>167.53</text:p>
          </table:table-cell>
          <table:table-cell office:value-type="float" office:value="2262.57" calcext:value-type="float">
            <text:p>2262.57</text:p>
          </table:table-cell>
          <table:table-cell office:value-type="float" office:value="2430.11" calcext:value-type="float">
            <text:p>2430.11</text:p>
          </table:table-cell>
          <table:table-cell office:value-type="float" office:value="167.54" calcext:value-type="float">
            <text:p>167.54</text:p>
          </table:table-cell>
          <table:table-cell office:value-type="float" office:value="2406.72" calcext:value-type="float">
            <text:p>2406.72</text:p>
          </table:table-cell>
          <table:table-cell office:value-type="float" office:value="2574.26" calcext:value-type="float">
            <text:p>2574.26</text:p>
          </table:table-cell>
          <table:table-cell office:value-type="float" office:value="0.5724" calcext:value-type="float">
            <text:p>0.5724</text:p>
          </table:table-cell>
          <table:table-cell office:value-type="float" office:value="7.6845" calcext:value-type="float">
            <text:p>7.6845</text:p>
          </table:table-cell>
          <table:table-cell office:value-type="float" office:value="8.2569" calcext:value-type="float">
            <text:p>8.25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593" calcext:value-type="float">
            <text:p>9.593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15.2571" calcext:value-type="float">
            <text:p>15.2571</text:p>
          </table:table-cell>
          <table:table-cell office:value-type="float" office:value="15.2581" calcext:value-type="float">
            <text:p>15.2581</text:p>
          </table:table-cell>
          <table:table-cell office:value-type="float" office:value="188.41" calcext:value-type="float">
            <text:p>188.41</text:p>
          </table:table-cell>
          <table:table-cell office:value-type="float" office:value="2248.4" calcext:value-type="float">
            <text:p>2248.4</text:p>
          </table:table-cell>
          <table:table-cell office:value-type="float" office:value="2436.81" calcext:value-type="float">
            <text:p>2436.81</text:p>
          </table:table-cell>
          <table:table-cell office:value-type="float" office:value="188.42" calcext:value-type="float">
            <text:p>188.42</text:p>
          </table:table-cell>
          <table:table-cell office:value-type="float" office:value="2394.77" calcext:value-type="float">
            <text:p>2394.77</text:p>
          </table:table-cell>
          <table:table-cell office:value-type="float" office:value="2583.19" calcext:value-type="float">
            <text:p>2583.19</text:p>
          </table:table-cell>
          <table:table-cell office:value-type="float" office:value="0.6386" calcext:value-type="float">
            <text:p>0.6386</text:p>
          </table:table-cell>
          <table:table-cell office:value-type="float" office:value="7.5261" calcext:value-type="float">
            <text:p>7.5261</text:p>
          </table:table-cell>
          <table:table-cell office:value-type="float" office:value="8.1647" calcext:value-type="float">
            <text:p>8.16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35" calcext:value-type="float">
            <text:p>12.35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12.0308" calcext:value-type="float">
            <text:p>12.0308</text:p>
          </table:table-cell>
          <table:table-cell office:value-type="float" office:value="12.0318" calcext:value-type="float">
            <text:p>12.0318</text:p>
          </table:table-cell>
          <table:table-cell office:value-type="float" office:value="209.3" calcext:value-type="float">
            <text:p>209.3</text:p>
          </table:table-cell>
          <table:table-cell office:value-type="float" office:value="2234.17" calcext:value-type="float">
            <text:p>2234.17</text:p>
          </table:table-cell>
          <table:table-cell office:value-type="float" office:value="2443.47" calcext:value-type="float">
            <text:p>2443.47</text:p>
          </table:table-cell>
          <table:table-cell office:value-type="float" office:value="209.31" calcext:value-type="float">
            <text:p>209.31</text:p>
          </table:table-cell>
          <table:table-cell office:value-type="float" office:value="2382.75" calcext:value-type="float">
            <text:p>2382.75</text:p>
          </table:table-cell>
          <table:table-cell office:value-type="float" office:value="2592.06" calcext:value-type="float">
            <text:p>2592.06</text:p>
          </table:table-cell>
          <table:table-cell office:value-type="float" office:value="0.7037" calcext:value-type="float">
            <text:p>0.7037</text:p>
          </table:table-cell>
          <table:table-cell office:value-type="float" office:value="7.3725" calcext:value-type="float">
            <text:p>7.3725</text:p>
          </table:table-cell>
          <table:table-cell office:value-type="float" office:value="8.0762" calcext:value-type="float">
            <text:p>8.07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758" calcext:value-type="float">
            <text:p>15.758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9.56734" calcext:value-type="float">
            <text:p>9.56734</text:p>
          </table:table-cell>
          <table:table-cell office:value-type="float" office:value="9.56835" calcext:value-type="float">
            <text:p>9.56835</text:p>
          </table:table-cell>
          <table:table-cell office:value-type="float" office:value="230.19" calcext:value-type="float">
            <text:p>230.19</text:p>
          </table:table-cell>
          <table:table-cell office:value-type="float" office:value="2219.89" calcext:value-type="float">
            <text:p>2219.89</text:p>
          </table:table-cell>
          <table:table-cell office:value-type="float" office:value="2450.08" calcext:value-type="float">
            <text:p>2450.08</text:p>
          </table:table-cell>
          <table:table-cell office:value-type="float" office:value="230.2" calcext:value-type="float">
            <text:p>230.2</text:p>
          </table:table-cell>
          <table:table-cell office:value-type="float" office:value="2370.66" calcext:value-type="float">
            <text:p>2370.66</text:p>
          </table:table-cell>
          <table:table-cell office:value-type="float" office:value="2600.86" calcext:value-type="float">
            <text:p>2600.86</text:p>
          </table:table-cell>
          <table:table-cell office:value-type="float" office:value="0.7679" calcext:value-type="float">
            <text:p>0.7679</text:p>
          </table:table-cell>
          <table:table-cell office:value-type="float" office:value="7.2234" calcext:value-type="float">
            <text:p>7.2234</text:p>
          </table:table-cell>
          <table:table-cell office:value-type="float" office:value="7.9912" calcext:value-type="float">
            <text:p>7.99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41" calcext:value-type="float">
            <text:p>19.941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7.66969" calcext:value-type="float">
            <text:p>7.66969</text:p>
          </table:table-cell>
          <table:table-cell office:value-type="float" office:value="7.67071" calcext:value-type="float">
            <text:p>7.67071</text:p>
          </table:table-cell>
          <table:table-cell office:value-type="float" office:value="251.09" calcext:value-type="float">
            <text:p>251.09</text:p>
          </table:table-cell>
          <table:table-cell office:value-type="float" office:value="2205.54" calcext:value-type="float">
            <text:p>2205.54</text:p>
          </table:table-cell>
          <table:table-cell office:value-type="float" office:value="2456.63" calcext:value-type="float">
            <text:p>2456.63</text:p>
          </table:table-cell>
          <table:table-cell office:value-type="float" office:value="251.11" calcext:value-type="float">
            <text:p>251.11</text:p>
          </table:table-cell>
          <table:table-cell office:value-type="float" office:value="2358.48" calcext:value-type="float">
            <text:p>2358.48</text:p>
          </table:table-cell>
          <table:table-cell office:value-type="float" office:value="2609.59" calcext:value-type="float">
            <text:p>2609.59</text:p>
          </table:table-cell>
          <table:table-cell office:value-type="float" office:value="0.8311" calcext:value-type="float">
            <text:p>0.8311</text:p>
          </table:table-cell>
          <table:table-cell office:value-type="float" office:value="7.0784" calcext:value-type="float">
            <text:p>7.0784</text:p>
          </table:table-cell>
          <table:table-cell office:value-type="float" office:value="7.9095" calcext:value-type="float">
            <text:p>7.90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03" calcext:value-type="float">
            <text:p>25.0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6.19554" calcext:value-type="float">
            <text:p>6.19554</text:p>
          </table:table-cell>
          <table:table-cell office:value-type="float" office:value="6.19656" calcext:value-type="float">
            <text:p>6.19656</text:p>
          </table:table-cell>
          <table:table-cell office:value-type="float" office:value="272" calcext:value-type="float">
            <text:p>272</text:p>
          </table:table-cell>
          <table:table-cell office:value-type="float" office:value="2191.12" calcext:value-type="float">
            <text:p>2191.12</text:p>
          </table:table-cell>
          <table:table-cell office:value-type="float" office:value="2463.12" calcext:value-type="float">
            <text:p>2463.12</text:p>
          </table:table-cell>
          <table:table-cell office:value-type="float" office:value="272.03" calcext:value-type="float">
            <text:p>272.03</text:p>
          </table:table-cell>
          <table:table-cell office:value-type="float" office:value="2346.21" calcext:value-type="float">
            <text:p>2346.21</text:p>
          </table:table-cell>
          <table:table-cell office:value-type="float" office:value="2618.24" calcext:value-type="float">
            <text:p>2618.24</text:p>
          </table:table-cell>
          <table:table-cell office:value-type="float" office:value="0.8934" calcext:value-type="float">
            <text:p>0.8934</text:p>
          </table:table-cell>
          <table:table-cell office:value-type="float" office:value="6.9375" calcext:value-type="float">
            <text:p>6.9375</text:p>
          </table:table-cell>
          <table:table-cell office:value-type="float" office:value="7.8309" calcext:value-type="float">
            <text:p>7.83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.19" calcext:value-type="float">
            <text:p>31.19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5.04114" calcext:value-type="float">
            <text:p>5.04114</text:p>
          </table:table-cell>
          <table:table-cell office:value-type="float" office:value="5.04217" calcext:value-type="float">
            <text:p>5.04217</text:p>
          </table:table-cell>
          <table:table-cell office:value-type="float" office:value="292.93" calcext:value-type="float">
            <text:p>292.93</text:p>
          </table:table-cell>
          <table:table-cell office:value-type="float" office:value="2176.62" calcext:value-type="float">
            <text:p>2176.62</text:p>
          </table:table-cell>
          <table:table-cell office:value-type="float" office:value="2469.55" calcext:value-type="float">
            <text:p>2469.55</text:p>
          </table:table-cell>
          <table:table-cell office:value-type="float" office:value="292.96" calcext:value-type="float">
            <text:p>292.96</text:p>
          </table:table-cell>
          <table:table-cell office:value-type="float" office:value="2333.85" calcext:value-type="float">
            <text:p>2333.85</text:p>
          </table:table-cell>
          <table:table-cell office:value-type="float" office:value="2626.8" calcext:value-type="float">
            <text:p>2626.8</text:p>
          </table:table-cell>
          <table:table-cell office:value-type="float" office:value="0.9548" calcext:value-type="float">
            <text:p>0.9548</text:p>
          </table:table-cell>
          <table:table-cell office:value-type="float" office:value="6.8004" calcext:value-type="float">
            <text:p>6.8004</text:p>
          </table:table-cell>
          <table:table-cell office:value-type="float" office:value="7.7552" calcext:value-type="float">
            <text:p>7.75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.58" calcext:value-type="float">
            <text:p>38.58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4.13021" calcext:value-type="float">
            <text:p>4.13021</text:p>
          </table:table-cell>
          <table:table-cell office:value-type="float" office:value="4.13123" calcext:value-type="float">
            <text:p>4.13123</text:p>
          </table:table-cell>
          <table:table-cell office:value-type="float" office:value="313.87" calcext:value-type="float">
            <text:p>313.87</text:p>
          </table:table-cell>
          <table:table-cell office:value-type="float" office:value="2162.03" calcext:value-type="float">
            <text:p>2162.03</text:p>
          </table:table-cell>
          <table:table-cell office:value-type="float" office:value="2475.91" calcext:value-type="float">
            <text:p>2475.91</text:p>
          </table:table-cell>
          <table:table-cell office:value-type="float" office:value="313.91" calcext:value-type="float">
            <text:p>313.91</text:p>
          </table:table-cell>
          <table:table-cell office:value-type="float" office:value="2321.37" calcext:value-type="float">
            <text:p>2321.37</text:p>
          </table:table-cell>
          <table:table-cell office:value-type="float" office:value="2635.28" calcext:value-type="float">
            <text:p>2635.28</text:p>
          </table:table-cell>
          <table:table-cell office:value-type="float" office:value="1.0154" calcext:value-type="float">
            <text:p>1.0154</text:p>
          </table:table-cell>
          <table:table-cell office:value-type="float" office:value="6.667" calcext:value-type="float">
            <text:p>6.667</text:p>
          </table:table-cell>
          <table:table-cell office:value-type="float" office:value="7.6824" calcext:value-type="float">
            <text:p>7.68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.39" calcext:value-type="float">
            <text:p>47.39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3.40612" calcext:value-type="float">
            <text:p>3.40612</text:p>
          </table:table-cell>
          <table:table-cell office:value-type="float" office:value="3.40715" calcext:value-type="float">
            <text:p>3.40715</text:p>
          </table:table-cell>
          <table:table-cell office:value-type="float" office:value="334.84" calcext:value-type="float">
            <text:p>334.84</text:p>
          </table:table-cell>
          <table:table-cell office:value-type="float" office:value="2147.36" calcext:value-type="float">
            <text:p>2147.36</text:p>
          </table:table-cell>
          <table:table-cell office:value-type="float" office:value="2482.19" calcext:value-type="float">
            <text:p>2482.19</text:p>
          </table:table-cell>
          <table:table-cell office:value-type="float" office:value="334.88" calcext:value-type="float">
            <text:p>334.88</text:p>
          </table:table-cell>
          <table:table-cell office:value-type="float" office:value="2308.77" calcext:value-type="float">
            <text:p>2308.77</text:p>
          </table:table-cell>
          <table:table-cell office:value-type="float" office:value="2643.66" calcext:value-type="float">
            <text:p>2643.66</text:p>
          </table:table-cell>
          <table:table-cell office:value-type="float" office:value="1.0752" calcext:value-type="float">
            <text:p>1.0752</text:p>
          </table:table-cell>
          <table:table-cell office:value-type="float" office:value="6.5369" calcext:value-type="float">
            <text:p>6.5369</text:p>
          </table:table-cell>
          <table:table-cell office:value-type="float" office:value="7.6121" calcext:value-type="float">
            <text:p>7.61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.83" calcext:value-type="float">
            <text:p>57.83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2.82654" calcext:value-type="float">
            <text:p>2.82654</text:p>
          </table:table-cell>
          <table:table-cell office:value-type="float" office:value="2.82757" calcext:value-type="float">
            <text:p>2.82757</text:p>
          </table:table-cell>
          <table:table-cell office:value-type="float" office:value="355.82" calcext:value-type="float">
            <text:p>355.82</text:p>
          </table:table-cell>
          <table:table-cell office:value-type="float" office:value="2132.58" calcext:value-type="float">
            <text:p>2132.58</text:p>
          </table:table-cell>
          <table:table-cell office:value-type="float" office:value="2488.4" calcext:value-type="float">
            <text:p>2488.4</text:p>
          </table:table-cell>
          <table:table-cell office:value-type="float" office:value="355.88" calcext:value-type="float">
            <text:p>355.88</text:p>
          </table:table-cell>
          <table:table-cell office:value-type="float" office:value="2296.05" calcext:value-type="float">
            <text:p>2296.05</text:p>
          </table:table-cell>
          <table:table-cell office:value-type="float" office:value="2651.93" calcext:value-type="float">
            <text:p>2651.93</text:p>
          </table:table-cell>
          <table:table-cell office:value-type="float" office:value="1.1342" calcext:value-type="float">
            <text:p>1.1342</text:p>
          </table:table-cell>
          <table:table-cell office:value-type="float" office:value="6.4102" calcext:value-type="float">
            <text:p>6.4102</text:p>
          </table:table-cell>
          <table:table-cell office:value-type="float" office:value="7.5444" calcext:value-type="float">
            <text:p>7.54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14" calcext:value-type="float">
            <text:p>70.14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2.35953" calcext:value-type="float">
            <text:p>2.35953</text:p>
          </table:table-cell>
          <table:table-cell office:value-type="float" office:value="2.36056" calcext:value-type="float">
            <text:p>2.36056</text:p>
          </table:table-cell>
          <table:table-cell office:value-type="float" office:value="376.82" calcext:value-type="float">
            <text:p>376.82</text:p>
          </table:table-cell>
          <table:table-cell office:value-type="float" office:value="2117.7" calcext:value-type="float">
            <text:p>2117.7</text:p>
          </table:table-cell>
          <table:table-cell office:value-type="float" office:value="2494.52" calcext:value-type="float">
            <text:p>2494.52</text:p>
          </table:table-cell>
          <table:table-cell office:value-type="float" office:value="376.9" calcext:value-type="float">
            <text:p>376.9</text:p>
          </table:table-cell>
          <table:table-cell office:value-type="float" office:value="2283.19" calcext:value-type="float">
            <text:p>2283.19</text:p>
          </table:table-cell>
          <table:table-cell office:value-type="float" office:value="2660.09" calcext:value-type="float">
            <text:p>2660.09</text:p>
          </table:table-cell>
          <table:table-cell office:value-type="float" office:value="1.1924" calcext:value-type="float">
            <text:p>1.1924</text:p>
          </table:table-cell>
          <table:table-cell office:value-type="float" office:value="6.2866" calcext:value-type="float">
            <text:p>6.2866</text:p>
          </table:table-cell>
          <table:table-cell office:value-type="float" office:value="7.479" calcext:value-type="float">
            <text:p>7.4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.55" calcext:value-type="float">
            <text:p>84.55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1.98082" calcext:value-type="float">
            <text:p>1.98082</text:p>
          </table:table-cell>
          <table:table-cell office:value-type="float" office:value="1.98186" calcext:value-type="float">
            <text:p>1.98186</text:p>
          </table:table-cell>
          <table:table-cell office:value-type="float" office:value="397.86" calcext:value-type="float">
            <text:p>397.86</text:p>
          </table:table-cell>
          <table:table-cell office:value-type="float" office:value="2102.7" calcext:value-type="float">
            <text:p>2102.7</text:p>
          </table:table-cell>
          <table:table-cell office:value-type="float" office:value="2500.56" calcext:value-type="float">
            <text:p>2500.56</text:p>
          </table:table-cell>
          <table:table-cell office:value-type="float" office:value="397.94" calcext:value-type="float">
            <text:p>397.94</text:p>
          </table:table-cell>
          <table:table-cell office:value-type="float" office:value="2270.19" calcext:value-type="float">
            <text:p>2270.19</text:p>
          </table:table-cell>
          <table:table-cell office:value-type="float" office:value="2668.13" calcext:value-type="float">
            <text:p>2668.13</text:p>
          </table:table-cell>
          <table:table-cell office:value-type="float" office:value="1.25" calcext:value-type="float">
            <text:p>1.25</text:p>
          </table:table-cell>
          <table:table-cell office:value-type="float" office:value="6.1659" calcext:value-type="float">
            <text:p>6.1659</text:p>
          </table:table-cell>
          <table:table-cell office:value-type="float" office:value="7.4158" calcext:value-type="float">
            <text:p>7.4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.3" calcext:value-type="float">
            <text:p>101.3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1.67185" calcext:value-type="float">
            <text:p>1.67185</text:p>
          </table:table-cell>
          <table:table-cell office:value-type="float" office:value="1.6729" calcext:value-type="float">
            <text:p>1.6729</text:p>
          </table:table-cell>
          <table:table-cell office:value-type="float" office:value="418.91" calcext:value-type="float">
            <text:p>418.91</text:p>
          </table:table-cell>
          <table:table-cell office:value-type="float" office:value="2087.58" calcext:value-type="float">
            <text:p>2087.58</text:p>
          </table:table-cell>
          <table:table-cell office:value-type="float" office:value="2506.5" calcext:value-type="float">
            <text:p>2506.5</text:p>
          </table:table-cell>
          <table:table-cell office:value-type="float" office:value="419.02" calcext:value-type="float">
            <text:p>419.02</text:p>
          </table:table-cell>
          <table:table-cell office:value-type="float" office:value="2257.03" calcext:value-type="float">
            <text:p>2257.03</text:p>
          </table:table-cell>
          <table:table-cell office:value-type="float" office:value="2676.05" calcext:value-type="float">
            <text:p>2676.05</text:p>
          </table:table-cell>
          <table:table-cell office:value-type="float" office:value="1.3068" calcext:value-type="float">
            <text:p>1.3068</text:p>
          </table:table-cell>
          <table:table-cell office:value-type="float" office:value="6.048" calcext:value-type="float">
            <text:p>6.048</text:p>
          </table:table-cell>
          <table:table-cell office:value-type="float" office:value="7.3548" calcext:value-type="float">
            <text:p>7.35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0.8" calcext:value-type="float">
            <text:p>120.8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1.41831" calcext:value-type="float">
            <text:p>1.41831</text:p>
          </table:table-cell>
          <table:table-cell office:value-type="float" office:value="1.41936" calcext:value-type="float">
            <text:p>1.41936</text:p>
          </table:table-cell>
          <table:table-cell office:value-type="float" office:value="440" calcext:value-type="float">
            <text:p>440</text:p>
          </table:table-cell>
          <table:table-cell office:value-type="float" office:value="2072.34" calcext:value-type="float">
            <text:p>2072.34</text:p>
          </table:table-cell>
          <table:table-cell office:value-type="float" office:value="2512.34" calcext:value-type="float">
            <text:p>2512.34</text:p>
          </table:table-cell>
          <table:table-cell office:value-type="float" office:value="440.13" calcext:value-type="float">
            <text:p>440.13</text:p>
          </table:table-cell>
          <table:table-cell office:value-type="float" office:value="2243.7" calcext:value-type="float">
            <text:p>2243.7</text:p>
          </table:table-cell>
          <table:table-cell office:value-type="float" office:value="2683.83" calcext:value-type="float">
            <text:p>2683.83</text:p>
          </table:table-cell>
          <table:table-cell office:value-type="float" office:value="1.3629" calcext:value-type="float">
            <text:p>1.3629</text:p>
          </table:table-cell>
          <table:table-cell office:value-type="float" office:value="5.9328" calcext:value-type="float">
            <text:p>5.9328</text:p>
          </table:table-cell>
          <table:table-cell office:value-type="float" office:value="7.2958" calcext:value-type="float">
            <text:p>7.29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3.3" calcext:value-type="float">
            <text:p>143.3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1.20909" calcext:value-type="float">
            <text:p>1.20909</text:p>
          </table:table-cell>
          <table:table-cell office:value-type="float" office:value="1.21014" calcext:value-type="float">
            <text:p>1.21014</text:p>
          </table:table-cell>
          <table:table-cell office:value-type="float" office:value="461.12" calcext:value-type="float">
            <text:p>461.12</text:p>
          </table:table-cell>
          <table:table-cell office:value-type="float" office:value="2056.96" calcext:value-type="float">
            <text:p>2056.96</text:p>
          </table:table-cell>
          <table:table-cell office:value-type="float" office:value="2518.09" calcext:value-type="float">
            <text:p>2518.09</text:p>
          </table:table-cell>
          <table:table-cell office:value-type="float" office:value="461.27" calcext:value-type="float">
            <text:p>461.27</text:p>
          </table:table-cell>
          <table:table-cell office:value-type="float" office:value="2230.2" calcext:value-type="float">
            <text:p>2230.2</text:p>
          </table:table-cell>
          <table:table-cell office:value-type="float" office:value="2691.47" calcext:value-type="float">
            <text:p>2691.47</text:p>
          </table:table-cell>
          <table:table-cell office:value-type="float" office:value="1.4184" calcext:value-type="float">
            <text:p>1.4184</text:p>
          </table:table-cell>
          <table:table-cell office:value-type="float" office:value="5.8202" calcext:value-type="float">
            <text:p>5.8202</text:p>
          </table:table-cell>
          <table:table-cell office:value-type="float" office:value="7.2386" calcext:value-type="float">
            <text:p>7.23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9.1" calcext:value-type="float">
            <text:p>169.1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1.03552" calcext:value-type="float">
            <text:p>1.03552</text:p>
          </table:table-cell>
          <table:table-cell office:value-type="float" office:value="1.03658" calcext:value-type="float">
            <text:p>1.03658</text:p>
          </table:table-cell>
          <table:table-cell office:value-type="float" office:value="482.28" calcext:value-type="float">
            <text:p>482.28</text:p>
          </table:table-cell>
          <table:table-cell office:value-type="float" office:value="2041.44" calcext:value-type="float">
            <text:p>2041.44</text:p>
          </table:table-cell>
          <table:table-cell office:value-type="float" office:value="2523.72" calcext:value-type="float">
            <text:p>2523.72</text:p>
          </table:table-cell>
          <table:table-cell office:value-type="float" office:value="482.46" calcext:value-type="float">
            <text:p>482.46</text:p>
          </table:table-cell>
          <table:table-cell office:value-type="float" office:value="2216.5" calcext:value-type="float">
            <text:p>2216.5</text:p>
          </table:table-cell>
          <table:table-cell office:value-type="float" office:value="2698.96" calcext:value-type="float">
            <text:p>2698.96</text:p>
          </table:table-cell>
          <table:table-cell office:value-type="float" office:value="1.4733" calcext:value-type="float">
            <text:p>1.4733</text:p>
          </table:table-cell>
          <table:table-cell office:value-type="float" office:value="5.71" calcext:value-type="float">
            <text:p>5.71</text:p>
          </table:table-cell>
          <table:table-cell office:value-type="float" office:value="7.1832" calcext:value-type="float">
            <text:p>7.18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8.5" calcext:value-type="float">
            <text:p>198.5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9186" calcext:value-type="float">
            <text:p>0.89186</text:p>
          </table:table-cell>
          <table:table-cell office:value-type="float" office:value="503.48" calcext:value-type="float">
            <text:p>503.48</text:p>
          </table:table-cell>
          <table:table-cell office:value-type="float" office:value="2025.76" calcext:value-type="float">
            <text:p>2025.76</text:p>
          </table:table-cell>
          <table:table-cell office:value-type="float" office:value="2529.24" calcext:value-type="float">
            <text:p>2529.24</text:p>
          </table:table-cell>
          <table:table-cell office:value-type="float" office:value="503.69" calcext:value-type="float">
            <text:p>503.69</text:p>
          </table:table-cell>
          <table:table-cell office:value-type="float" office:value="2202.61" calcext:value-type="float">
            <text:p>2202.61</text:p>
          </table:table-cell>
          <table:table-cell office:value-type="float" office:value="2706.3" calcext:value-type="float">
            <text:p>2706.3</text:p>
          </table:table-cell>
          <table:table-cell office:value-type="float" office:value="1.5275" calcext:value-type="float">
            <text:p>1.5275</text:p>
          </table:table-cell>
          <table:table-cell office:value-type="float" office:value="5.602" calcext:value-type="float">
            <text:p>5.602</text:p>
          </table:table-cell>
          <table:table-cell office:value-type="float" office:value="7.1295" calcext:value-type="float">
            <text:p>7.12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2.1" calcext:value-type="float">
            <text:p>232.1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76953" calcext:value-type="float">
            <text:p>0.76953</text:p>
          </table:table-cell>
          <table:table-cell office:value-type="float" office:value="0.77059" calcext:value-type="float">
            <text:p>0.77059</text:p>
          </table:table-cell>
          <table:table-cell office:value-type="float" office:value="524.72" calcext:value-type="float">
            <text:p>524.72</text:p>
          </table:table-cell>
          <table:table-cell office:value-type="float" office:value="2009.91" calcext:value-type="float">
            <text:p>2009.91</text:p>
          </table:table-cell>
          <table:table-cell office:value-type="float" office:value="2534.63" calcext:value-type="float">
            <text:p>2534.63</text:p>
          </table:table-cell>
          <table:table-cell office:value-type="float" office:value="524.96" calcext:value-type="float">
            <text:p>524.96</text:p>
          </table:table-cell>
          <table:table-cell office:value-type="float" office:value="2188.5" calcext:value-type="float">
            <text:p>2188.5</text:p>
          </table:table-cell>
          <table:table-cell office:value-type="float" office:value="2713.46" calcext:value-type="float">
            <text:p>2713.46</text:p>
          </table:table-cell>
          <table:table-cell office:value-type="float" office:value="1.5812" calcext:value-type="float">
            <text:p>1.5812</text:p>
          </table:table-cell>
          <table:table-cell office:value-type="float" office:value="5.4962" calcext:value-type="float">
            <text:p>5.4962</text:p>
          </table:table-cell>
          <table:table-cell office:value-type="float" office:value="7.0774" calcext:value-type="float">
            <text:p>7.07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0.1" calcext:value-type="float">
            <text:p>270.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66744" calcext:value-type="float">
            <text:p>0.66744</text:p>
          </table:table-cell>
          <table:table-cell office:value-type="float" office:value="0.6685" calcext:value-type="float">
            <text:p>0.6685</text:p>
          </table:table-cell>
          <table:table-cell office:value-type="float" office:value="546" calcext:value-type="float">
            <text:p>546</text:p>
          </table:table-cell>
          <table:table-cell office:value-type="float" office:value="1993.9" calcext:value-type="float">
            <text:p>1993.9</text:p>
          </table:table-cell>
          <table:table-cell office:value-type="float" office:value="2539.9" calcext:value-type="float">
            <text:p>2539.9</text:p>
          </table:table-cell>
          <table:table-cell office:value-type="float" office:value="546.29" calcext:value-type="float">
            <text:p>546.29</text:p>
          </table:table-cell>
          <table:table-cell office:value-type="float" office:value="2174.16" calcext:value-type="float">
            <text:p>2174.16</text:p>
          </table:table-cell>
          <table:table-cell office:value-type="float" office:value="2720.46" calcext:value-type="float">
            <text:p>2720.46</text:p>
          </table:table-cell>
          <table:table-cell office:value-type="float" office:value="1.6343" calcext:value-type="float">
            <text:p>1.6343</text:p>
          </table:table-cell>
          <table:table-cell office:value-type="float" office:value="5.3925" calcext:value-type="float">
            <text:p>5.3925</text:p>
          </table:table-cell>
          <table:table-cell office:value-type="float" office:value="7.0269" calcext:value-type="float">
            <text:p>7.02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13" calcext:value-type="float">
            <text:p>313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58217" calcext:value-type="float">
            <text:p>0.58217</text:p>
          </table:table-cell>
          <table:table-cell office:value-type="float" office:value="567.34" calcext:value-type="float">
            <text:p>567.34</text:p>
          </table:table-cell>
          <table:table-cell office:value-type="float" office:value="1977.69" calcext:value-type="float">
            <text:p>1977.69</text:p>
          </table:table-cell>
          <table:table-cell office:value-type="float" office:value="2545.03" calcext:value-type="float">
            <text:p>2545.03</text:p>
          </table:table-cell>
          <table:table-cell office:value-type="float" office:value="567.67" calcext:value-type="float">
            <text:p>567.67</text:p>
          </table:table-cell>
          <table:table-cell office:value-type="float" office:value="2159.59" calcext:value-type="float">
            <text:p>2159.59</text:p>
          </table:table-cell>
          <table:table-cell office:value-type="float" office:value="2727.26" calcext:value-type="float">
            <text:p>2727.26</text:p>
          </table:table-cell>
          <table:table-cell office:value-type="float" office:value="1.6869" calcext:value-type="float">
            <text:p>1.6869</text:p>
          </table:table-cell>
          <table:table-cell office:value-type="float" office:value="5.2907" calcext:value-type="float">
            <text:p>5.2907</text:p>
          </table:table-cell>
          <table:table-cell office:value-type="float" office:value="6.9777" calcext:value-type="float">
            <text:p>6.97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1.3" calcext:value-type="float">
            <text:p>361.3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50777" calcext:value-type="float">
            <text:p>0.50777</text:p>
          </table:table-cell>
          <table:table-cell office:value-type="float" office:value="0.50885" calcext:value-type="float">
            <text:p>0.50885</text:p>
          </table:table-cell>
          <table:table-cell office:value-type="float" office:value="588.72" calcext:value-type="float">
            <text:p>588.72</text:p>
          </table:table-cell>
          <table:table-cell office:value-type="float" office:value="1961.3" calcext:value-type="float">
            <text:p>1961.3</text:p>
          </table:table-cell>
          <table:table-cell office:value-type="float" office:value="2550.02" calcext:value-type="float">
            <text:p>2550.02</text:p>
          </table:table-cell>
          <table:table-cell office:value-type="float" office:value="589.11" calcext:value-type="float">
            <text:p>589.11</text:p>
          </table:table-cell>
          <table:table-cell office:value-type="float" office:value="2144.75" calcext:value-type="float">
            <text:p>2144.75</text:p>
          </table:table-cell>
          <table:table-cell office:value-type="float" office:value="2733.87" calcext:value-type="float">
            <text:p>2733.87</text:p>
          </table:table-cell>
          <table:table-cell office:value-type="float" office:value="1.739" calcext:value-type="float">
            <text:p>1.739</text:p>
          </table:table-cell>
          <table:table-cell office:value-type="float" office:value="5.1908" calcext:value-type="float">
            <text:p>5.1908</text:p>
          </table:table-cell>
          <table:table-cell office:value-type="float" office:value="6.9298" calcext:value-type="float">
            <text:p>6.92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15.4" calcext:value-type="float">
            <text:p>415.4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44524" calcext:value-type="float">
            <text:p>0.44524</text:p>
          </table:table-cell>
          <table:table-cell office:value-type="float" office:value="0.44632" calcext:value-type="float">
            <text:p>0.44632</text:p>
          </table:table-cell>
          <table:table-cell office:value-type="float" office:value="610.16" calcext:value-type="float">
            <text:p>610.16</text:p>
          </table:table-cell>
          <table:table-cell office:value-type="float" office:value="1944.69" calcext:value-type="float">
            <text:p>1944.69</text:p>
          </table:table-cell>
          <table:table-cell office:value-type="float" office:value="2554.86" calcext:value-type="float">
            <text:p>2554.86</text:p>
          </table:table-cell>
          <table:table-cell office:value-type="float" office:value="610.61" calcext:value-type="float">
            <text:p>610.61</text:p>
          </table:table-cell>
          <table:table-cell office:value-type="float" office:value="2129.65" calcext:value-type="float">
            <text:p>2129.65</text:p>
          </table:table-cell>
          <table:table-cell office:value-type="float" office:value="2740.26" calcext:value-type="float">
            <text:p>2740.26</text:p>
          </table:table-cell>
          <table:table-cell office:value-type="float" office:value="1.7906" calcext:value-type="float">
            <text:p>1.7906</text:p>
          </table:table-cell>
          <table:table-cell office:value-type="float" office:value="5.0926" calcext:value-type="float">
            <text:p>5.0926</text:p>
          </table:table-cell>
          <table:table-cell office:value-type="float" office:value="6.8832" calcext:value-type="float">
            <text:p>6.88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5.9" calcext:value-type="float">
            <text:p>475.9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39169" calcext:value-type="float">
            <text:p>0.39169</text:p>
          </table:table-cell>
          <table:table-cell office:value-type="float" office:value="0.39278" calcext:value-type="float">
            <text:p>0.39278</text:p>
          </table:table-cell>
          <table:table-cell office:value-type="float" office:value="631.66" calcext:value-type="float">
            <text:p>631.66</text:p>
          </table:table-cell>
          <table:table-cell office:value-type="float" office:value="1927.87" calcext:value-type="float">
            <text:p>1927.87</text:p>
          </table:table-cell>
          <table:table-cell office:value-type="float" office:value="2559.54" calcext:value-type="float">
            <text:p>2559.54</text:p>
          </table:table-cell>
          <table:table-cell office:value-type="float" office:value="632.18" calcext:value-type="float">
            <text:p>632.18</text:p>
          </table:table-cell>
          <table:table-cell office:value-type="float" office:value="2114.26" calcext:value-type="float">
            <text:p>2114.26</text:p>
          </table:table-cell>
          <table:table-cell office:value-type="float" office:value="2746.44" calcext:value-type="float">
            <text:p>2746.44</text:p>
          </table:table-cell>
          <table:table-cell office:value-type="float" office:value="1.8417" calcext:value-type="float">
            <text:p>1.8417</text:p>
          </table:table-cell>
          <table:table-cell office:value-type="float" office:value="4.996" calcext:value-type="float">
            <text:p>4.996</text:p>
          </table:table-cell>
          <table:table-cell office:value-type="float" office:value="6.8378" calcext:value-type="float">
            <text:p>6.83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3.1" calcext:value-type="float">
            <text:p>543.1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34566" calcext:value-type="float">
            <text:p>0.34566</text:p>
          </table:table-cell>
          <table:table-cell office:value-type="float" office:value="0.34676" calcext:value-type="float">
            <text:p>0.34676</text:p>
          </table:table-cell>
          <table:table-cell office:value-type="float" office:value="653.23" calcext:value-type="float">
            <text:p>653.23</text:p>
          </table:table-cell>
          <table:table-cell office:value-type="float" office:value="1910.82" calcext:value-type="float">
            <text:p>1910.82</text:p>
          </table:table-cell>
          <table:table-cell office:value-type="float" office:value="2564.04" calcext:value-type="float">
            <text:p>2564.04</text:p>
          </table:table-cell>
          <table:table-cell office:value-type="float" office:value="653.82" calcext:value-type="float">
            <text:p>653.82</text:p>
          </table:table-cell>
          <table:table-cell office:value-type="float" office:value="2098.56" calcext:value-type="float">
            <text:p>2098.56</text:p>
          </table:table-cell>
          <table:table-cell office:value-type="float" office:value="2752.39" calcext:value-type="float">
            <text:p>2752.39</text:p>
          </table:table-cell>
          <table:table-cell office:value-type="float" office:value="1.8924" calcext:value-type="float">
            <text:p>1.8924</text:p>
          </table:table-cell>
          <table:table-cell office:value-type="float" office:value="4.901" calcext:value-type="float">
            <text:p>4.901</text:p>
          </table:table-cell>
          <table:table-cell office:value-type="float" office:value="6.7934" calcext:value-type="float">
            <text:p>6.79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7.8" calcext:value-type="float">
            <text:p>617.8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30596" calcext:value-type="float">
            <text:p>0.30596</text:p>
          </table:table-cell>
          <table:table-cell office:value-type="float" office:value="0.30706" calcext:value-type="float">
            <text:p>0.30706</text:p>
          </table:table-cell>
          <table:table-cell office:value-type="float" office:value="674.85" calcext:value-type="float">
            <text:p>674.85</text:p>
          </table:table-cell>
          <table:table-cell office:value-type="float" office:value="1893.52" calcext:value-type="float">
            <text:p>1893.52</text:p>
          </table:table-cell>
          <table:table-cell office:value-type="float" office:value="2568.37" calcext:value-type="float">
            <text:p>2568.37</text:p>
          </table:table-cell>
          <table:table-cell office:value-type="float" office:value="675.53" calcext:value-type="float">
            <text:p>675.53</text:p>
          </table:table-cell>
          <table:table-cell office:value-type="float" office:value="2082.55" calcext:value-type="float">
            <text:p>2082.55</text:p>
          </table:table-cell>
          <table:table-cell office:value-type="float" office:value="2758.09" calcext:value-type="float">
            <text:p>2758.09</text:p>
          </table:table-cell>
          <table:table-cell office:value-type="float" office:value="1.9426" calcext:value-type="float">
            <text:p>1.9426</text:p>
          </table:table-cell>
          <table:table-cell office:value-type="float" office:value="4.8075" calcext:value-type="float">
            <text:p>4.8075</text:p>
          </table:table-cell>
          <table:table-cell office:value-type="float" office:value="6.7501" calcext:value-type="float">
            <text:p>6.75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0.5" calcext:value-type="float">
            <text:p>700.5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27158" calcext:value-type="float">
            <text:p>0.27158</text:p>
          </table:table-cell>
          <table:table-cell office:value-type="float" office:value="0.27269" calcext:value-type="float">
            <text:p>0.27269</text:p>
          </table:table-cell>
          <table:table-cell office:value-type="float" office:value="696.55" calcext:value-type="float">
            <text:p>696.55</text:p>
          </table:table-cell>
          <table:table-cell office:value-type="float" office:value="1875.97" calcext:value-type="float">
            <text:p>1875.97</text:p>
          </table:table-cell>
          <table:table-cell office:value-type="float" office:value="2572.51" calcext:value-type="float">
            <text:p>2572.51</text:p>
          </table:table-cell>
          <table:table-cell office:value-type="float" office:value="697.32" calcext:value-type="float">
            <text:p>697.32</text:p>
          </table:table-cell>
          <table:table-cell office:value-type="float" office:value="2066.2" calcext:value-type="float">
            <text:p>2066.2</text:p>
          </table:table-cell>
          <table:table-cell office:value-type="float" office:value="2763.53" calcext:value-type="float">
            <text:p>2763.53</text:p>
          </table:table-cell>
          <table:table-cell office:value-type="float" office:value="1.9924" calcext:value-type="float">
            <text:p>1.9924</text:p>
          </table:table-cell>
          <table:table-cell office:value-type="float" office:value="4.7153" calcext:value-type="float">
            <text:p>4.7153</text:p>
          </table:table-cell>
          <table:table-cell office:value-type="float" office:value="6.7078" calcext:value-type="float">
            <text:p>6.70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91.7" calcext:value-type="float">
            <text:p>791.7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24283" calcext:value-type="float">
            <text:p>0.24283</text:p>
          </table:table-cell>
          <table:table-cell office:value-type="float" office:value="718.31" calcext:value-type="float">
            <text:p>718.31</text:p>
          </table:table-cell>
          <table:table-cell office:value-type="float" office:value="1858.14" calcext:value-type="float">
            <text:p>1858.14</text:p>
          </table:table-cell>
          <table:table-cell office:value-type="float" office:value="2576.46" calcext:value-type="float">
            <text:p>2576.46</text:p>
          </table:table-cell>
          <table:table-cell office:value-type="float" office:value="719.2" calcext:value-type="float">
            <text:p>719.2</text:p>
          </table:table-cell>
          <table:table-cell office:value-type="float" office:value="2049.5" calcext:value-type="float">
            <text:p>2049.5</text:p>
          </table:table-cell>
          <table:table-cell office:value-type="float" office:value="2768.7" calcext:value-type="float">
            <text:p>2768.7</text:p>
          </table:table-cell>
          <table:table-cell office:value-type="float" office:value="2.0418" calcext:value-type="float">
            <text:p>2.0418</text:p>
          </table:table-cell>
          <table:table-cell office:value-type="float" office:value="4.6244" calcext:value-type="float">
            <text:p>4.6244</text:p>
          </table:table-cell>
          <table:table-cell office:value-type="float" office:value="6.6663" calcext:value-type="float">
            <text:p>6.66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92" calcext:value-type="float">
            <text:p>892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21568" calcext:value-type="float">
            <text:p>0.21568</text:p>
          </table:table-cell>
          <table:table-cell office:value-type="float" office:value="0.2168" calcext:value-type="float">
            <text:p>0.2168</text:p>
          </table:table-cell>
          <table:table-cell office:value-type="float" office:value="740.16" calcext:value-type="float">
            <text:p>740.16</text:p>
          </table:table-cell>
          <table:table-cell office:value-type="float" office:value="1840.03" calcext:value-type="float">
            <text:p>1840.03</text:p>
          </table:table-cell>
          <table:table-cell office:value-type="float" office:value="2580.19" calcext:value-type="float">
            <text:p>2580.19</text:p>
          </table:table-cell>
          <table:table-cell office:value-type="float" office:value="741.16" calcext:value-type="float">
            <text:p>741.16</text:p>
          </table:table-cell>
          <table:table-cell office:value-type="float" office:value="2032.42" calcext:value-type="float">
            <text:p>2032.42</text:p>
          </table:table-cell>
          <table:table-cell office:value-type="float" office:value="2773.58" calcext:value-type="float">
            <text:p>2773.58</text:p>
          </table:table-cell>
          <table:table-cell office:value-type="float" office:value="2.0909" calcext:value-type="float">
            <text:p>2.0909</text:p>
          </table:table-cell>
          <table:table-cell office:value-type="float" office:value="4.5347" calcext:value-type="float">
            <text:p>4.5347</text:p>
          </table:table-cell>
          <table:table-cell office:value-type="float" office:value="6.6256" calcext:value-type="float">
            <text:p>6.62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2.2" calcext:value-type="float">
            <text:p>1002.2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19292" calcext:value-type="float">
            <text:p>0.19292</text:p>
          </table:table-cell>
          <table:table-cell office:value-type="float" office:value="0.19405" calcext:value-type="float">
            <text:p>0.19405</text:p>
          </table:table-cell>
          <table:table-cell office:value-type="float" office:value="762.08" calcext:value-type="float">
            <text:p>762.08</text:p>
          </table:table-cell>
          <table:table-cell office:value-type="float" office:value="1821.62" calcext:value-type="float">
            <text:p>1821.62</text:p>
          </table:table-cell>
          <table:table-cell office:value-type="float" office:value="2583.7" calcext:value-type="float">
            <text:p>2583.7</text:p>
          </table:table-cell>
          <table:table-cell office:value-type="float" office:value="763.21" calcext:value-type="float">
            <text:p>763.21</text:p>
          </table:table-cell>
          <table:table-cell office:value-type="float" office:value="2014.96" calcext:value-type="float">
            <text:p>2014.96</text:p>
          </table:table-cell>
          <table:table-cell office:value-type="float" office:value="2778.16" calcext:value-type="float">
            <text:p>2778.16</text:p>
          </table:table-cell>
          <table:table-cell office:value-type="float" office:value="2.1395" calcext:value-type="float">
            <text:p>2.1395</text:p>
          </table:table-cell>
          <table:table-cell office:value-type="float" office:value="4.4461" calcext:value-type="float">
            <text:p>4.4461</text:p>
          </table:table-cell>
          <table:table-cell office:value-type="float" office:value="6.5857" calcext:value-type="float">
            <text:p>6.58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22.7" calcext:value-type="float">
            <text:p>1122.7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17295" calcext:value-type="float">
            <text:p>0.17295</text:p>
          </table:table-cell>
          <table:table-cell office:value-type="float" office:value="0.17409" calcext:value-type="float">
            <text:p>0.17409</text:p>
          </table:table-cell>
          <table:table-cell office:value-type="float" office:value="784.08" calcext:value-type="float">
            <text:p>784.08</text:p>
          </table:table-cell>
          <table:table-cell office:value-type="float" office:value="1802.9" calcext:value-type="float">
            <text:p>1802.9</text:p>
          </table:table-cell>
          <table:table-cell office:value-type="float" office:value="2586.98" calcext:value-type="float">
            <text:p>2586.98</text:p>
          </table:table-cell>
          <table:table-cell office:value-type="float" office:value="785.36" calcext:value-type="float">
            <text:p>785.36</text:p>
          </table:table-cell>
          <table:table-cell office:value-type="float" office:value="1997.07" calcext:value-type="float">
            <text:p>1997.07</text:p>
          </table:table-cell>
          <table:table-cell office:value-type="float" office:value="2782.43" calcext:value-type="float">
            <text:p>2782.43</text:p>
          </table:table-cell>
          <table:table-cell office:value-type="float" office:value="2.1878" calcext:value-type="float">
            <text:p>2.1878</text:p>
          </table:table-cell>
          <table:table-cell office:value-type="float" office:value="4.3586" calcext:value-type="float">
            <text:p>4.3586</text:p>
          </table:table-cell>
          <table:table-cell office:value-type="float" office:value="6.5464" calcext:value-type="float">
            <text:p>6.54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54.4" calcext:value-type="float">
            <text:p>1254.4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15539" calcext:value-type="float">
            <text:p>0.15539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806.17" calcext:value-type="float">
            <text:p>806.17</text:p>
          </table:table-cell>
          <table:table-cell office:value-type="float" office:value="1783.84" calcext:value-type="float">
            <text:p>1783.84</text:p>
          </table:table-cell>
          <table:table-cell office:value-type="float" office:value="2590.01" calcext:value-type="float">
            <text:p>2590.01</text:p>
          </table:table-cell>
          <table:table-cell office:value-type="float" office:value="807.61" calcext:value-type="float">
            <text:p>807.61</text:p>
          </table:table-cell>
          <table:table-cell office:value-type="float" office:value="1978.76" calcext:value-type="float">
            <text:p>1978.76</text:p>
          </table:table-cell>
          <table:table-cell office:value-type="float" office:value="2786.37" calcext:value-type="float">
            <text:p>2786.37</text:p>
          </table:table-cell>
          <table:table-cell office:value-type="float" office:value="2.2358" calcext:value-type="float">
            <text:p>2.2358</text:p>
          </table:table-cell>
          <table:table-cell office:value-type="float" office:value="4.272" calcext:value-type="float">
            <text:p>4.272</text:p>
          </table:table-cell>
          <table:table-cell office:value-type="float" office:value="6.5078" calcext:value-type="float">
            <text:p>6.5078</text:p>
          </table:table-cell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5" office:value-type="float" office:value="1397.8" calcext:value-type="float">
            <text:p>1397.8</text:p>
          </table:table-cell>
          <table:table-cell table:style-name="ce5" office:value-type="float" office:value="0.001149" calcext:value-type="float">
            <text:p>0.001149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4105" calcext:value-type="float">
            <text:p>0.14105</text:p>
          </table:table-cell>
          <table:table-cell table:style-name="ce5" office:value-type="float" office:value="828.36" calcext:value-type="float">
            <text:p>828.36</text:p>
          </table:table-cell>
          <table:table-cell table:style-name="ce5" office:value-type="float" office:value="1764.43" calcext:value-type="float">
            <text:p>1764.43</text:p>
          </table:table-cell>
          <table:table-cell table:style-name="ce5" office:value-type="float" office:value="2592.79" calcext:value-type="float">
            <text:p>2592.79</text:p>
          </table:table-cell>
          <table:table-cell table:style-name="ce5" office:value-type="float" office:value="829.96" calcext:value-type="float">
            <text:p>829.96</text:p>
          </table:table-cell>
          <table:table-cell table:style-name="ce5" office:value-type="float" office:value="1959.99" calcext:value-type="float">
            <text:p>1959.99</text:p>
          </table:table-cell>
          <table:table-cell table:style-name="ce5" office:value-type="float" office:value="2789.96" calcext:value-type="float">
            <text:p>2789.96</text:p>
          </table:table-cell>
          <table:table-cell table:style-name="ce5" office:value-type="float" office:value="2.2835" calcext:value-type="float">
            <text:p>2.2835</text:p>
          </table:table-cell>
          <table:table-cell table:style-name="ce5" office:value-type="float" office:value="4.1863" calcext:value-type="float">
            <text:p>4.1863</text:p>
          </table:table-cell>
          <table:table-cell table:style-name="ce5" office:value-type="float" office:value="6.4697" calcext:value-type="float">
            <text:p>6.4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53.8" calcext:value-type="float">
            <text:p>1553.8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12736" calcext:value-type="float">
            <text:p>0.12736</text:p>
          </table:table-cell>
          <table:table-cell office:value-type="float" office:value="850.64" calcext:value-type="float">
            <text:p>850.64</text:p>
          </table:table-cell>
          <table:table-cell office:value-type="float" office:value="1744.66" calcext:value-type="float">
            <text:p>1744.66</text:p>
          </table:table-cell>
          <table:table-cell office:value-type="float" office:value="2595.29" calcext:value-type="float">
            <text:p>2595.29</text:p>
          </table:table-cell>
          <table:table-cell office:value-type="float" office:value="852.43" calcext:value-type="float">
            <text:p>852.43</text:p>
          </table:table-cell>
          <table:table-cell office:value-type="float" office:value="1940.75" calcext:value-type="float">
            <text:p>1940.75</text:p>
          </table:table-cell>
          <table:table-cell office:value-type="float" office:value="2793.18" calcext:value-type="float">
            <text:p>2793.18</text:p>
          </table:table-cell>
          <table:table-cell office:value-type="float" office:value="2.3308" calcext:value-type="float">
            <text:p>2.3308</text:p>
          </table:table-cell>
          <table:table-cell office:value-type="float" office:value="4.1014" calcext:value-type="float">
            <text:p>4.1014</text:p>
          </table:table-cell>
          <table:table-cell office:value-type="float" office:value="6.4322" calcext:value-type="float">
            <text:p>6.43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23" calcext:value-type="float">
            <text:p>1723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11405" calcext:value-type="float">
            <text:p>0.11405</text:p>
          </table:table-cell>
          <table:table-cell office:value-type="float" office:value="0.11521" calcext:value-type="float">
            <text:p>0.11521</text:p>
          </table:table-cell>
          <table:table-cell office:value-type="float" office:value="873.02" calcext:value-type="float">
            <text:p>873.02</text:p>
          </table:table-cell>
          <table:table-cell office:value-type="float" office:value="1724.49" calcext:value-type="float">
            <text:p>1724.49</text:p>
          </table:table-cell>
          <table:table-cell office:value-type="float" office:value="2597.52" calcext:value-type="float">
            <text:p>2597.52</text:p>
          </table:table-cell>
          <table:table-cell office:value-type="float" office:value="875.03" calcext:value-type="float">
            <text:p>875.03</text:p>
          </table:table-cell>
          <table:table-cell office:value-type="float" office:value="1921" calcext:value-type="float">
            <text:p>1921</text:p>
          </table:table-cell>
          <table:table-cell office:value-type="float" office:value="2796.03" calcext:value-type="float">
            <text:p>2796.03</text:p>
          </table:table-cell>
          <table:table-cell office:value-type="float" office:value="2.3779" calcext:value-type="float">
            <text:p>2.3779</text:p>
          </table:table-cell>
          <table:table-cell office:value-type="float" office:value="4.0172" calcext:value-type="float">
            <text:p>4.0172</text:p>
          </table:table-cell>
          <table:table-cell office:value-type="float" office:value="6.3951" calcext:value-type="float">
            <text:p>6.39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06.3" calcext:value-type="float">
            <text:p>1906.3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10324" calcext:value-type="float">
            <text:p>0.10324</text:p>
          </table:table-cell>
          <table:table-cell office:value-type="float" office:value="0.10441" calcext:value-type="float">
            <text:p>0.10441</text:p>
          </table:table-cell>
          <table:table-cell office:value-type="float" office:value="895.51" calcext:value-type="float">
            <text:p>895.51</text:p>
          </table:table-cell>
          <table:table-cell office:value-type="float" office:value="1703.93" calcext:value-type="float">
            <text:p>1703.93</text:p>
          </table:table-cell>
          <table:table-cell office:value-type="float" office:value="2599.44" calcext:value-type="float">
            <text:p>2599.44</text:p>
          </table:table-cell>
          <table:table-cell office:value-type="float" office:value="897.75" calcext:value-type="float">
            <text:p>897.75</text:p>
          </table:table-cell>
          <table:table-cell office:value-type="float" office:value="1900.73" calcext:value-type="float">
            <text:p>1900.73</text:p>
          </table:table-cell>
          <table:table-cell office:value-type="float" office:value="2798.48" calcext:value-type="float">
            <text:p>2798.48</text:p>
          </table:table-cell>
          <table:table-cell office:value-type="float" office:value="2.4247" calcext:value-type="float">
            <text:p>2.4247</text:p>
          </table:table-cell>
          <table:table-cell office:value-type="float" office:value="3.9337" calcext:value-type="float">
            <text:p>3.9337</text:p>
          </table:table-cell>
          <table:table-cell office:value-type="float" office:value="6.3584" calcext:value-type="float">
            <text:p>6.35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04.2" calcext:value-type="float">
            <text:p>2104.2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9361" calcext:value-type="float">
            <text:p>0.09361</text:p>
          </table:table-cell>
          <table:table-cell office:value-type="float" office:value="0.09479" calcext:value-type="float">
            <text:p>0.09479</text:p>
          </table:table-cell>
          <table:table-cell office:value-type="float" office:value="918.12" calcext:value-type="float">
            <text:p>918.12</text:p>
          </table:table-cell>
          <table:table-cell office:value-type="float" office:value="1682.94" calcext:value-type="float">
            <text:p>1682.94</text:p>
          </table:table-cell>
          <table:table-cell office:value-type="float" office:value="2601.06" calcext:value-type="float">
            <text:p>2601.06</text:p>
          </table:table-cell>
          <table:table-cell office:value-type="float" office:value="920.61" calcext:value-type="float">
            <text:p>920.61</text:p>
          </table:table-cell>
          <table:table-cell office:value-type="float" office:value="1879.91" calcext:value-type="float">
            <text:p>1879.91</text:p>
          </table:table-cell>
          <table:table-cell office:value-type="float" office:value="2800.51" calcext:value-type="float">
            <text:p>2800.51</text:p>
          </table:table-cell>
          <table:table-cell office:value-type="float" office:value="2.4713" calcext:value-type="float">
            <text:p>2.4713</text:p>
          </table:table-cell>
          <table:table-cell office:value-type="float" office:value="3.8507" calcext:value-type="float">
            <text:p>3.8507</text:p>
          </table:table-cell>
          <table:table-cell office:value-type="float" office:value="6.3221" calcext:value-type="float">
            <text:p>6.3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17.8" calcext:value-type="float">
            <text:p>2317.8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19" calcext:value-type="float">
            <text:p>0.08619</text:p>
          </table:table-cell>
          <table:table-cell office:value-type="float" office:value="940.85" calcext:value-type="float">
            <text:p>940.85</text:p>
          </table:table-cell>
          <table:table-cell office:value-type="float" office:value="1661.49" calcext:value-type="float">
            <text:p>1661.49</text:p>
          </table:table-cell>
          <table:table-cell office:value-type="float" office:value="2602.35" calcext:value-type="float">
            <text:p>2602.35</text:p>
          </table:table-cell>
          <table:table-cell office:value-type="float" office:value="943.61" calcext:value-type="float">
            <text:p>943.61</text:p>
          </table:table-cell>
          <table:table-cell office:value-type="float" office:value="1858.51" calcext:value-type="float">
            <text:p>1858.51</text:p>
          </table:table-cell>
          <table:table-cell office:value-type="float" office:value="2802.12" calcext:value-type="float">
            <text:p>2802.12</text:p>
          </table:table-cell>
          <table:table-cell office:value-type="float" office:value="2.5177" calcext:value-type="float">
            <text:p>2.5177</text:p>
          </table:table-cell>
          <table:table-cell office:value-type="float" office:value="3.7683" calcext:value-type="float">
            <text:p>3.7683</text:p>
          </table:table-cell>
          <table:table-cell office:value-type="float" office:value="6.286" calcext:value-type="float">
            <text:p>6.2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47.7" calcext:value-type="float">
            <text:p>2547.7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.07729" calcext:value-type="float">
            <text:p>0.07729</text:p>
          </table:table-cell>
          <table:table-cell office:value-type="float" office:value="0.07849" calcext:value-type="float">
            <text:p>0.07849</text:p>
          </table:table-cell>
          <table:table-cell office:value-type="float" office:value="963.72" calcext:value-type="float">
            <text:p>963.72</text:p>
          </table:table-cell>
          <table:table-cell office:value-type="float" office:value="1639.58" calcext:value-type="float">
            <text:p>1639.58</text:p>
          </table:table-cell>
          <table:table-cell office:value-type="float" office:value="2603.3" calcext:value-type="float">
            <text:p>2603.3</text:p>
          </table:table-cell>
          <table:table-cell office:value-type="float" office:value="966.77" calcext:value-type="float">
            <text:p>966.77</text:p>
          </table:table-cell>
          <table:table-cell office:value-type="float" office:value="1836.5" calcext:value-type="float">
            <text:p>1836.5</text:p>
          </table:table-cell>
          <table:table-cell office:value-type="float" office:value="2803.27" calcext:value-type="float">
            <text:p>2803.27</text:p>
          </table:table-cell>
          <table:table-cell office:value-type="float" office:value="2.5639" calcext:value-type="float">
            <text:p>2.5639</text:p>
          </table:table-cell>
          <table:table-cell office:value-type="float" office:value="3.6863" calcext:value-type="float">
            <text:p>3.6863</text:p>
          </table:table-cell>
          <table:table-cell office:value-type="float" office:value="6.2502" calcext:value-type="float">
            <text:p>6.25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94.9" calcext:value-type="float">
            <text:p>2794.9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7037" calcext:value-type="float">
            <text:p>0.07037</text:p>
          </table:table-cell>
          <table:table-cell office:value-type="float" office:value="0.07158" calcext:value-type="float">
            <text:p>0.07158</text:p>
          </table:table-cell>
          <table:table-cell office:value-type="float" office:value="986.72" calcext:value-type="float">
            <text:p>986.72</text:p>
          </table:table-cell>
          <table:table-cell office:value-type="float" office:value="1617.17" calcext:value-type="float">
            <text:p>1617.17</text:p>
          </table:table-cell>
          <table:table-cell office:value-type="float" office:value="2603.89" calcext:value-type="float">
            <text:p>2603.89</text:p>
          </table:table-cell>
          <table:table-cell office:value-type="float" office:value="990.1" calcext:value-type="float">
            <text:p>990.1</text:p>
          </table:table-cell>
          <table:table-cell office:value-type="float" office:value="1813.85" calcext:value-type="float">
            <text:p>1813.85</text:p>
          </table:table-cell>
          <table:table-cell office:value-type="float" office:value="2803.95" calcext:value-type="float">
            <text:p>2803.95</text:p>
          </table:table-cell>
          <table:table-cell office:value-type="float" office:value="2.6099" calcext:value-type="float">
            <text:p>2.6099</text:p>
          </table:table-cell>
          <table:table-cell office:value-type="float" office:value="3.6047" calcext:value-type="float">
            <text:p>3.6047</text:p>
          </table:table-cell>
          <table:table-cell office:value-type="float" office:value="6.2146" calcext:value-type="float">
            <text:p>6.214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60.1" calcext:value-type="float">
            <text:p>3060.1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1009.88" calcext:value-type="float">
            <text:p>1009.88</text:p>
          </table:table-cell>
          <table:table-cell office:value-type="float" office:value="1594.24" calcext:value-type="float">
            <text:p>1594.24</text:p>
          </table:table-cell>
          <table:table-cell office:value-type="float" office:value="2604.11" calcext:value-type="float">
            <text:p>2604.11</text:p>
          </table:table-cell>
          <table:table-cell office:value-type="float" office:value="1013.61" calcext:value-type="float">
            <text:p>1013.61</text:p>
          </table:table-cell>
          <table:table-cell office:value-type="float" office:value="1790.53" calcext:value-type="float">
            <text:p>1790.53</text:p>
          </table:table-cell>
          <table:table-cell office:value-type="float" office:value="2804.13" calcext:value-type="float">
            <text:p>2804.13</text:p>
          </table:table-cell>
          <table:table-cell office:value-type="float" office:value="2.6557" calcext:value-type="float">
            <text:p>2.6557</text:p>
          </table:table-cell>
          <table:table-cell office:value-type="float" office:value="3.5233" calcext:value-type="float">
            <text:p>3.5233</text:p>
          </table:table-cell>
          <table:table-cell office:value-type="float" office:value="6.1791" calcext:value-type="float">
            <text:p>6.17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44.2" calcext:value-type="float">
            <text:p>3344.2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5853" calcext:value-type="float">
            <text:p>0.05853</text:p>
          </table:table-cell>
          <table:table-cell office:value-type="float" office:value="0.05976" calcext:value-type="float">
            <text:p>0.05976</text:p>
          </table:table-cell>
          <table:table-cell office:value-type="float" office:value="1033.19" calcext:value-type="float">
            <text:p>1033.19</text:p>
          </table:table-cell>
          <table:table-cell office:value-type="float" office:value="1570.75" calcext:value-type="float">
            <text:p>1570.75</text:p>
          </table:table-cell>
          <table:table-cell office:value-type="float" office:value="2603.95" calcext:value-type="float">
            <text:p>2603.95</text:p>
          </table:table-cell>
          <table:table-cell office:value-type="float" office:value="1037.31" calcext:value-type="float">
            <text:p>1037.31</text:p>
          </table:table-cell>
          <table:table-cell office:value-type="float" office:value="1766.5" calcext:value-type="float">
            <text:p>1766.5</text:p>
          </table:table-cell>
          <table:table-cell office:value-type="float" office:value="2803.81" calcext:value-type="float">
            <text:p>2803.81</text:p>
          </table:table-cell>
          <table:table-cell office:value-type="float" office:value="2.7015" calcext:value-type="float">
            <text:p>2.7015</text:p>
          </table:table-cell>
          <table:table-cell office:value-type="float" office:value="3.4422" calcext:value-type="float">
            <text:p>3.4422</text:p>
          </table:table-cell>
          <table:table-cell office:value-type="float" office:value="6.1436" calcext:value-type="float">
            <text:p>6.14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48.2" calcext:value-type="float">
            <text:p>3648.2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5346" calcext:value-type="float">
            <text:p>0.05346</text:p>
          </table:table-cell>
          <table:table-cell office:value-type="float" office:value="0.0547" calcext:value-type="float">
            <text:p>0.0547</text:p>
          </table:table-cell>
          <table:table-cell office:value-type="float" office:value="1056.69" calcext:value-type="float">
            <text:p>1056.69</text:p>
          </table:table-cell>
          <table:table-cell office:value-type="float" office:value="1546.68" calcext:value-type="float">
            <text:p>1546.68</text:p>
          </table:table-cell>
          <table:table-cell office:value-type="float" office:value="2603.37" calcext:value-type="float">
            <text:p>2603.37</text:p>
          </table:table-cell>
          <table:table-cell office:value-type="float" office:value="1061.21" calcext:value-type="float">
            <text:p>1061.21</text:p>
          </table:table-cell>
          <table:table-cell office:value-type="float" office:value="1741.73" calcext:value-type="float">
            <text:p>1741.73</text:p>
          </table:table-cell>
          <table:table-cell office:value-type="float" office:value="2802.95" calcext:value-type="float">
            <text:p>2802.95</text:p>
          </table:table-cell>
          <table:table-cell office:value-type="float" office:value="2.7471" calcext:value-type="float">
            <text:p>2.7471</text:p>
          </table:table-cell>
          <table:table-cell office:value-type="float" office:value="3.3612" calcext:value-type="float">
            <text:p>3.3612</text:p>
          </table:table-cell>
          <table:table-cell office:value-type="float" office:value="6.1083" calcext:value-type="float">
            <text:p>6.10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73" calcext:value-type="float">
            <text:p>3973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0.04887" calcext:value-type="float">
            <text:p>0.04887</text:p>
          </table:table-cell>
          <table:table-cell office:value-type="float" office:value="0.05013" calcext:value-type="float">
            <text:p>0.05013</text:p>
          </table:table-cell>
          <table:table-cell office:value-type="float" office:value="1080.37" calcext:value-type="float">
            <text:p>1080.37</text:p>
          </table:table-cell>
          <table:table-cell office:value-type="float" office:value="1522" calcext:value-type="float">
            <text:p>1522</text:p>
          </table:table-cell>
          <table:table-cell office:value-type="float" office:value="2602.37" calcext:value-type="float">
            <text:p>2602.37</text:p>
          </table:table-cell>
          <table:table-cell office:value-type="float" office:value="1085.34" calcext:value-type="float">
            <text:p>1085.34</text:p>
          </table:table-cell>
          <table:table-cell office:value-type="float" office:value="1716.18" calcext:value-type="float">
            <text:p>1716.18</text:p>
          </table:table-cell>
          <table:table-cell office:value-type="float" office:value="2801.52" calcext:value-type="float">
            <text:p>2801.52</text:p>
          </table:table-cell>
          <table:table-cell office:value-type="float" office:value="2.7927" calcext:value-type="float">
            <text:p>2.7927</text:p>
          </table:table-cell>
          <table:table-cell office:value-type="float" office:value="3.2802" calcext:value-type="float">
            <text:p>3.2802</text:p>
          </table:table-cell>
          <table:table-cell office:value-type="float" office:value="6.0729" calcext:value-type="float">
            <text:p>6.07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319.5" calcext:value-type="float">
            <text:p>4319.5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4471" calcext:value-type="float">
            <text:p>0.04471</text:p>
          </table:table-cell>
          <table:table-cell office:value-type="float" office:value="0.04598" calcext:value-type="float">
            <text:p>0.04598</text:p>
          </table:table-cell>
          <table:table-cell office:value-type="float" office:value="1104.26" calcext:value-type="float">
            <text:p>1104.26</text:p>
          </table:table-cell>
          <table:table-cell office:value-type="float" office:value="1496.66" calcext:value-type="float">
            <text:p>1496.66</text:p>
          </table:table-cell>
          <table:table-cell office:value-type="float" office:value="2600.93" calcext:value-type="float">
            <text:p>2600.93</text:p>
          </table:table-cell>
          <table:table-cell office:value-type="float" office:value="1109.72" calcext:value-type="float">
            <text:p>1109.72</text:p>
          </table:table-cell>
          <table:table-cell office:value-type="float" office:value="1689.8" calcext:value-type="float">
            <text:p>1689.8</text:p>
          </table:table-cell>
          <table:table-cell office:value-type="float" office:value="2799.51" calcext:value-type="float">
            <text:p>2799.51</text:p>
          </table:table-cell>
          <table:table-cell office:value-type="float" office:value="2.8382" calcext:value-type="float">
            <text:p>2.8382</text:p>
          </table:table-cell>
          <table:table-cell office:value-type="float" office:value="3.1992" calcext:value-type="float">
            <text:p>3.1992</text:p>
          </table:table-cell>
          <table:table-cell office:value-type="float" office:value="6.0374" calcext:value-type="float">
            <text:p>6.03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688.6" calcext:value-type="float">
            <text:p>4688.6</text:p>
          </table:table-cell>
          <table:table-cell office:value-type="float" office:value="0.001276" calcext:value-type="float">
            <text:p>0.001276</text:p>
          </table:table-cell>
          <table:table-cell office:value-type="float" office:value="0.04093" calcext:value-type="float">
            <text:p>0.04093</text:p>
          </table:table-cell>
          <table:table-cell office:value-type="float" office:value="0.0422" calcext:value-type="float">
            <text:p>0.0422</text:p>
          </table:table-cell>
          <table:table-cell office:value-type="float" office:value="1128.37" calcext:value-type="float">
            <text:p>1128.37</text:p>
          </table:table-cell>
          <table:table-cell office:value-type="float" office:value="1470.64" calcext:value-type="float">
            <text:p>1470.64</text:p>
          </table:table-cell>
          <table:table-cell office:value-type="float" office:value="2599.01" calcext:value-type="float">
            <text:p>2599.01</text:p>
          </table:table-cell>
          <table:table-cell office:value-type="float" office:value="1134.35" calcext:value-type="float">
            <text:p>1134.35</text:p>
          </table:table-cell>
          <table:table-cell office:value-type="float" office:value="1662.54" calcext:value-type="float">
            <text:p>1662.54</text:p>
          </table:table-cell>
          <table:table-cell office:value-type="float" office:value="2796.89" calcext:value-type="float">
            <text:p>2796.89</text:p>
          </table:table-cell>
          <table:table-cell office:value-type="float" office:value="2.8837" calcext:value-type="float">
            <text:p>2.8837</text:p>
          </table:table-cell>
          <table:table-cell office:value-type="float" office:value="3.1181" calcext:value-type="float">
            <text:p>3.1181</text:p>
          </table:table-cell>
          <table:table-cell office:value-type="float" office:value="6.0018" calcext:value-type="float">
            <text:p>6.0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81.3" calcext:value-type="float">
            <text:p>5081.3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877" calcext:value-type="float">
            <text:p>0.03877</text:p>
          </table:table-cell>
          <table:table-cell office:value-type="float" office:value="1152.72" calcext:value-type="float">
            <text:p>1152.72</text:p>
          </table:table-cell>
          <table:table-cell office:value-type="float" office:value="1443.87" calcext:value-type="float">
            <text:p>1443.87</text:p>
          </table:table-cell>
          <table:table-cell office:value-type="float" office:value="2596.6" calcext:value-type="float">
            <text:p>2596.6</text:p>
          </table:table-cell>
          <table:table-cell office:value-type="float" office:value="1159.27" calcext:value-type="float">
            <text:p>1159.27</text:p>
          </table:table-cell>
          <table:table-cell office:value-type="float" office:value="1634.34" calcext:value-type="float">
            <text:p>1634.34</text:p>
          </table:table-cell>
          <table:table-cell office:value-type="float" office:value="2793.61" calcext:value-type="float">
            <text:p>2793.61</text:p>
          </table:table-cell>
          <table:table-cell office:value-type="float" office:value="2.9293" calcext:value-type="float">
            <text:p>2.9293</text:p>
          </table:table-cell>
          <table:table-cell office:value-type="float" office:value="3.0368" calcext:value-type="float">
            <text:p>3.0368</text:p>
          </table:table-cell>
          <table:table-cell office:value-type="float" office:value="5.9661" calcext:value-type="float">
            <text:p>5.96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98.7" calcext:value-type="float">
            <text:p>5498.7</text:p>
          </table:table-cell>
          <table:table-cell office:value-type="float" office:value="0.001302" calcext:value-type="float">
            <text:p>0.001302</text:p>
          </table:table-cell>
          <table:table-cell office:value-type="float" office:value="0.03434" calcext:value-type="float">
            <text:p>0.03434</text:p>
          </table:table-cell>
          <table:table-cell office:value-type="float" office:value="0.03564" calcext:value-type="float">
            <text:p>0.03564</text:p>
          </table:table-cell>
          <table:table-cell office:value-type="float" office:value="1177.33" calcext:value-type="float">
            <text:p>1177.33</text:p>
          </table:table-cell>
          <table:table-cell office:value-type="float" office:value="1416.33" calcext:value-type="float">
            <text:p>1416.33</text:p>
          </table:table-cell>
          <table:table-cell office:value-type="float" office:value="2593.66" calcext:value-type="float">
            <text:p>2593.66</text:p>
          </table:table-cell>
          <table:table-cell office:value-type="float" office:value="1184.49" calcext:value-type="float">
            <text:p>1184.49</text:p>
          </table:table-cell>
          <table:table-cell office:value-type="float" office:value="1605.16" calcext:value-type="float">
            <text:p>1605.16</text:p>
          </table:table-cell>
          <table:table-cell office:value-type="float" office:value="2789.65" calcext:value-type="float">
            <text:p>2789.65</text:p>
          </table:table-cell>
          <table:table-cell office:value-type="float" office:value="2.975" calcext:value-type="float">
            <text:p>2.975</text:p>
          </table:table-cell>
          <table:table-cell office:value-type="float" office:value="2.9551" calcext:value-type="float">
            <text:p>2.9551</text:p>
          </table:table-cell>
          <table:table-cell office:value-type="float" office:value="5.9301" calcext:value-type="float">
            <text:p>5.93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941.8" calcext:value-type="float">
            <text:p>5941.8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3147" calcext:value-type="float">
            <text:p>0.03147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1202.23" calcext:value-type="float">
            <text:p>1202.23</text:p>
          </table:table-cell>
          <table:table-cell office:value-type="float" office:value="1387.94" calcext:value-type="float">
            <text:p>1387.94</text:p>
          </table:table-cell>
          <table:table-cell office:value-type="float" office:value="2590.17" calcext:value-type="float">
            <text:p>2590.17</text:p>
          </table:table-cell>
          <table:table-cell office:value-type="float" office:value="1210.05" calcext:value-type="float">
            <text:p>1210.05</text:p>
          </table:table-cell>
          <table:table-cell office:value-type="float" office:value="1574.92" calcext:value-type="float">
            <text:p>1574.92</text:p>
          </table:table-cell>
          <table:table-cell office:value-type="float" office:value="2784.97" calcext:value-type="float">
            <text:p>2784.97</text:p>
          </table:table-cell>
          <table:table-cell office:value-type="float" office:value="3.0208" calcext:value-type="float">
            <text:p>3.0208</text:p>
          </table:table-cell>
          <table:table-cell office:value-type="float" office:value="2.873" calcext:value-type="float">
            <text:p>2.873</text:p>
          </table:table-cell>
          <table:table-cell office:value-type="float" office:value="5.8937" calcext:value-type="float">
            <text:p>5.89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11.7" calcext:value-type="float">
            <text:p>6411.7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.03017" calcext:value-type="float">
            <text:p>0.03017</text:p>
          </table:table-cell>
          <table:table-cell office:value-type="float" office:value="1227.43" calcext:value-type="float">
            <text:p>1227.43</text:p>
          </table:table-cell>
          <table:table-cell office:value-type="float" office:value="1358.66" calcext:value-type="float">
            <text:p>1358.66</text:p>
          </table:table-cell>
          <table:table-cell office:value-type="float" office:value="2586.09" calcext:value-type="float">
            <text:p>2586.09</text:p>
          </table:table-cell>
          <table:table-cell office:value-type="float" office:value="1235.97" calcext:value-type="float">
            <text:p>1235.97</text:p>
          </table:table-cell>
          <table:table-cell office:value-type="float" office:value="1543.55" calcext:value-type="float">
            <text:p>1543.55</text:p>
          </table:table-cell>
          <table:table-cell office:value-type="float" office:value="2779.53" calcext:value-type="float">
            <text:p>2779.53</text:p>
          </table:table-cell>
          <table:table-cell office:value-type="float" office:value="3.0667" calcext:value-type="float">
            <text:p>3.0667</text:p>
          </table:table-cell>
          <table:table-cell office:value-type="float" office:value="2.7903" calcext:value-type="float">
            <text:p>2.7903</text:p>
          </table:table-cell>
          <table:table-cell office:value-type="float" office:value="5.857" calcext:value-type="float">
            <text:p>5.8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909.4" calcext:value-type="float">
            <text:p>6909.4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2777" calcext:value-type="float">
            <text:p>0.02777</text:p>
          </table:table-cell>
          <table:table-cell office:value-type="float" office:value="1252.98" calcext:value-type="float">
            <text:p>1252.98</text:p>
          </table:table-cell>
          <table:table-cell office:value-type="float" office:value="1328.41" calcext:value-type="float">
            <text:p>1328.41</text:p>
          </table:table-cell>
          <table:table-cell office:value-type="float" office:value="2581.38" calcext:value-type="float">
            <text:p>2581.38</text:p>
          </table:table-cell>
          <table:table-cell office:value-type="float" office:value="1262.29" calcext:value-type="float">
            <text:p>1262.29</text:p>
          </table:table-cell>
          <table:table-cell office:value-type="float" office:value="1510.97" calcext:value-type="float">
            <text:p>1510.97</text:p>
          </table:table-cell>
          <table:table-cell office:value-type="float" office:value="2773.27" calcext:value-type="float">
            <text:p>2773.27</text:p>
          </table:table-cell>
          <table:table-cell office:value-type="float" office:value="3.1129" calcext:value-type="float">
            <text:p>3.1129</text:p>
          </table:table-cell>
          <table:table-cell office:value-type="float" office:value="2.7069" calcext:value-type="float">
            <text:p>2.7069</text:p>
          </table:table-cell>
          <table:table-cell office:value-type="float" office:value="5.8198" calcext:value-type="float">
            <text:p>5.81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436" calcext:value-type="float">
            <text:p>7436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2557" calcext:value-type="float">
            <text:p>0.02557</text:p>
          </table:table-cell>
          <table:table-cell office:value-type="float" office:value="1278.89" calcext:value-type="float">
            <text:p>1278.89</text:p>
          </table:table-cell>
          <table:table-cell office:value-type="float" office:value="1297.11" calcext:value-type="float">
            <text:p>1297.11</text:p>
          </table:table-cell>
          <table:table-cell office:value-type="float" office:value="2575.99" calcext:value-type="float">
            <text:p>2575.99</text:p>
          </table:table-cell>
          <table:table-cell office:value-type="float" office:value="1289.04" calcext:value-type="float">
            <text:p>1289.04</text:p>
          </table:table-cell>
          <table:table-cell office:value-type="float" office:value="1477.08" calcext:value-type="float">
            <text:p>1477.08</text:p>
          </table:table-cell>
          <table:table-cell office:value-type="float" office:value="2766.13" calcext:value-type="float">
            <text:p>2766.13</text:p>
          </table:table-cell>
          <table:table-cell office:value-type="float" office:value="3.1593" calcext:value-type="float">
            <text:p>3.1593</text:p>
          </table:table-cell>
          <table:table-cell office:value-type="float" office:value="2.6227" calcext:value-type="float">
            <text:p>2.6227</text:p>
          </table:table-cell>
          <table:table-cell office:value-type="float" office:value="5.7821" calcext:value-type="float">
            <text:p>5.78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992.8" calcext:value-type="float">
            <text:p>7992.8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2216" calcext:value-type="float">
            <text:p>0.02216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1305.21" calcext:value-type="float">
            <text:p>1305.21</text:p>
          </table:table-cell>
          <table:table-cell office:value-type="float" office:value="1264.67" calcext:value-type="float">
            <text:p>1264.67</text:p>
          </table:table-cell>
          <table:table-cell office:value-type="float" office:value="2569.87" calcext:value-type="float">
            <text:p>2569.87</text:p>
          </table:table-cell>
          <table:table-cell office:value-type="float" office:value="1316.27" calcext:value-type="float">
            <text:p>1316.27</text:p>
          </table:table-cell>
          <table:table-cell office:value-type="float" office:value="1441.78" calcext:value-type="float">
            <text:p>1441.78</text:p>
          </table:table-cell>
          <table:table-cell office:value-type="float" office:value="2758.05" calcext:value-type="float">
            <text:p>2758.05</text:p>
          </table:table-cell>
          <table:table-cell office:value-type="float" office:value="3.2061" calcext:value-type="float">
            <text:p>3.2061</text:p>
          </table:table-cell>
          <table:table-cell office:value-type="float" office:value="2.5375" calcext:value-type="float">
            <text:p>2.5375</text:p>
          </table:table-cell>
          <table:table-cell office:value-type="float" office:value="5.7436" calcext:value-type="float">
            <text:p>5.74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81" calcext:value-type="float">
            <text:p>8581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1331.97" calcext:value-type="float">
            <text:p>1331.97</text:p>
          </table:table-cell>
          <table:table-cell office:value-type="float" office:value="1230.99" calcext:value-type="float">
            <text:p>1230.99</text:p>
          </table:table-cell>
          <table:table-cell office:value-type="float" office:value="2562.96" calcext:value-type="float">
            <text:p>2562.96</text:p>
          </table:table-cell>
          <table:table-cell office:value-type="float" office:value="1344.01" calcext:value-type="float">
            <text:p>1344.01</text:p>
          </table:table-cell>
          <table:table-cell office:value-type="float" office:value="1404.93" calcext:value-type="float">
            <text:p>1404.93</text:p>
          </table:table-cell>
          <table:table-cell office:value-type="float" office:value="2748.94" calcext:value-type="float">
            <text:p>2748.94</text:p>
          </table:table-cell>
          <table:table-cell office:value-type="float" office:value="3.2533" calcext:value-type="float">
            <text:p>3.2533</text:p>
          </table:table-cell>
          <table:table-cell office:value-type="float" office:value="2.4511" calcext:value-type="float">
            <text:p>2.4511</text:p>
          </table:table-cell>
          <table:table-cell office:value-type="float" office:value="5.7044" calcext:value-type="float">
            <text:p>5.704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201.8" calcext:value-type="float">
            <text:p>9201.8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1359.22" calcext:value-type="float">
            <text:p>1359.22</text:p>
          </table:table-cell>
          <table:table-cell office:value-type="float" office:value="1195.94" calcext:value-type="float">
            <text:p>1195.94</text:p>
          </table:table-cell>
          <table:table-cell office:value-type="float" office:value="2555.16" calcext:value-type="float">
            <text:p>2555.16</text:p>
          </table:table-cell>
          <table:table-cell office:value-type="float" office:value="1372.33" calcext:value-type="float">
            <text:p>1372.33</text:p>
          </table:table-cell>
          <table:table-cell office:value-type="float" office:value="1366.38" calcext:value-type="float">
            <text:p>1366.38</text:p>
          </table:table-cell>
          <table:table-cell office:value-type="float" office:value="2738.72" calcext:value-type="float">
            <text:p>2738.72</text:p>
          </table:table-cell>
          <table:table-cell office:value-type="float" office:value="3.3009" calcext:value-type="float">
            <text:p>3.3009</text:p>
          </table:table-cell>
          <table:table-cell office:value-type="float" office:value="2.3633" calcext:value-type="float">
            <text:p>2.3633</text:p>
          </table:table-cell>
          <table:table-cell office:value-type="float" office:value="5.6642" calcext:value-type="float">
            <text:p>5.66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856.6" calcext:value-type="float">
            <text:p>9856.6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1387.03" calcext:value-type="float">
            <text:p>1387.03</text:p>
          </table:table-cell>
          <table:table-cell office:value-type="float" office:value="1159.37" calcext:value-type="float">
            <text:p>1159.37</text:p>
          </table:table-cell>
          <table:table-cell office:value-type="float" office:value="2546.4" calcext:value-type="float">
            <text:p>2546.4</text:p>
          </table:table-cell>
          <table:table-cell office:value-type="float" office:value="1401.29" calcext:value-type="float">
            <text:p>1401.29</text:p>
          </table:table-cell>
          <table:table-cell office:value-type="float" office:value="1325.97" calcext:value-type="float">
            <text:p>1325.97</text:p>
          </table:table-cell>
          <table:table-cell office:value-type="float" office:value="2727.27" calcext:value-type="float">
            <text:p>2727.27</text:p>
          </table:table-cell>
          <table:table-cell office:value-type="float" office:value="3.3492" calcext:value-type="float">
            <text:p>3.3492</text:p>
          </table:table-cell>
          <table:table-cell office:value-type="float" office:value="2.2737" calcext:value-type="float">
            <text:p>2.2737</text:p>
          </table:table-cell>
          <table:table-cell office:value-type="float" office:value="5.6229" calcext:value-type="float">
            <text:p>5.622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547" calcext:value-type="float">
            <text:p>10547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1415.44" calcext:value-type="float">
            <text:p>1415.44</text:p>
          </table:table-cell>
          <table:table-cell office:value-type="float" office:value="1121.11" calcext:value-type="float">
            <text:p>1121.11</text:p>
          </table:table-cell>
          <table:table-cell office:value-type="float" office:value="2536.55" calcext:value-type="float">
            <text:p>2536.55</text:p>
          </table:table-cell>
          <table:table-cell office:value-type="float" office:value="1430.97" calcext:value-type="float">
            <text:p>1430.97</text:p>
          </table:table-cell>
          <table:table-cell office:value-type="float" office:value="1283.48" calcext:value-type="float">
            <text:p>1283.48</text:p>
          </table:table-cell>
          <table:table-cell office:value-type="float" office:value="2714.44" calcext:value-type="float">
            <text:p>2714.44</text:p>
          </table:table-cell>
          <table:table-cell office:value-type="float" office:value="3.3981" calcext:value-type="float">
            <text:p>3.3981</text:p>
          </table:table-cell>
          <table:table-cell office:value-type="float" office:value="2.1821" calcext:value-type="float">
            <text:p>2.1821</text:p>
          </table:table-cell>
          <table:table-cell office:value-type="float" office:value="5.5803" calcext:value-type="float">
            <text:p>5.58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274" calcext:value-type="float">
            <text:p>11274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1444.55" calcext:value-type="float">
            <text:p>1444.55</text:p>
          </table:table-cell>
          <table:table-cell office:value-type="float" office:value="1080.93" calcext:value-type="float">
            <text:p>1080.93</text:p>
          </table:table-cell>
          <table:table-cell office:value-type="float" office:value="2525.48" calcext:value-type="float">
            <text:p>2525.48</text:p>
          </table:table-cell>
          <table:table-cell office:value-type="float" office:value="1461.45" calcext:value-type="float">
            <text:p>1461.45</text:p>
          </table:table-cell>
          <table:table-cell office:value-type="float" office:value="1238.64" calcext:value-type="float">
            <text:p>1238.64</text:p>
          </table:table-cell>
          <table:table-cell office:value-type="float" office:value="2700.08" calcext:value-type="float">
            <text:p>2700.08</text:p>
          </table:table-cell>
          <table:table-cell office:value-type="float" office:value="3.4479" calcext:value-type="float">
            <text:p>3.4479</text:p>
          </table:table-cell>
          <table:table-cell office:value-type="float" office:value="2.0882" calcext:value-type="float">
            <text:p>2.0882</text:p>
          </table:table-cell>
          <table:table-cell office:value-type="float" office:value="5.5361" calcext:value-type="float">
            <text:p>5.53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040" calcext:value-type="float">
            <text:p>12040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42" calcext:value-type="float">
            <text:p>0.0142</text:p>
          </table:table-cell>
          <table:table-cell office:value-type="float" office:value="1474.44" calcext:value-type="float">
            <text:p>1474.44</text:p>
          </table:table-cell>
          <table:table-cell office:value-type="float" office:value="1038.57" calcext:value-type="float">
            <text:p>1038.57</text:p>
          </table:table-cell>
          <table:table-cell office:value-type="float" office:value="2513.01" calcext:value-type="float">
            <text:p>2513.01</text:p>
          </table:table-cell>
          <table:table-cell office:value-type="float" office:value="1492.84" calcext:value-type="float">
            <text:p>1492.84</text:p>
          </table:table-cell>
          <table:table-cell office:value-type="float" office:value="1191.13" calcext:value-type="float">
            <text:p>1191.13</text:p>
          </table:table-cell>
          <table:table-cell office:value-type="float" office:value="2683.97" calcext:value-type="float">
            <text:p>2683.97</text:p>
          </table:table-cell>
          <table:table-cell office:value-type="float" office:value="3.4987" calcext:value-type="float">
            <text:p>3.4987</text:p>
          </table:table-cell>
          <table:table-cell office:value-type="float" office:value="1.9913" calcext:value-type="float">
            <text:p>1.991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845" calcext:value-type="float">
            <text:p>12845</text:p>
          </table:table-cell>
          <table:table-cell office:value-type="float" office:value="0.001561" calcext:value-type="float">
            <text:p>0.001561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13" calcext:value-type="float">
            <text:p>0.013</text:p>
          </table:table-cell>
          <table:table-cell office:value-type="float" office:value="1505.24" calcext:value-type="float">
            <text:p>1505.24</text:p>
          </table:table-cell>
          <table:table-cell office:value-type="float" office:value="993.66" calcext:value-type="float">
            <text:p>993.66</text:p>
          </table:table-cell>
          <table:table-cell office:value-type="float" office:value="2498.91" calcext:value-type="float">
            <text:p>2498.91</text:p>
          </table:table-cell>
          <table:table-cell office:value-type="float" office:value="1525.29" calcext:value-type="float">
            <text:p>1525.29</text:p>
          </table:table-cell>
          <table:table-cell office:value-type="float" office:value="1140.56" calcext:value-type="float">
            <text:p>1140.56</text:p>
          </table:table-cell>
          <table:table-cell office:value-type="float" office:value="2665.85" calcext:value-type="float">
            <text:p>2665.85</text:p>
          </table:table-cell>
          <table:table-cell office:value-type="float" office:value="3.5506" calcext:value-type="float">
            <text:p>3.5506</text:p>
          </table:table-cell>
          <table:table-cell office:value-type="float" office:value="1.8909" calcext:value-type="float">
            <text:p>1.8909</text:p>
          </table:table-cell>
          <table:table-cell office:value-type="float" office:value="5.4416" calcext:value-type="float">
            <text:p>5.44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694" calcext:value-type="float">
            <text:p>13694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1537.11" calcext:value-type="float">
            <text:p>1537.11</text:p>
          </table:table-cell>
          <table:table-cell office:value-type="float" office:value="945.77" calcext:value-type="float">
            <text:p>945.77</text:p>
          </table:table-cell>
          <table:table-cell office:value-type="float" office:value="2482.88" calcext:value-type="float">
            <text:p>2482.88</text:p>
          </table:table-cell>
          <table:table-cell office:value-type="float" office:value="1558.98" calcext:value-type="float">
            <text:p>1558.98</text:p>
          </table:table-cell>
          <table:table-cell office:value-type="float" office:value="1086.37" calcext:value-type="float">
            <text:p>1086.37</text:p>
          </table:table-cell>
          <table:table-cell office:value-type="float" office:value="2645.35" calcext:value-type="float">
            <text:p>2645.35</text:p>
          </table:table-cell>
          <table:table-cell office:value-type="float" office:value="3.604" calcext:value-type="float">
            <text:p>3.604</text:p>
          </table:table-cell>
          <table:table-cell office:value-type="float" office:value="1.7863" calcext:value-type="float">
            <text:p>1.7863</text:p>
          </table:table-cell>
          <table:table-cell office:value-type="float" office:value="5.3903" calcext:value-type="float">
            <text:p>5.39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86" calcext:value-type="float">
            <text:p>14586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0.0108" calcext:value-type="float">
            <text:p>0.0108</text:p>
          </table:table-cell>
          <table:table-cell office:value-type="float" office:value="1570.26" calcext:value-type="float">
            <text:p>1570.26</text:p>
          </table:table-cell>
          <table:table-cell office:value-type="float" office:value="894.26" calcext:value-type="float">
            <text:p>894.26</text:p>
          </table:table-cell>
          <table:table-cell office:value-type="float" office:value="2464.53" calcext:value-type="float">
            <text:p>2464.53</text:p>
          </table:table-cell>
          <table:table-cell office:value-type="float" office:value="1594.15" calcext:value-type="float">
            <text:p>1594.15</text:p>
          </table:table-cell>
          <table:table-cell office:value-type="float" office:value="1027.86" calcext:value-type="float">
            <text:p>1027.86</text:p>
          </table:table-cell>
          <table:table-cell office:value-type="float" office:value="2622.01" calcext:value-type="float">
            <text:p>2622.01</text:p>
          </table:table-cell>
          <table:table-cell office:value-type="float" office:value="3.6593" calcext:value-type="float">
            <text:p>3.6593</text:p>
          </table:table-cell>
          <table:table-cell office:value-type="float" office:value="1.6763" calcext:value-type="float">
            <text:p>1.6763</text:p>
          </table:table-cell>
          <table:table-cell office:value-type="float" office:value="5.3356" calcext:value-type="float">
            <text:p>5.33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525" calcext:value-type="float">
            <text:p>15525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1605.01" calcext:value-type="float">
            <text:p>1605.01</text:p>
          </table:table-cell>
          <table:table-cell office:value-type="float" office:value="838.29" calcext:value-type="float">
            <text:p>838.29</text:p>
          </table:table-cell>
          <table:table-cell office:value-type="float" office:value="2443.3" calcext:value-type="float">
            <text:p>2443.3</text:p>
          </table:table-cell>
          <table:table-cell office:value-type="float" office:value="1631.17" calcext:value-type="float">
            <text:p>1631.17</text:p>
          </table:table-cell>
          <table:table-cell office:value-type="float" office:value="964.02" calcext:value-type="float">
            <text:p>964.02</text:p>
          </table:table-cell>
          <table:table-cell office:value-type="float" office:value="2595.19" calcext:value-type="float">
            <text:p>2595.19</text:p>
          </table:table-cell>
          <table:table-cell office:value-type="float" office:value="3.7169" calcext:value-type="float">
            <text:p>3.7169</text:p>
          </table:table-cell>
          <table:table-cell office:value-type="float" office:value="1.5594" calcext:value-type="float">
            <text:p>1.5594</text:p>
          </table:table-cell>
          <table:table-cell office:value-type="float" office:value="5.2763" calcext:value-type="float">
            <text:p>5.27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514" calcext:value-type="float">
            <text:p>165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1641.81" calcext:value-type="float">
            <text:p>1641.81</text:p>
          </table:table-cell>
          <table:table-cell office:value-type="float" office:value="776.58" calcext:value-type="float">
            <text:p>776.58</text:p>
          </table:table-cell>
          <table:table-cell office:value-type="float" office:value="2418.39" calcext:value-type="float">
            <text:p>2418.39</text:p>
          </table:table-cell>
          <table:table-cell office:value-type="float" office:value="1670.54" calcext:value-type="float">
            <text:p>1670.54</text:p>
          </table:table-cell>
          <table:table-cell office:value-type="float" office:value="893.38" calcext:value-type="float">
            <text:p>893.38</text:p>
          </table:table-cell>
          <table:table-cell office:value-type="float" office:value="2563.92" calcext:value-type="float">
            <text:p>2563.92</text:p>
          </table:table-cell>
          <table:table-cell office:value-type="float" office:value="3.7776" calcext:value-type="float">
            <text:p>3.7776</text:p>
          </table:table-cell>
          <table:table-cell office:value-type="float" office:value="1.4336" calcext:value-type="float">
            <text:p>1.4336</text:p>
          </table:table-cell>
          <table:table-cell office:value-type="float" office:value="5.2111" calcext:value-type="float">
            <text:p>5.21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554" calcext:value-type="float">
            <text:p>17554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1681.41" calcext:value-type="float">
            <text:p>1681.41</text:p>
          </table:table-cell>
          <table:table-cell office:value-type="float" office:value="707.11" calcext:value-type="float">
            <text:p>707.11</text:p>
          </table:table-cell>
          <table:table-cell office:value-type="float" office:value="2388.52" calcext:value-type="float">
            <text:p>2388.52</text:p>
          </table:table-cell>
          <table:table-cell office:value-type="float" office:value="1713.13" calcext:value-type="float">
            <text:p>1713.13</text:p>
          </table:table-cell>
          <table:table-cell office:value-type="float" office:value="813.59" calcext:value-type="float">
            <text:p>813.59</text:p>
          </table:table-cell>
          <table:table-cell office:value-type="float" office:value="2526.72" calcext:value-type="float">
            <text:p>2526.72</text:p>
          </table:table-cell>
          <table:table-cell office:value-type="float" office:value="3.8427" calcext:value-type="float">
            <text:p>3.8427</text:p>
          </table:table-cell>
          <table:table-cell office:value-type="float" office:value="1.2951" calcext:value-type="float">
            <text:p>1.2951</text:p>
          </table:table-cell>
          <table:table-cell office:value-type="float" office:value="5.1378" calcext:value-type="float">
            <text:p>5.13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651" calcext:value-type="float">
            <text:p>18651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1725.19" calcext:value-type="float">
            <text:p>1725.19</text:p>
          </table:table-cell>
          <table:table-cell office:value-type="float" office:value="626.29" calcext:value-type="float">
            <text:p>626.29</text:p>
          </table:table-cell>
          <table:table-cell office:value-type="float" office:value="2351.47" calcext:value-type="float">
            <text:p>2351.47</text:p>
          </table:table-cell>
          <table:table-cell office:value-type="float" office:value="1760.48" calcext:value-type="float">
            <text:p>1760.48</text:p>
          </table:table-cell>
          <table:table-cell office:value-type="float" office:value="720.52" calcext:value-type="float">
            <text:p>720.52</text:p>
          </table:table-cell>
          <table:table-cell office:value-type="float" office:value="2481" calcext:value-type="float">
            <text:p>2481</text:p>
          </table:table-cell>
          <table:table-cell office:value-type="float" office:value="3.9146" calcext:value-type="float">
            <text:p>3.9146</text:p>
          </table:table-cell>
          <table:table-cell office:value-type="float" office:value="1.1379" calcext:value-type="float">
            <text:p>1.1379</text:p>
          </table:table-cell>
          <table:table-cell office:value-type="float" office:value="5.0525" calcext:value-type="float">
            <text:p>5.05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807" calcext:value-type="float">
            <text:p>19807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1776.13" calcext:value-type="float">
            <text:p>1776.13</text:p>
          </table:table-cell>
          <table:table-cell office:value-type="float" office:value="526.54" calcext:value-type="float">
            <text:p>526.54</text:p>
          </table:table-cell>
          <table:table-cell office:value-type="float" office:value="2302.67" calcext:value-type="float">
            <text:p>2302.67</text:p>
          </table:table-cell>
          <table:table-cell office:value-type="float" office:value="1815.96" calcext:value-type="float">
            <text:p>1815.96</text:p>
          </table:table-cell>
          <table:table-cell office:value-type="float" office:value="605.44" calcext:value-type="float">
            <text:p>605.44</text:p>
          </table:table-cell>
          <table:table-cell office:value-type="float" office:value="2421.4" calcext:value-type="float">
            <text:p>2421.4</text:p>
          </table:table-cell>
          <table:table-cell office:value-type="float" office:value="3.9983" calcext:value-type="float">
            <text:p>3.9983</text:p>
          </table:table-cell>
          <table:table-cell office:value-type="float" office:value="0.9487" calcext:value-type="float">
            <text:p>0.9487</text:p>
          </table:table-cell>
          <table:table-cell office:value-type="float" office:value="4.947" calcext:value-type="float">
            <text:p>4.9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1028" calcext:value-type="float">
            <text:p>21028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1843.84" calcext:value-type="float">
            <text:p>1843.84</text:p>
          </table:table-cell>
          <table:table-cell office:value-type="float" office:value="384.69" calcext:value-type="float">
            <text:p>384.69</text:p>
          </table:table-cell>
          <table:table-cell office:value-type="float" office:value="2228.53" calcext:value-type="float">
            <text:p>2228.53</text:p>
          </table:table-cell>
          <table:table-cell office:value-type="float" office:value="1890.37" calcext:value-type="float">
            <text:p>1890.37</text:p>
          </table:table-cell>
          <table:table-cell office:value-type="float" office:value="441.75" calcext:value-type="float">
            <text:p>441.75</text:p>
          </table:table-cell>
          <table:table-cell office:value-type="float" office:value="2332.12" calcext:value-type="float">
            <text:p>2332.12</text:p>
          </table:table-cell>
          <table:table-cell office:value-type="float" office:value="4.1104" calcext:value-type="float">
            <text:p>4.1104</text:p>
          </table:table-cell>
          <table:table-cell office:value-type="float" office:value="0.6868" calcext:value-type="float">
            <text:p>0.6868</text:p>
          </table:table-cell>
          <table:table-cell office:value-type="float" office:value="4.7972" calcext:value-type="float">
            <text:p>4.7972</text:p>
          </table:table-cell>
        </table:table-row>
        <table:table-row table:style-name="ro1">
          <table:table-cell table:style-name="ce3" office:value-type="float" office:value="374.1" calcext:value-type="float">
            <text:p>374.1</text:p>
          </table:table-cell>
          <table:table-cell table:style-name="ce5" office:value-type="float" office:value="22089" calcext:value-type="float">
            <text:p>22089</text:p>
          </table:table-cell>
          <table:table-cell table:style-name="ce5" office:value-type="float" office:value="0.003155" calcext:value-type="float">
            <text:p>0.0031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315" calcext:value-type="float">
            <text:p>0.00315</text:p>
          </table:table-cell>
          <table:table-cell table:style-name="ce5" office:value-type="float" office:value="2029.58" calcext:value-type="float">
            <text:p>2029.5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29.58" calcext:value-type="float">
            <text:p>2029.58</text:p>
          </table:table-cell>
          <table:table-cell table:style-name="ce5" office:value-type="float" office:value="2099.26" calcext:value-type="float">
            <text:p>2099.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99.26" calcext:value-type="float">
            <text:p>2099.26</text:p>
          </table:table-cell>
          <table:table-cell table:style-name="ce5" office:value-type="float" office:value="4.4297" calcext:value-type="float">
            <text:p>4.429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4297" calcext:value-type="float">
            <text:p>4.4297</text:p>
          </table:table-cell>
        </table:table-row>
        <table:table-row table:style-name="ro1">
          <table:table-cell table:number-columns-repeated="14"/>
        </table:table-row>
        <table:table-row table:style-name="ro1" table:number-rows-repeated="58">
          <table:table-cell/>
          <table:table-cell table:style-name="ce2" table:number-columns-repeated="13"/>
        </table:table-row>
        <table:table-row table:style-name="ro1">
          <table:table-cell/>
          <table:table-cell table:style-name="ce2" table:number-columns-repeated="13"/>
        </table:table-row>
      </table:table>
      <table:table table:name="sat water pressure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at liq</text:p>
          </table:table-cell>
          <table:table-cell office:value-type="string" calcext:value-type="string">
            <text:p>ev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ºC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fg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fg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fg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6113" calcext:value-type="float">
            <text:p>0.61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6.131" calcext:value-type="float">
            <text:p>206.131</text:p>
          </table:table-cell>
          <table:table-cell office:value-type="float" office:value="206.132" calcext:value-type="float">
            <text:p>206.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75.3" calcext:value-type="float">
            <text:p>237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1.3" calcext:value-type="float">
            <text:p>2501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1562" calcext:value-type="float">
            <text:p>9.1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8" calcext:value-type="float">
            <text:p>6.98</text:p>
          </table:table-cell>
          <table:table-cell office:value-type="float" office:value="0.001" calcext:value-type="float">
            <text:p>0.001</text:p>
          </table:table-cell>
          <table:table-cell office:value-type="float" office:value="129.20702" calcext:value-type="float">
            <text:p>129.20702</text:p>
          </table:table-cell>
          <table:table-cell office:value-type="float" office:value="129.20802" calcext:value-type="float">
            <text:p>129.20802</text:p>
          </table:table-cell>
          <table:table-cell office:value-type="float" office:value="29.29" calcext:value-type="float">
            <text:p>29.29</text:p>
          </table:table-cell>
          <table:table-cell office:value-type="float" office:value="2355.69" calcext:value-type="float">
            <text:p>2355.69</text:p>
          </table:table-cell>
          <table:table-cell office:value-type="float" office:value="2384.98" calcext:value-type="float">
            <text:p>2384.98</text:p>
          </table:table-cell>
          <table:table-cell office:value-type="float" office:value="29.29" calcext:value-type="float">
            <text:p>29.29</text:p>
          </table:table-cell>
          <table:table-cell office:value-type="float" office:value="2484.89" calcext:value-type="float">
            <text:p>2484.89</text:p>
          </table:table-cell>
          <table:table-cell office:value-type="float" office:value="2514.18" calcext:value-type="float">
            <text:p>2514.18</text:p>
          </table:table-cell>
          <table:table-cell office:value-type="float" office:value="0.1059" calcext:value-type="float">
            <text:p>0.1059</text:p>
          </table:table-cell>
          <table:table-cell office:value-type="float" office:value="8.8697" calcext:value-type="float">
            <text:p>8.8697</text:p>
          </table:table-cell>
          <table:table-cell office:value-type="float" office:value="8.9756" calcext:value-type="float">
            <text:p>8.975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.03" calcext:value-type="float">
            <text:p>13.03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87.97913" calcext:value-type="float">
            <text:p>87.97913</text:p>
          </table:table-cell>
          <table:table-cell office:value-type="float" office:value="87.98013" calcext:value-type="float">
            <text:p>87.98013</text:p>
          </table:table-cell>
          <table:table-cell office:value-type="float" office:value="54.7" calcext:value-type="float">
            <text:p>54.7</text:p>
          </table:table-cell>
          <table:table-cell office:value-type="float" office:value="2338.63" calcext:value-type="float">
            <text:p>2338.63</text:p>
          </table:table-cell>
          <table:table-cell office:value-type="float" office:value="2393.32" calcext:value-type="float">
            <text:p>2393.32</text:p>
          </table:table-cell>
          <table:table-cell office:value-type="float" office:value="54.7" calcext:value-type="float">
            <text:p>54.7</text:p>
          </table:table-cell>
          <table:table-cell office:value-type="float" office:value="2470.59" calcext:value-type="float">
            <text:p>2470.59</text:p>
          </table:table-cell>
          <table:table-cell office:value-type="float" office:value="2525.3" calcext:value-type="float">
            <text:p>2525.3</text:p>
          </table:table-cell>
          <table:table-cell office:value-type="float" office:value="0.1956" calcext:value-type="float">
            <text:p>0.1956</text:p>
          </table:table-cell>
          <table:table-cell office:value-type="float" office:value="8.6322" calcext:value-type="float">
            <text:p>8.6322</text:p>
          </table:table-cell>
          <table:table-cell office:value-type="float" office:value="8.8278" calcext:value-type="float">
            <text:p>8.8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5" calcext:value-type="float">
            <text:p>17.5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67.00285" calcext:value-type="float">
            <text:p>67.00285</text:p>
          </table:table-cell>
          <table:table-cell office:value-type="float" office:value="67.00385" calcext:value-type="float">
            <text:p>67.00385</text:p>
          </table:table-cell>
          <table:table-cell office:value-type="float" office:value="73.47" calcext:value-type="float">
            <text:p>73.47</text:p>
          </table:table-cell>
          <table:table-cell office:value-type="float" office:value="2326.02" calcext:value-type="float">
            <text:p>2326.02</text:p>
          </table:table-cell>
          <table:table-cell office:value-type="float" office:value="2399.48" calcext:value-type="float">
            <text:p>2399.48</text:p>
          </table:table-cell>
          <table:table-cell office:value-type="float" office:value="73.47" calcext:value-type="float">
            <text:p>73.47</text:p>
          </table:table-cell>
          <table:table-cell office:value-type="float" office:value="2460.02" calcext:value-type="float">
            <text:p>2460.02</text:p>
          </table:table-cell>
          <table:table-cell office:value-type="float" office:value="2533.49" calcext:value-type="float">
            <text:p>2533.49</text:p>
          </table:table-cell>
          <table:table-cell office:value-type="float" office:value="0.2607" calcext:value-type="float">
            <text:p>0.2607</text:p>
          </table:table-cell>
          <table:table-cell office:value-type="float" office:value="8.4629" calcext:value-type="float">
            <text:p>8.4629</text:p>
          </table:table-cell>
          <table:table-cell office:value-type="float" office:value="8.7236" calcext:value-type="float">
            <text:p>8.723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1.08" calcext:value-type="float">
            <text:p>21.08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54.25285" calcext:value-type="float">
            <text:p>54.25285</text:p>
          </table:table-cell>
          <table:table-cell office:value-type="float" office:value="54.25385" calcext:value-type="float">
            <text:p>54.25385</text:p>
          </table:table-cell>
          <table:table-cell office:value-type="float" office:value="88.47" calcext:value-type="float">
            <text:p>88.47</text:p>
          </table:table-cell>
          <table:table-cell office:value-type="float" office:value="2315.93" calcext:value-type="float">
            <text:p>2315.93</text:p>
          </table:table-cell>
          <table:table-cell office:value-type="float" office:value="2404.4" calcext:value-type="float">
            <text:p>2404.4</text:p>
          </table:table-cell>
          <table:table-cell office:value-type="float" office:value="88.47" calcext:value-type="float">
            <text:p>88.47</text:p>
          </table:table-cell>
          <table:table-cell office:value-type="float" office:value="2451.56" calcext:value-type="float">
            <text:p>2451.56</text:p>
          </table:table-cell>
          <table:table-cell office:value-type="float" office:value="2540.03" calcext:value-type="float">
            <text:p>2540.03</text:p>
          </table:table-cell>
          <table:table-cell office:value-type="float" office:value="0.312" calcext:value-type="float">
            <text:p>0.312</text:p>
          </table:table-cell>
          <table:table-cell office:value-type="float" office:value="8.3311" calcext:value-type="float">
            <text:p>8.3311</text:p>
          </table:table-cell>
          <table:table-cell office:value-type="float" office:value="8.6431" calcext:value-type="float">
            <text:p>8.6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08" calcext:value-type="float">
            <text:p>24.08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45.66402" calcext:value-type="float">
            <text:p>45.66402</text:p>
          </table:table-cell>
          <table:table-cell office:value-type="float" office:value="45.66502" calcext:value-type="float">
            <text:p>45.66502</text:p>
          </table:table-cell>
          <table:table-cell office:value-type="float" office:value="101.03" calcext:value-type="float">
            <text:p>101.03</text:p>
          </table:table-cell>
          <table:table-cell office:value-type="float" office:value="2307.48" calcext:value-type="float">
            <text:p>2307.48</text:p>
          </table:table-cell>
          <table:table-cell office:value-type="float" office:value="2408.51" calcext:value-type="float">
            <text:p>2408.51</text:p>
          </table:table-cell>
          <table:table-cell office:value-type="float" office:value="101.03" calcext:value-type="float">
            <text:p>101.03</text:p>
          </table:table-cell>
          <table:table-cell office:value-type="float" office:value="2444.47" calcext:value-type="float">
            <text:p>2444.47</text:p>
          </table:table-cell>
          <table:table-cell office:value-type="float" office:value="2545.5" calcext:value-type="float">
            <text:p>2545.5</text:p>
          </table:table-cell>
          <table:table-cell office:value-type="float" office:value="0.3545" calcext:value-type="float">
            <text:p>0.3545</text:p>
          </table:table-cell>
          <table:table-cell office:value-type="float" office:value="8.2231" calcext:value-type="float">
            <text:p>8.2231</text:p>
          </table:table-cell>
          <table:table-cell office:value-type="float" office:value="8.5775" calcext:value-type="float">
            <text:p>8.5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96" calcext:value-type="float">
            <text:p>28.96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34.79915" calcext:value-type="float">
            <text:p>34.79915</text:p>
          </table:table-cell>
          <table:table-cell office:value-type="float" office:value="34.80015" calcext:value-type="float">
            <text:p>34.80015</text:p>
          </table:table-cell>
          <table:table-cell office:value-type="float" office:value="121.44" calcext:value-type="float">
            <text:p>121.44</text:p>
          </table:table-cell>
          <table:table-cell office:value-type="float" office:value="2293.73" calcext:value-type="float">
            <text:p>2293.73</text:p>
          </table:table-cell>
          <table:table-cell office:value-type="float" office:value="2415.17" calcext:value-type="float">
            <text:p>2415.17</text:p>
          </table:table-cell>
          <table:table-cell office:value-type="float" office:value="121.44" calcext:value-type="float">
            <text:p>121.44</text:p>
          </table:table-cell>
          <table:table-cell office:value-type="float" office:value="2432.93" calcext:value-type="float">
            <text:p>2432.93</text:p>
          </table:table-cell>
          <table:table-cell office:value-type="float" office:value="2554.37" calcext:value-type="float">
            <text:p>2554.37</text:p>
          </table:table-cell>
          <table:table-cell office:value-type="float" office:value="0.4226" calcext:value-type="float">
            <text:p>0.4226</text:p>
          </table:table-cell>
          <table:table-cell office:value-type="float" office:value="8.052" calcext:value-type="float">
            <text:p>8.052</text:p>
          </table:table-cell>
          <table:table-cell office:value-type="float" office:value="8.4746" calcext:value-type="float">
            <text:p>8.4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88" calcext:value-type="float">
            <text:p>32.88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28.1915" calcext:value-type="float">
            <text:p>28.1915</text:p>
          </table:table-cell>
          <table:table-cell office:value-type="float" office:value="28.19251" calcext:value-type="float">
            <text:p>28.19251</text:p>
          </table:table-cell>
          <table:table-cell office:value-type="float" office:value="137.79" calcext:value-type="float">
            <text:p>137.79</text:p>
          </table:table-cell>
          <table:table-cell office:value-type="float" office:value="2282.7" calcext:value-type="float">
            <text:p>2282.7</text:p>
          </table:table-cell>
          <table:table-cell office:value-type="float" office:value="2420.49" calcext:value-type="float">
            <text:p>2420.49</text:p>
          </table:table-cell>
          <table:table-cell office:value-type="float" office:value="137.79" calcext:value-type="float">
            <text:p>137.79</text:p>
          </table:table-cell>
          <table:table-cell office:value-type="float" office:value="2423.66" calcext:value-type="float">
            <text:p>2423.66</text:p>
          </table:table-cell>
          <table:table-cell office:value-type="float" office:value="2561.45" calcext:value-type="float">
            <text:p>2561.45</text:p>
          </table:table-cell>
          <table:table-cell office:value-type="float" office:value="0.4763" calcext:value-type="float">
            <text:p>0.4763</text:p>
          </table:table-cell>
          <table:table-cell office:value-type="float" office:value="7.9187" calcext:value-type="float">
            <text:p>7.9187</text:p>
          </table:table-cell>
          <table:table-cell office:value-type="float" office:value="8.395" calcext:value-type="float">
            <text:p>8.39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0.29" calcext:value-type="float">
            <text:p>40.29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19.23674" calcext:value-type="float">
            <text:p>19.23674</text:p>
          </table:table-cell>
          <table:table-cell office:value-type="float" office:value="19.23775" calcext:value-type="float">
            <text:p>19.23775</text:p>
          </table:table-cell>
          <table:table-cell office:value-type="float" office:value="168.76" calcext:value-type="float">
            <text:p>168.76</text:p>
          </table:table-cell>
          <table:table-cell office:value-type="float" office:value="2261.74" calcext:value-type="float">
            <text:p>2261.74</text:p>
          </table:table-cell>
          <table:table-cell office:value-type="float" office:value="2430.5" calcext:value-type="float">
            <text:p>2430.5</text:p>
          </table:table-cell>
          <table:table-cell office:value-type="float" office:value="168.77" calcext:value-type="float">
            <text:p>168.77</text:p>
          </table:table-cell>
          <table:table-cell office:value-type="float" office:value="2406.02" calcext:value-type="float">
            <text:p>2406.02</text:p>
          </table:table-cell>
          <table:table-cell office:value-type="float" office:value="2574.79" calcext:value-type="float">
            <text:p>2574.79</text:p>
          </table:table-cell>
          <table:table-cell office:value-type="float" office:value="0.5763" calcext:value-type="float">
            <text:p>0.5763</text:p>
          </table:table-cell>
          <table:table-cell office:value-type="float" office:value="7.6751" calcext:value-type="float">
            <text:p>7.6751</text:p>
          </table:table-cell>
          <table:table-cell office:value-type="float" office:value="8.2514" calcext:value-type="float">
            <text:p>8.2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.81" calcext:value-type="float">
            <text:p>45.81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14.67254" calcext:value-type="float">
            <text:p>14.67254</text:p>
          </table:table-cell>
          <table:table-cell office:value-type="float" office:value="14.67355" calcext:value-type="float">
            <text:p>14.67355</text:p>
          </table:table-cell>
          <table:table-cell office:value-type="float" office:value="191.79" calcext:value-type="float">
            <text:p>191.79</text:p>
          </table:table-cell>
          <table:table-cell office:value-type="float" office:value="2246.1" calcext:value-type="float">
            <text:p>2246.1</text:p>
          </table:table-cell>
          <table:table-cell office:value-type="float" office:value="2437.89" calcext:value-type="float">
            <text:p>2437.89</text:p>
          </table:table-cell>
          <table:table-cell office:value-type="float" office:value="191.81" calcext:value-type="float">
            <text:p>191.81</text:p>
          </table:table-cell>
          <table:table-cell office:value-type="float" office:value="2392.82" calcext:value-type="float">
            <text:p>2392.82</text:p>
          </table:table-cell>
          <table:table-cell office:value-type="float" office:value="2584.63" calcext:value-type="float">
            <text:p>2584.63</text:p>
          </table:table-cell>
          <table:table-cell office:value-type="float" office:value="0.6492" calcext:value-type="float">
            <text:p>0.6492</text:p>
          </table:table-cell>
          <table:table-cell office:value-type="float" office:value="7.501" calcext:value-type="float">
            <text:p>7.501</text:p>
          </table:table-cell>
          <table:table-cell office:value-type="float" office:value="8.1501" calcext:value-type="float">
            <text:p>8.1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.97" calcext:value-type="float">
            <text:p>53.97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10.02117" calcext:value-type="float">
            <text:p>10.02117</text:p>
          </table:table-cell>
          <table:table-cell office:value-type="float" office:value="10.02218" calcext:value-type="float">
            <text:p>10.02218</text:p>
          </table:table-cell>
          <table:table-cell office:value-type="float" office:value="225.9" calcext:value-type="float">
            <text:p>225.9</text:p>
          </table:table-cell>
          <table:table-cell office:value-type="float" office:value="2222.83" calcext:value-type="float">
            <text:p>2222.83</text:p>
          </table:table-cell>
          <table:table-cell office:value-type="float" office:value="2448.73" calcext:value-type="float">
            <text:p>2448.73</text:p>
          </table:table-cell>
          <table:table-cell office:value-type="float" office:value="225.91" calcext:value-type="float">
            <text:p>225.91</text:p>
          </table:table-cell>
          <table:table-cell office:value-type="float" office:value="2373.14" calcext:value-type="float">
            <text:p>2373.14</text:p>
          </table:table-cell>
          <table:table-cell office:value-type="float" office:value="2599.06" calcext:value-type="float">
            <text:p>2599.06</text:p>
          </table:table-cell>
          <table:table-cell office:value-type="float" office:value="0.7548" calcext:value-type="float">
            <text:p>0.7548</text:p>
          </table:table-cell>
          <table:table-cell office:value-type="float" office:value="7.2536" calcext:value-type="float">
            <text:p>7.2536</text:p>
          </table:table-cell>
          <table:table-cell office:value-type="float" office:value="8.0084" calcext:value-type="float">
            <text:p>8.00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06" calcext:value-type="float">
            <text:p>60.06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7.64835" calcext:value-type="float">
            <text:p>7.64835</text:p>
          </table:table-cell>
          <table:table-cell office:value-type="float" office:value="7.64937" calcext:value-type="float">
            <text:p>7.64937</text:p>
          </table:table-cell>
          <table:table-cell office:value-type="float" office:value="251.35" calcext:value-type="float">
            <text:p>251.35</text:p>
          </table:table-cell>
          <table:table-cell office:value-type="float" office:value="2205.36" calcext:value-type="float">
            <text:p>2205.36</text:p>
          </table:table-cell>
          <table:table-cell office:value-type="float" office:value="2456.71" calcext:value-type="float">
            <text:p>2456.71</text:p>
          </table:table-cell>
          <table:table-cell office:value-type="float" office:value="251.38" calcext:value-type="float">
            <text:p>251.38</text:p>
          </table:table-cell>
          <table:table-cell office:value-type="float" office:value="2358.33" calcext:value-type="float">
            <text:p>2358.33</text:p>
          </table:table-cell>
          <table:table-cell office:value-type="float" office:value="2609.7" calcext:value-type="float">
            <text:p>2609.7</text:p>
          </table:table-cell>
          <table:table-cell office:value-type="float" office:value="0.8319" calcext:value-type="float">
            <text:p>0.8319</text:p>
          </table:table-cell>
          <table:table-cell office:value-type="float" office:value="7.0766" calcext:value-type="float">
            <text:p>7.0766</text:p>
          </table:table-cell>
          <table:table-cell office:value-type="float" office:value="7.9085" calcext:value-type="float">
            <text:p>7.90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.97" calcext:value-type="float">
            <text:p>64.97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6.20322" calcext:value-type="float">
            <text:p>6.20322</text:p>
          </table:table-cell>
          <table:table-cell office:value-type="float" office:value="6.20424" calcext:value-type="float">
            <text:p>6.20424</text:p>
          </table:table-cell>
          <table:table-cell office:value-type="float" office:value="271.88" calcext:value-type="float">
            <text:p>271.88</text:p>
          </table:table-cell>
          <table:table-cell office:value-type="float" office:value="2191.21" calcext:value-type="float">
            <text:p>2191.21</text:p>
          </table:table-cell>
          <table:table-cell office:value-type="float" office:value="2463.08" calcext:value-type="float">
            <text:p>2463.08</text:p>
          </table:table-cell>
          <table:table-cell office:value-type="float" office:value="271.9" calcext:value-type="float">
            <text:p>271.9</text:p>
          </table:table-cell>
          <table:table-cell office:value-type="float" office:value="2346.29" calcext:value-type="float">
            <text:p>2346.29</text:p>
          </table:table-cell>
          <table:table-cell office:value-type="float" office:value="2618.19" calcext:value-type="float">
            <text:p>2618.19</text:p>
          </table:table-cell>
          <table:table-cell office:value-type="float" office:value="0.893" calcext:value-type="float">
            <text:p>0.893</text:p>
          </table:table-cell>
          <table:table-cell office:value-type="float" office:value="6.9383" calcext:value-type="float">
            <text:p>6.9383</text:p>
          </table:table-cell>
          <table:table-cell office:value-type="float" office:value="7.8313" calcext:value-type="float">
            <text:p>7.8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.1" calcext:value-type="float">
            <text:p>69.1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5.22816" calcext:value-type="float">
            <text:p>5.22816</text:p>
          </table:table-cell>
          <table:table-cell office:value-type="float" office:value="5.22918" calcext:value-type="float">
            <text:p>5.22918</text:p>
          </table:table-cell>
          <table:table-cell office:value-type="float" office:value="289.18" calcext:value-type="float">
            <text:p>289.18</text:p>
          </table:table-cell>
          <table:table-cell office:value-type="float" office:value="2179.22" calcext:value-type="float">
            <text:p>2179.22</text:p>
          </table:table-cell>
          <table:table-cell office:value-type="float" office:value="2468.4" calcext:value-type="float">
            <text:p>2468.4</text:p>
          </table:table-cell>
          <table:table-cell office:value-type="float" office:value="289.21" calcext:value-type="float">
            <text:p>289.21</text:p>
          </table:table-cell>
          <table:table-cell office:value-type="float" office:value="2336.07" calcext:value-type="float">
            <text:p>2336.07</text:p>
          </table:table-cell>
          <table:table-cell office:value-type="float" office:value="2625.28" calcext:value-type="float">
            <text:p>2625.28</text:p>
          </table:table-cell>
          <table:table-cell office:value-type="float" office:value="0.9439" calcext:value-type="float">
            <text:p>0.9439</text:p>
          </table:table-cell>
          <table:table-cell office:value-type="float" office:value="6.8247" calcext:value-type="float">
            <text:p>6.8247</text:p>
          </table:table-cell>
          <table:table-cell office:value-type="float" office:value="7.7686" calcext:value-type="float">
            <text:p>7.76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.87" calcext:value-type="float">
            <text:p>75.87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3.99243" calcext:value-type="float">
            <text:p>3.99243</text:p>
          </table:table-cell>
          <table:table-cell office:value-type="float" office:value="3.99345" calcext:value-type="float">
            <text:p>3.99345</text:p>
          </table:table-cell>
          <table:table-cell office:value-type="float" office:value="317.51" calcext:value-type="float">
            <text:p>317.51</text:p>
          </table:table-cell>
          <table:table-cell office:value-type="float" office:value="2159.49" calcext:value-type="float">
            <text:p>2159.49</text:p>
          </table:table-cell>
          <table:table-cell office:value-type="float" office:value="2477" calcext:value-type="float">
            <text:p>2477</text:p>
          </table:table-cell>
          <table:table-cell office:value-type="float" office:value="317.55" calcext:value-type="float">
            <text:p>317.55</text:p>
          </table:table-cell>
          <table:table-cell office:value-type="float" office:value="2319.19" calcext:value-type="float">
            <text:p>2319.19</text:p>
          </table:table-cell>
          <table:table-cell office:value-type="float" office:value="2636.74" calcext:value-type="float">
            <text:p>2636.74</text:p>
          </table:table-cell>
          <table:table-cell office:value-type="float" office:value="1.0258" calcext:value-type="float">
            <text:p>1.0258</text:p>
          </table:table-cell>
          <table:table-cell office:value-type="float" office:value="6.6441" calcext:value-type="float">
            <text:p>6.6441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.33" calcext:value-type="float">
            <text:p>81.33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3.23931" calcext:value-type="float">
            <text:p>3.23931</text:p>
          </table:table-cell>
          <table:table-cell office:value-type="float" office:value="3.24034" calcext:value-type="float">
            <text:p>3.24034</text:p>
          </table:table-cell>
          <table:table-cell office:value-type="float" office:value="340.42" calcext:value-type="float">
            <text:p>340.42</text:p>
          </table:table-cell>
          <table:table-cell office:value-type="float" office:value="2143.43" calcext:value-type="float">
            <text:p>2143.43</text:p>
          </table:table-cell>
          <table:table-cell office:value-type="float" office:value="2483.85" calcext:value-type="float">
            <text:p>2483.85</text:p>
          </table:table-cell>
          <table:table-cell office:value-type="float" office:value="340.47" calcext:value-type="float">
            <text:p>340.47</text:p>
          </table:table-cell>
          <table:table-cell office:value-type="float" office:value="2305.4" calcext:value-type="float">
            <text:p>2305.4</text:p>
          </table:table-cell>
          <table:table-cell office:value-type="float" office:value="2645.87" calcext:value-type="float">
            <text:p>2645.87</text:p>
          </table:table-cell>
          <table:table-cell office:value-type="float" office:value="1.091" calcext:value-type="float">
            <text:p>1.091</text:p>
          </table:table-cell>
          <table:table-cell office:value-type="float" office:value="6.5029" calcext:value-type="float">
            <text:p>6.5029</text:p>
          </table:table-cell>
          <table:table-cell office:value-type="float" office:value="7.5939" calcext:value-type="float">
            <text:p>7.59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1.77" calcext:value-type="float">
            <text:p>91.77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2.21607" calcext:value-type="float">
            <text:p>2.21607</text:p>
          </table:table-cell>
          <table:table-cell office:value-type="float" office:value="2.21711" calcext:value-type="float">
            <text:p>2.21711</text:p>
          </table:table-cell>
          <table:table-cell office:value-type="float" office:value="394.29" calcext:value-type="float">
            <text:p>394.29</text:p>
          </table:table-cell>
          <table:table-cell office:value-type="float" office:value="2112.39" calcext:value-type="float">
            <text:p>2112.39</text:p>
          </table:table-cell>
          <table:table-cell office:value-type="float" office:value="2496.67" calcext:value-type="float">
            <text:p>2496.67</text:p>
          </table:table-cell>
          <table:table-cell office:value-type="float" office:value="384.36" calcext:value-type="float">
            <text:p>384.36</text:p>
          </table:table-cell>
          <table:table-cell office:value-type="float" office:value="2278.59" calcext:value-type="float">
            <text:p>2278.59</text:p>
          </table:table-cell>
          <table:table-cell office:value-type="float" office:value="2662.96" calcext:value-type="float">
            <text:p>2662.96</text:p>
          </table:table-cell>
          <table:table-cell office:value-type="float" office:value="1.2129" calcext:value-type="float">
            <text:p>1.2129</text:p>
          </table:table-cell>
          <table:table-cell office:value-type="float" office:value="6.2434" calcext:value-type="float">
            <text:p>6.2434</text:p>
          </table:table-cell>
          <table:table-cell office:value-type="float" office:value="7.4563" calcext:value-type="float">
            <text:p>7.45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62" calcext:value-type="float">
            <text:p>99.62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1.69296" calcext:value-type="float">
            <text:p>1.69296</text:p>
          </table:table-cell>
          <table:table-cell office:value-type="float" office:value="1.694" calcext:value-type="float">
            <text:p>1.694</text:p>
          </table:table-cell>
          <table:table-cell office:value-type="float" office:value="417.33" calcext:value-type="float">
            <text:p>417.33</text:p>
          </table:table-cell>
          <table:table-cell office:value-type="float" office:value="2088.72" calcext:value-type="float">
            <text:p>2088.72</text:p>
          </table:table-cell>
          <table:table-cell office:value-type="float" office:value="2506.06" calcext:value-type="float">
            <text:p>2506.06</text:p>
          </table:table-cell>
          <table:table-cell office:value-type="float" office:value="417.44" calcext:value-type="float">
            <text:p>417.44</text:p>
          </table:table-cell>
          <table:table-cell office:value-type="float" office:value="2258.02" calcext:value-type="float">
            <text:p>2258.02</text:p>
          </table:table-cell>
          <table:table-cell office:value-type="float" office:value="2675.46" calcext:value-type="float">
            <text:p>2675.46</text:p>
          </table:table-cell>
          <table:table-cell office:value-type="float" office:value="1.3025" calcext:value-type="float">
            <text:p>1.3025</text:p>
          </table:table-cell>
          <table:table-cell office:value-type="float" office:value="6.0568" calcext:value-type="float">
            <text:p>6.0568</text:p>
          </table:table-cell>
          <table:table-cell office:value-type="float" office:value="7.3593" calcext:value-type="float">
            <text:p>7.35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.99" calcext:value-type="float">
            <text:p>105.99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1.37385" calcext:value-type="float">
            <text:p>1.37385</text:p>
          </table:table-cell>
          <table:table-cell office:value-type="float" office:value="1.3749" calcext:value-type="float">
            <text:p>1.3749</text:p>
          </table:table-cell>
          <table:table-cell office:value-type="float" office:value="444.16" calcext:value-type="float">
            <text:p>444.16</text:p>
          </table:table-cell>
          <table:table-cell office:value-type="float" office:value="2069.32" calcext:value-type="float">
            <text:p>2069.32</text:p>
          </table:table-cell>
          <table:table-cell office:value-type="float" office:value="2513.48" calcext:value-type="float">
            <text:p>2513.48</text:p>
          </table:table-cell>
          <table:table-cell office:value-type="float" office:value="444.3" calcext:value-type="float">
            <text:p>444.3</text:p>
          </table:table-cell>
          <table:table-cell office:value-type="float" office:value="2241.05" calcext:value-type="float">
            <text:p>2241.05</text:p>
          </table:table-cell>
          <table:table-cell office:value-type="float" office:value="2685.35" calcext:value-type="float">
            <text:p>2685.35</text:p>
          </table:table-cell>
          <table:table-cell office:value-type="float" office:value="1.3739" calcext:value-type="float">
            <text:p>1.3739</text:p>
          </table:table-cell>
          <table:table-cell office:value-type="float" office:value="5.9104" calcext:value-type="float">
            <text:p>5.9104</text:p>
          </table:table-cell>
          <table:table-cell office:value-type="float" office:value="7.2843" calcext:value-type="float">
            <text:p>7.28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1.37" calcext:value-type="float">
            <text:p>111.37</text:p>
          </table:table-cell>
          <table:table-cell office:value-type="float" office:value="0.001053" calcext:value-type="float">
            <text:p>0.001053</text:p>
          </table:table-cell>
          <table:table-cell office:value-type="float" office:value="1.15828" calcext:value-type="float">
            <text:p>1.15828</text:p>
          </table:table-cell>
          <table:table-cell office:value-type="float" office:value="1.15933" calcext:value-type="float">
            <text:p>1.15933</text:p>
          </table:table-cell>
          <table:table-cell office:value-type="float" office:value="466.92" calcext:value-type="float">
            <text:p>466.92</text:p>
          </table:table-cell>
          <table:table-cell office:value-type="float" office:value="2052.72" calcext:value-type="float">
            <text:p>2052.72</text:p>
          </table:table-cell>
          <table:table-cell office:value-type="float" office:value="2519.64" calcext:value-type="float">
            <text:p>2519.64</text:p>
          </table:table-cell>
          <table:table-cell office:value-type="float" office:value="467.08" calcext:value-type="float">
            <text:p>467.08</text:p>
          </table:table-cell>
          <table:table-cell office:value-type="float" office:value="2226.46" calcext:value-type="float">
            <text:p>2226.46</text:p>
          </table:table-cell>
          <table:table-cell office:value-type="float" office:value="2693.54" calcext:value-type="float">
            <text:p>2693.54</text:p>
          </table:table-cell>
          <table:table-cell office:value-type="float" office:value="1.4335" calcext:value-type="float">
            <text:p>1.4335</text:p>
          </table:table-cell>
          <table:table-cell office:value-type="float" office:value="5.7897" calcext:value-type="float">
            <text:p>5.7897</text:p>
          </table:table-cell>
          <table:table-cell office:value-type="float" office:value="7.2232" calcext:value-type="float">
            <text:p>7.22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6.06" calcext:value-type="float">
            <text:p>116.06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1.00257" calcext:value-type="float">
            <text:p>1.00257</text:p>
          </table:table-cell>
          <table:table-cell office:value-type="float" office:value="1.00363" calcext:value-type="float">
            <text:p>1.00363</text:p>
          </table:table-cell>
          <table:table-cell office:value-type="float" office:value="486.78" calcext:value-type="float">
            <text:p>486.78</text:p>
          </table:table-cell>
          <table:table-cell office:value-type="float" office:value="2038.12" calcext:value-type="float">
            <text:p>2038.12</text:p>
          </table:table-cell>
          <table:table-cell office:value-type="float" office:value="2524.9" calcext:value-type="float">
            <text:p>2524.9</text:p>
          </table:table-cell>
          <table:table-cell office:value-type="float" office:value="486.97" calcext:value-type="float">
            <text:p>486.97</text:p>
          </table:table-cell>
          <table:table-cell office:value-type="float" office:value="2213.57" calcext:value-type="float">
            <text:p>2213.57</text:p>
          </table:table-cell>
          <table:table-cell office:value-type="float" office:value="2700.53" calcext:value-type="float">
            <text:p>2700.53</text:p>
          </table:table-cell>
          <table:table-cell office:value-type="float" office:value="1.4848" calcext:value-type="float">
            <text:p>1.4848</text:p>
          </table:table-cell>
          <table:table-cell office:value-type="float" office:value="5.6868" calcext:value-type="float">
            <text:p>5.6868</text:p>
          </table:table-cell>
          <table:table-cell office:value-type="float" office:value="7.1717" calcext:value-type="float">
            <text:p>7.17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.23" calcext:value-type="float">
            <text:p>120.23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88467" calcext:value-type="float">
            <text:p>0.88467</text:p>
          </table:table-cell>
          <table:table-cell office:value-type="float" office:value="0.88573" calcext:value-type="float">
            <text:p>0.88573</text:p>
          </table:table-cell>
          <table:table-cell office:value-type="float" office:value="504.47" calcext:value-type="float">
            <text:p>504.47</text:p>
          </table:table-cell>
          <table:table-cell office:value-type="float" office:value="2025.02" calcext:value-type="float">
            <text:p>2025.02</text:p>
          </table:table-cell>
          <table:table-cell office:value-type="float" office:value="2529.49" calcext:value-type="float">
            <text:p>2529.49</text:p>
          </table:table-cell>
          <table:table-cell office:value-type="float" office:value="504.68" calcext:value-type="float">
            <text:p>504.68</text:p>
          </table:table-cell>
          <table:table-cell office:value-type="float" office:value="2201.96" calcext:value-type="float">
            <text:p>2201.96</text:p>
          </table:table-cell>
          <table:table-cell office:value-type="float" office:value="2706.63" calcext:value-type="float">
            <text:p>2706.63</text:p>
          </table:table-cell>
          <table:table-cell office:value-type="float" office:value="1.53" calcext:value-type="float">
            <text:p>1.53</text:p>
          </table:table-cell>
          <table:table-cell office:value-type="float" office:value="5.597" calcext:value-type="float">
            <text:p>5.597</text:p>
          </table:table-cell>
          <table:table-cell office:value-type="float" office:value="7.1271" calcext:value-type="float">
            <text:p>7.12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79219" calcext:value-type="float">
            <text:p>0.79219</text:p>
          </table:table-cell>
          <table:table-cell office:value-type="float" office:value="0.79325" calcext:value-type="float">
            <text:p>0.79325</text:p>
          </table:table-cell>
          <table:table-cell office:value-type="float" office:value="520.45" calcext:value-type="float">
            <text:p>520.45</text:p>
          </table:table-cell>
          <table:table-cell office:value-type="float" office:value="2013.1" calcext:value-type="float">
            <text:p>2013.1</text:p>
          </table:table-cell>
          <table:table-cell office:value-type="float" office:value="2533.56" calcext:value-type="float">
            <text:p>2533.56</text:p>
          </table:table-cell>
          <table:table-cell office:value-type="float" office:value="520.69" calcext:value-type="float">
            <text:p>520.69</text:p>
          </table:table-cell>
          <table:table-cell office:value-type="float" office:value="2191.35" calcext:value-type="float">
            <text:p>2191.35</text:p>
          </table:table-cell>
          <table:table-cell office:value-type="float" office:value="2712.04" calcext:value-type="float">
            <text:p>2712.04</text:p>
          </table:table-cell>
          <table:table-cell office:value-type="float" office:value="1.5705" calcext:value-type="float">
            <text:p>1.5705</text:p>
          </table:table-cell>
          <table:table-cell office:value-type="float" office:value="5.5173" calcext:value-type="float">
            <text:p>5.5173</text:p>
          </table:table-cell>
          <table:table-cell office:value-type="float" office:value="7.0878" calcext:value-type="float">
            <text:p>7.08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7.43" calcext:value-type="float">
            <text:p>127.43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71765" calcext:value-type="float">
            <text:p>0.71765</text:p>
          </table:table-cell>
          <table:table-cell office:value-type="float" office:value="0.71871" calcext:value-type="float">
            <text:p>0.71871</text:p>
          </table:table-cell>
          <table:table-cell office:value-type="float" office:value="535.08" calcext:value-type="float">
            <text:p>535.08</text:p>
          </table:table-cell>
          <table:table-cell office:value-type="float" office:value="2002.14" calcext:value-type="float">
            <text:p>2002.14</text:p>
          </table:table-cell>
          <table:table-cell office:value-type="float" office:value="2537.21" calcext:value-type="float">
            <text:p>2537.21</text:p>
          </table:table-cell>
          <table:table-cell office:value-type="float" office:value="535.34" calcext:value-type="float">
            <text:p>535.34</text:p>
          </table:table-cell>
          <table:table-cell office:value-type="float" office:value="2181.55" calcext:value-type="float">
            <text:p>2181.55</text:p>
          </table:table-cell>
          <table:table-cell office:value-type="float" office:value="2716.89" calcext:value-type="float">
            <text:p>2716.89</text:p>
          </table:table-cell>
          <table:table-cell office:value-type="float" office:value="1.6072" calcext:value-type="float">
            <text:p>1.6072</text:p>
          </table:table-cell>
          <table:table-cell office:value-type="float" office:value="5.4455" calcext:value-type="float">
            <text:p>5.4455</text:p>
          </table:table-cell>
          <table:table-cell office:value-type="float" office:value="7.0526" calcext:value-type="float">
            <text:p>7.05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0.6" calcext:value-type="float">
            <text:p>130.6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65624" calcext:value-type="float">
            <text:p>0.65624</text:p>
          </table:table-cell>
          <table:table-cell office:value-type="float" office:value="0.65731" calcext:value-type="float">
            <text:p>0.65731</text:p>
          </table:table-cell>
          <table:table-cell office:value-type="float" office:value="548.57" calcext:value-type="float">
            <text:p>548.57</text:p>
          </table:table-cell>
          <table:table-cell office:value-type="float" office:value="1991.95" calcext:value-type="float">
            <text:p>1991.95</text:p>
          </table:table-cell>
          <table:table-cell office:value-type="float" office:value="2540.53" calcext:value-type="float">
            <text:p>2540.53</text:p>
          </table:table-cell>
          <table:table-cell office:value-type="float" office:value="548.87" calcext:value-type="float">
            <text:p>548.87</text:p>
          </table:table-cell>
          <table:table-cell office:value-type="float" office:value="2172.42" calcext:value-type="float">
            <text:p>2172.42</text:p>
          </table:table-cell>
          <table:table-cell office:value-type="float" office:value="2721.29" calcext:value-type="float">
            <text:p>2721.29</text:p>
          </table:table-cell>
          <table:table-cell office:value-type="float" office:value="1.6407" calcext:value-type="float">
            <text:p>1.6407</text:p>
          </table:table-cell>
          <table:table-cell office:value-type="float" office:value="5.3801" calcext:value-type="float">
            <text:p>5.3801</text:p>
          </table:table-cell>
          <table:table-cell office:value-type="float" office:value="7.0208" calcext:value-type="float">
            <text:p>7.02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3.55" calcext:value-type="float">
            <text:p>133.55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.60475" calcext:value-type="float">
            <text:p>0.60475</text:p>
          </table:table-cell>
          <table:table-cell office:value-type="float" office:value="0.60582" calcext:value-type="float">
            <text:p>0.60582</text:p>
          </table:table-cell>
          <table:table-cell office:value-type="float" office:value="561.13" calcext:value-type="float">
            <text:p>561.13</text:p>
          </table:table-cell>
          <table:table-cell office:value-type="float" office:value="1982.43" calcext:value-type="float">
            <text:p>1982.43</text:p>
          </table:table-cell>
          <table:table-cell office:value-type="float" office:value="2543.55" calcext:value-type="float">
            <text:p>2543.55</text:p>
          </table:table-cell>
          <table:table-cell office:value-type="float" office:value="561.45" calcext:value-type="float">
            <text:p>561.45</text:p>
          </table:table-cell>
          <table:table-cell office:value-type="float" office:value="2163.85" calcext:value-type="float">
            <text:p>2163.85</text:p>
          </table:table-cell>
          <table:table-cell office:value-type="float" office:value="2725.3" calcext:value-type="float">
            <text:p>2725.3</text:p>
          </table:table-cell>
          <table:table-cell office:value-type="float" office:value="1.6717" calcext:value-type="float">
            <text:p>1.6717</text:p>
          </table:table-cell>
          <table:table-cell office:value-type="float" office:value="5.3201" calcext:value-type="float">
            <text:p>5.3201</text:p>
          </table:table-cell>
          <table:table-cell office:value-type="float" office:value="6.9918" calcext:value-type="float">
            <text:p>6.99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6.3" calcext:value-type="float">
            <text:p>136.3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.56093" calcext:value-type="float">
            <text:p>0.56093</text:p>
          </table:table-cell>
          <table:table-cell office:value-type="float" office:value="0.56201" calcext:value-type="float">
            <text:p>0.56201</text:p>
          </table:table-cell>
          <table:table-cell office:value-type="float" office:value="572.88" calcext:value-type="float">
            <text:p>572.88</text:p>
          </table:table-cell>
          <table:table-cell office:value-type="float" office:value="1973.46" calcext:value-type="float">
            <text:p>1973.46</text:p>
          </table:table-cell>
          <table:table-cell office:value-type="float" office:value="2546.34" calcext:value-type="float">
            <text:p>2546.34</text:p>
          </table:table-cell>
          <table:table-cell office:value-type="float" office:value="573.23" calcext:value-type="float">
            <text:p>573.23</text:p>
          </table:table-cell>
          <table:table-cell office:value-type="float" office:value="2155.76" calcext:value-type="float">
            <text:p>2155.76</text:p>
          </table:table-cell>
          <table:table-cell office:value-type="float" office:value="2728.99" calcext:value-type="float">
            <text:p>2728.99</text:p>
          </table:table-cell>
          <table:table-cell office:value-type="float" office:value="1.7005" calcext:value-type="float">
            <text:p>1.7005</text:p>
          </table:table-cell>
          <table:table-cell office:value-type="float" office:value="5.2646" calcext:value-type="float">
            <text:p>5.2646</text:p>
          </table:table-cell>
          <table:table-cell office:value-type="float" office:value="6.9651" calcext:value-type="float">
            <text:p>6.96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8.88" calcext:value-type="float">
            <text:p>138.88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52317" calcext:value-type="float">
            <text:p>0.52317</text:p>
          </table:table-cell>
          <table:table-cell office:value-type="float" office:value="0.52425" calcext:value-type="float">
            <text:p>0.52425</text:p>
          </table:table-cell>
          <table:table-cell office:value-type="float" office:value="583.93" calcext:value-type="float">
            <text:p>583.93</text:p>
          </table:table-cell>
          <table:table-cell office:value-type="float" office:value="1964.98" calcext:value-type="float">
            <text:p>1964.98</text:p>
          </table:table-cell>
          <table:table-cell office:value-type="float" office:value="2548.92" calcext:value-type="float">
            <text:p>2548.92</text:p>
          </table:table-cell>
          <table:table-cell office:value-type="float" office:value="584.31" calcext:value-type="float">
            <text:p>584.31</text:p>
          </table:table-cell>
          <table:table-cell office:value-type="float" office:value="2148.1" calcext:value-type="float">
            <text:p>2148.1</text:p>
          </table:table-cell>
          <table:table-cell office:value-type="float" office:value="2732.4" calcext:value-type="float">
            <text:p>2732.4</text:p>
          </table:table-cell>
          <table:table-cell office:value-type="float" office:value="1.7274" calcext:value-type="float">
            <text:p>1.7274</text:p>
          </table:table-cell>
          <table:table-cell office:value-type="float" office:value="5.213" calcext:value-type="float">
            <text:p>5.213</text:p>
          </table:table-cell>
          <table:table-cell office:value-type="float" office:value="6.9404" calcext:value-type="float">
            <text:p>6.94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1.32" calcext:value-type="float">
            <text:p>141.32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.49029" calcext:value-type="float">
            <text:p>0.49029</text:p>
          </table:table-cell>
          <table:table-cell office:value-type="float" office:value="0.49137" calcext:value-type="float">
            <text:p>0.49137</text:p>
          </table:table-cell>
          <table:table-cell office:value-type="float" office:value="594.38" calcext:value-type="float">
            <text:p>594.38</text:p>
          </table:table-cell>
          <table:table-cell office:value-type="float" office:value="1956.93" calcext:value-type="float">
            <text:p>1956.93</text:p>
          </table:table-cell>
          <table:table-cell office:value-type="float" office:value="2551.31" calcext:value-type="float">
            <text:p>2551.31</text:p>
          </table:table-cell>
          <table:table-cell office:value-type="float" office:value="594.79" calcext:value-type="float">
            <text:p>594.79</text:p>
          </table:table-cell>
          <table:table-cell office:value-type="float" office:value="2140.79" calcext:value-type="float">
            <text:p>2140.79</text:p>
          </table:table-cell>
          <table:table-cell office:value-type="float" office:value="2735.58" calcext:value-type="float">
            <text:p>2735.58</text:p>
          </table:table-cell>
          <table:table-cell office:value-type="float" office:value="1.7527" calcext:value-type="float">
            <text:p>1.7527</text:p>
          </table:table-cell>
          <table:table-cell office:value-type="float" office:value="5.1647" calcext:value-type="float">
            <text:p>5.1647</text:p>
          </table:table-cell>
          <table:table-cell office:value-type="float" office:value="6.9174" calcext:value-type="float">
            <text:p>6.91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3.63" calcext:value-type="float">
            <text:p>143.63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46138" calcext:value-type="float">
            <text:p>0.46138</text:p>
          </table:table-cell>
          <table:table-cell office:value-type="float" office:value="0.46246" calcext:value-type="float">
            <text:p>0.46246</text:p>
          </table:table-cell>
          <table:table-cell office:value-type="float" office:value="604.29" calcext:value-type="float">
            <text:p>604.29</text:p>
          </table:table-cell>
          <table:table-cell office:value-type="float" office:value="1949.26" calcext:value-type="float">
            <text:p>1949.26</text:p>
          </table:table-cell>
          <table:table-cell office:value-type="float" office:value="2553.55" calcext:value-type="float">
            <text:p>2553.55</text:p>
          </table:table-cell>
          <table:table-cell office:value-type="float" office:value="604.73" calcext:value-type="float">
            <text:p>604.73</text:p>
          </table:table-cell>
          <table:table-cell office:value-type="float" office:value="2133.81" calcext:value-type="float">
            <text:p>2133.81</text:p>
          </table:table-cell>
          <table:table-cell office:value-type="float" office:value="2738.53" calcext:value-type="float">
            <text:p>2738.53</text:p>
          </table:table-cell>
          <table:table-cell office:value-type="float" office:value="1.7766" calcext:value-type="float">
            <text:p>1.7766</text:p>
          </table:table-cell>
          <table:table-cell office:value-type="float" office:value="5.1193" calcext:value-type="float">
            <text:p>5.1193</text:p>
          </table:table-cell>
          <table:table-cell office:value-type="float" office:value="6.8958" calcext:value-type="float">
            <text:p>6.895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7.93" calcext:value-type="float">
            <text:p>147.93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41289" calcext:value-type="float">
            <text:p>0.41289</text:p>
          </table:table-cell>
          <table:table-cell office:value-type="float" office:value="0.41398" calcext:value-type="float">
            <text:p>0.41398</text:p>
          </table:table-cell>
          <table:table-cell office:value-type="float" office:value="622.75" calcext:value-type="float">
            <text:p>622.75</text:p>
          </table:table-cell>
          <table:table-cell office:value-type="float" office:value="1934.87" calcext:value-type="float">
            <text:p>1934.87</text:p>
          </table:table-cell>
          <table:table-cell office:value-type="float" office:value="2557.62" calcext:value-type="float">
            <text:p>2557.62</text:p>
          </table:table-cell>
          <table:table-cell office:value-type="float" office:value="623.24" calcext:value-type="float">
            <text:p>623.24</text:p>
          </table:table-cell>
          <table:table-cell office:value-type="float" office:value="2120.67" calcext:value-type="float">
            <text:p>2120.67</text:p>
          </table:table-cell>
          <table:table-cell office:value-type="float" office:value="2743.91" calcext:value-type="float">
            <text:p>2743.91</text:p>
          </table:table-cell>
          <table:table-cell office:value-type="float" office:value="1.8206" calcext:value-type="float">
            <text:p>1.8206</text:p>
          </table:table-cell>
          <table:table-cell office:value-type="float" office:value="5.0359" calcext:value-type="float">
            <text:p>5.0359</text:p>
          </table:table-cell>
          <table:table-cell office:value-type="float" office:value="6.8565" calcext:value-type="float">
            <text:p>6.85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1.86" calcext:value-type="float">
            <text:p>151.86</text:p>
          </table:table-cell>
          <table:table-cell office:value-type="float" office:value="0.001093" calcext:value-type="float">
            <text:p>0.001093</text:p>
          </table:table-cell>
          <table:table-cell office:value-type="float" office:value="0.3738" calcext:value-type="float">
            <text:p>0.3738</text:p>
          </table:table-cell>
          <table:table-cell office:value-type="float" office:value="0.37489" calcext:value-type="float">
            <text:p>0.37489</text:p>
          </table:table-cell>
          <table:table-cell office:value-type="float" office:value="639.66" calcext:value-type="float">
            <text:p>639.66</text:p>
          </table:table-cell>
          <table:table-cell office:value-type="float" office:value="1921.57" calcext:value-type="float">
            <text:p>1921.57</text:p>
          </table:table-cell>
          <table:table-cell office:value-type="float" office:value="2561.23" calcext:value-type="float">
            <text:p>2561.23</text:p>
          </table:table-cell>
          <table:table-cell office:value-type="float" office:value="640.21" calcext:value-type="float">
            <text:p>640.21</text:p>
          </table:table-cell>
          <table:table-cell office:value-type="float" office:value="2108.47" calcext:value-type="float">
            <text:p>2108.47</text:p>
          </table:table-cell>
          <table:table-cell office:value-type="float" office:value="2748.67" calcext:value-type="float">
            <text:p>2748.67</text:p>
          </table:table-cell>
          <table:table-cell office:value-type="float" office:value="1.8606" calcext:value-type="float">
            <text:p>1.8606</text:p>
          </table:table-cell>
          <table:table-cell office:value-type="float" office:value="4.9606" calcext:value-type="float">
            <text:p>4.9606</text:p>
          </table:table-cell>
          <table:table-cell office:value-type="float" office:value="6.8212" calcext:value-type="float">
            <text:p>6.82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5.48" calcext:value-type="float">
            <text:p>155.48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34159" calcext:value-type="float">
            <text:p>0.34159</text:p>
          </table:table-cell>
          <table:table-cell office:value-type="float" office:value="0.34268" calcext:value-type="float">
            <text:p>0.34268</text:p>
          </table:table-cell>
          <table:table-cell office:value-type="float" office:value="655.3" calcext:value-type="float">
            <text:p>655.3</text:p>
          </table:table-cell>
          <table:table-cell office:value-type="float" office:value="1909.17" calcext:value-type="float">
            <text:p>1909.17</text:p>
          </table:table-cell>
          <table:table-cell office:value-type="float" office:value="2564.47" calcext:value-type="float">
            <text:p>2564.47</text:p>
          </table:table-cell>
          <table:table-cell office:value-type="float" office:value="655.91" calcext:value-type="float">
            <text:p>655.91</text:p>
          </table:table-cell>
          <table:table-cell office:value-type="float" office:value="2097.04" calcext:value-type="float">
            <text:p>2097.04</text:p>
          </table:table-cell>
          <table:table-cell office:value-type="float" office:value="2752.94" calcext:value-type="float">
            <text:p>2752.94</text:p>
          </table:table-cell>
          <table:table-cell office:value-type="float" office:value="1.8972" calcext:value-type="float">
            <text:p>1.8972</text:p>
          </table:table-cell>
          <table:table-cell office:value-type="float" office:value="4.892" calcext:value-type="float">
            <text:p>4.892</text:p>
          </table:table-cell>
          <table:table-cell office:value-type="float" office:value="6.7892" calcext:value-type="float">
            <text:p>6.78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8.85" calcext:value-type="float">
            <text:p>158.85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31457" calcext:value-type="float">
            <text:p>0.31457</text:p>
          </table:table-cell>
          <table:table-cell office:value-type="float" office:value="0.31567" calcext:value-type="float">
            <text:p>0.31567</text:p>
          </table:table-cell>
          <table:table-cell office:value-type="float" office:value="669.88" calcext:value-type="float">
            <text:p>669.88</text:p>
          </table:table-cell>
          <table:table-cell office:value-type="float" office:value="1897.52" calcext:value-type="float">
            <text:p>1897.52</text:p>
          </table:table-cell>
          <table:table-cell office:value-type="float" office:value="2567.4" calcext:value-type="float">
            <text:p>2567.4</text:p>
          </table:table-cell>
          <table:table-cell office:value-type="float" office:value="670.54" calcext:value-type="float">
            <text:p>670.54</text:p>
          </table:table-cell>
          <table:table-cell office:value-type="float" office:value="2086.26" calcext:value-type="float">
            <text:p>2086.26</text:p>
          </table:table-cell>
          <table:table-cell office:value-type="float" office:value="2756.8" calcext:value-type="float">
            <text:p>2756.8</text:p>
          </table:table-cell>
          <table:table-cell office:value-type="float" office:value="1.9311" calcext:value-type="float">
            <text:p>1.9311</text:p>
          </table:table-cell>
          <table:table-cell office:value-type="float" office:value="4.8289" calcext:value-type="float">
            <text:p>4.8289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2.01" calcext:value-type="float">
            <text:p>162.01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29158" calcext:value-type="float">
            <text:p>0.29158</text:p>
          </table:table-cell>
          <table:table-cell office:value-type="float" office:value="0.29268" calcext:value-type="float">
            <text:p>0.29268</text:p>
          </table:table-cell>
          <table:table-cell office:value-type="float" office:value="683.55" calcext:value-type="float">
            <text:p>683.55</text:p>
          </table:table-cell>
          <table:table-cell office:value-type="float" office:value="1886.51" calcext:value-type="float">
            <text:p>1886.51</text:p>
          </table:table-cell>
          <table:table-cell office:value-type="float" office:value="2570.06" calcext:value-type="float">
            <text:p>2570.06</text:p>
          </table:table-cell>
          <table:table-cell office:value-type="float" office:value="684.26" calcext:value-type="float">
            <text:p>684.26</text:p>
          </table:table-cell>
          <table:table-cell office:value-type="float" office:value="2076.04" calcext:value-type="float">
            <text:p>2076.04</text:p>
          </table:table-cell>
          <table:table-cell office:value-type="float" office:value="2760.3" calcext:value-type="float">
            <text:p>2760.3</text:p>
          </table:table-cell>
          <table:table-cell office:value-type="float" office:value="1.9627" calcext:value-type="float">
            <text:p>1.9627</text:p>
          </table:table-cell>
          <table:table-cell office:value-type="float" office:value="4.7704" calcext:value-type="float">
            <text:p>4.7704</text:p>
          </table:table-cell>
          <table:table-cell office:value-type="float" office:value="6.733" calcext:value-type="float">
            <text:p>6.7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4.97" calcext:value-type="float">
            <text:p>164.97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27176" calcext:value-type="float">
            <text:p>0.27176</text:p>
          </table:table-cell>
          <table:table-cell office:value-type="float" office:value="0.27286" calcext:value-type="float">
            <text:p>0.27286</text:p>
          </table:table-cell>
          <table:table-cell office:value-type="float" office:value="696.43" calcext:value-type="float">
            <text:p>696.43</text:p>
          </table:table-cell>
          <table:table-cell office:value-type="float" office:value="1876.07" calcext:value-type="float">
            <text:p>1876.07</text:p>
          </table:table-cell>
          <table:table-cell office:value-type="float" office:value="2572.49" calcext:value-type="float">
            <text:p>2572.49</text:p>
          </table:table-cell>
          <table:table-cell office:value-type="float" office:value="697.2" calcext:value-type="float">
            <text:p>697.2</text:p>
          </table:table-cell>
          <table:table-cell office:value-type="float" office:value="2066.3" calcext:value-type="float">
            <text:p>2066.3</text:p>
          </table:table-cell>
          <table:table-cell office:value-type="float" office:value="2763.5" calcext:value-type="float">
            <text:p>2763.5</text:p>
          </table:table-cell>
          <table:table-cell office:value-type="float" office:value="1.9922" calcext:value-type="float">
            <text:p>1.9922</text:p>
          </table:table-cell>
          <table:table-cell office:value-type="float" office:value="4.7158" calcext:value-type="float">
            <text:p>4.7158</text:p>
          </table:table-cell>
          <table:table-cell office:value-type="float" office:value="6.708" calcext:value-type="float">
            <text:p>6.7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7.77" calcext:value-type="float">
            <text:p>167.77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25449" calcext:value-type="float">
            <text:p>0.25449</text:p>
          </table:table-cell>
          <table:table-cell office:value-type="float" office:value="0.2556" calcext:value-type="float">
            <text:p>0.2556</text:p>
          </table:table-cell>
          <table:table-cell office:value-type="float" office:value="708.62" calcext:value-type="float">
            <text:p>708.62</text:p>
          </table:table-cell>
          <table:table-cell office:value-type="float" office:value="1866.11" calcext:value-type="float">
            <text:p>1866.11</text:p>
          </table:table-cell>
          <table:table-cell office:value-type="float" office:value="2574.73" calcext:value-type="float">
            <text:p>2574.73</text:p>
          </table:table-cell>
          <table:table-cell office:value-type="float" office:value="709.45" calcext:value-type="float">
            <text:p>709.45</text:p>
          </table:table-cell>
          <table:table-cell office:value-type="float" office:value="2056.98" calcext:value-type="float">
            <text:p>2056.98</text:p>
          </table:table-cell>
          <table:table-cell office:value-type="float" office:value="2766.43" calcext:value-type="float">
            <text:p>2766.43</text:p>
          </table:table-cell>
          <table:table-cell office:value-type="float" office:value="2.0199" calcext:value-type="float">
            <text:p>2.0199</text:p>
          </table:table-cell>
          <table:table-cell office:value-type="float" office:value="4.6647" calcext:value-type="float">
            <text:p>4.6647</text:p>
          </table:table-cell>
          <table:table-cell office:value-type="float" office:value="6.6846" calcext:value-type="float">
            <text:p>6.68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.43" calcext:value-type="float">
            <text:p>170.43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23931" calcext:value-type="float">
            <text:p>0.23931</text:p>
          </table:table-cell>
          <table:table-cell office:value-type="float" office:value="0.24043" calcext:value-type="float">
            <text:p>0.24043</text:p>
          </table:table-cell>
          <table:table-cell office:value-type="float" office:value="720.2" calcext:value-type="float">
            <text:p>720.2</text:p>
          </table:table-cell>
          <table:table-cell office:value-type="float" office:value="1856.58" calcext:value-type="float">
            <text:p>1856.58</text:p>
          </table:table-cell>
          <table:table-cell office:value-type="float" office:value="2576.79" calcext:value-type="float">
            <text:p>2576.79</text:p>
          </table:table-cell>
          <table:table-cell office:value-type="float" office:value="721.1" calcext:value-type="float">
            <text:p>721.1</text:p>
          </table:table-cell>
          <table:table-cell office:value-type="float" office:value="2048.04" calcext:value-type="float">
            <text:p>2048.04</text:p>
          </table:table-cell>
          <table:table-cell office:value-type="float" office:value="2769.13" calcext:value-type="float">
            <text:p>2769.13</text:p>
          </table:table-cell>
          <table:table-cell office:value-type="float" office:value="2.0461" calcext:value-type="float">
            <text:p>2.0461</text:p>
          </table:table-cell>
          <table:table-cell office:value-type="float" office:value="4.6166" calcext:value-type="float">
            <text:p>4.6166</text:p>
          </table:table-cell>
          <table:table-cell office:value-type="float" office:value="6.6627" calcext:value-type="float">
            <text:p>6.6627</text:p>
          </table:table-cell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72.96" calcext:value-type="float">
            <text:p>172.96</text:p>
          </table:table-cell>
          <table:table-cell table:style-name="ce1" office:value-type="float" office:value="0.001118" calcext:value-type="float">
            <text:p>0.001118</text:p>
          </table:table-cell>
          <table:table-cell table:style-name="ce1" office:value-type="float" office:value="0.22586" calcext:value-type="float">
            <text:p>0.22586</text:p>
          </table:table-cell>
          <table:table-cell table:style-name="ce1" office:value-type="float" office:value="0.22698" calcext:value-type="float">
            <text:p>0.22698</text:p>
          </table:table-cell>
          <table:table-cell table:style-name="ce1" office:value-type="float" office:value="731.25" calcext:value-type="float">
            <text:p>731.25</text:p>
          </table:table-cell>
          <table:table-cell table:style-name="ce1" office:value-type="float" office:value="1847.45" calcext:value-type="float">
            <text:p>1847.45</text:p>
          </table:table-cell>
          <table:table-cell table:style-name="ce1" office:value-type="float" office:value="2578.69" calcext:value-type="float">
            <text:p>2578.69</text:p>
          </table:table-cell>
          <table:table-cell table:style-name="ce1" office:value-type="float" office:value="732.2" calcext:value-type="float">
            <text:p>732.2</text:p>
          </table:table-cell>
          <table:table-cell table:style-name="ce1" office:value-type="float" office:value="2039.43" calcext:value-type="float">
            <text:p>2039.43</text:p>
          </table:table-cell>
          <table:table-cell table:style-name="ce1" office:value-type="float" office:value="2771.63" calcext:value-type="float">
            <text:p>2771.63</text:p>
          </table:table-cell>
          <table:table-cell table:style-name="ce1" office:value-type="float" office:value="2.0709" calcext:value-type="float">
            <text:p>2.0709</text:p>
          </table:table-cell>
          <table:table-cell office:value-type="float" office:value="4.5711" calcext:value-type="float">
            <text:p>4.5711</text:p>
          </table:table-cell>
          <table:table-cell office:value-type="float" office:value="6.6421" calcext:value-type="float">
            <text:p>6.64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5.38" calcext:value-type="float">
            <text:p>175.38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21385" calcext:value-type="float">
            <text:p>0.21385</text:p>
          </table:table-cell>
          <table:table-cell office:value-type="float" office:value="0.21497" calcext:value-type="float">
            <text:p>0.21497</text:p>
          </table:table-cell>
          <table:table-cell office:value-type="float" office:value="741.81" calcext:value-type="float">
            <text:p>741.81</text:p>
          </table:table-cell>
          <table:table-cell office:value-type="float" office:value="1838.65" calcext:value-type="float">
            <text:p>1838.65</text:p>
          </table:table-cell>
          <table:table-cell office:value-type="float" office:value="2580.46" calcext:value-type="float">
            <text:p>2580.46</text:p>
          </table:table-cell>
          <table:table-cell office:value-type="float" office:value="742.82" calcext:value-type="float">
            <text:p>742.82</text:p>
          </table:table-cell>
          <table:table-cell office:value-type="float" office:value="2031.12" calcext:value-type="float">
            <text:p>2031.12</text:p>
          </table:table-cell>
          <table:table-cell office:value-type="float" office:value="2773.94" calcext:value-type="float">
            <text:p>2773.94</text:p>
          </table:table-cell>
          <table:table-cell office:value-type="float" office:value="2.0946" calcext:value-type="float">
            <text:p>2.0946</text:p>
          </table:table-cell>
          <table:table-cell office:value-type="float" office:value="4.528" calcext:value-type="float">
            <text:p>4.528</text:p>
          </table:table-cell>
          <table:table-cell office:value-type="float" office:value="6.6225" calcext:value-type="float">
            <text:p>6.62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77.69" calcext:value-type="float">
            <text:p>177.69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20419" calcext:value-type="float">
            <text:p>0.20419</text:p>
          </table:table-cell>
          <table:table-cell office:value-type="float" office:value="751.94" calcext:value-type="float">
            <text:p>751.94</text:p>
          </table:table-cell>
          <table:table-cell office:value-type="float" office:value="1830.17" calcext:value-type="float">
            <text:p>1830.17</text:p>
          </table:table-cell>
          <table:table-cell office:value-type="float" office:value="2582.11" calcext:value-type="float">
            <text:p>2582.11</text:p>
          </table:table-cell>
          <table:table-cell office:value-type="float" office:value="753" calcext:value-type="float">
            <text:p>753</text:p>
          </table:table-cell>
          <table:table-cell office:value-type="float" office:value="2023.08" calcext:value-type="float">
            <text:p>2023.08</text:p>
          </table:table-cell>
          <table:table-cell office:value-type="float" office:value="2776.08" calcext:value-type="float">
            <text:p>2776.08</text:p>
          </table:table-cell>
          <table:table-cell office:value-type="float" office:value="2.1171" calcext:value-type="float">
            <text:p>2.1171</text:p>
          </table:table-cell>
          <table:table-cell office:value-type="float" office:value="4.4869" calcext:value-type="float">
            <text:p>4.4869</text:p>
          </table:table-cell>
          <table:table-cell office:value-type="float" office:value="6.604" calcext:value-type="float">
            <text:p>6.6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9.91" calcext:value-type="float">
            <text:p>179.91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19332" calcext:value-type="float">
            <text:p>0.19332</text:p>
          </table:table-cell>
          <table:table-cell office:value-type="float" office:value="0.19444" calcext:value-type="float">
            <text:p>0.19444</text:p>
          </table:table-cell>
          <table:table-cell office:value-type="float" office:value="761.67" calcext:value-type="float">
            <text:p>761.67</text:p>
          </table:table-cell>
          <table:table-cell office:value-type="float" office:value="1821.97" calcext:value-type="float">
            <text:p>1821.97</text:p>
          </table:table-cell>
          <table:table-cell office:value-type="float" office:value="2583.64" calcext:value-type="float">
            <text:p>2583.64</text:p>
          </table:table-cell>
          <table:table-cell office:value-type="float" office:value="762.79" calcext:value-type="float">
            <text:p>762.79</text:p>
          </table:table-cell>
          <table:table-cell office:value-type="float" office:value="2015.29" calcext:value-type="float">
            <text:p>2015.29</text:p>
          </table:table-cell>
          <table:table-cell office:value-type="float" office:value="2778.08" calcext:value-type="float">
            <text:p>2778.08</text:p>
          </table:table-cell>
          <table:table-cell office:value-type="float" office:value="2.1386" calcext:value-type="float">
            <text:p>2.1386</text:p>
          </table:table-cell>
          <table:table-cell office:value-type="float" office:value="4.4478" calcext:value-type="float">
            <text:p>4.4478</text:p>
          </table:table-cell>
          <table:table-cell office:value-type="float" office:value="6.5864" calcext:value-type="float">
            <text:p>6.586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4.09" calcext:value-type="float">
            <text:p>184.09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17639" calcext:value-type="float">
            <text:p>0.17639</text:p>
          </table:table-cell>
          <table:table-cell office:value-type="float" office:value="0.17753" calcext:value-type="float">
            <text:p>0.17753</text:p>
          </table:table-cell>
          <table:table-cell office:value-type="float" office:value="780.08" calcext:value-type="float">
            <text:p>780.08</text:p>
          </table:table-cell>
          <table:table-cell office:value-type="float" office:value="1806.32" calcext:value-type="float">
            <text:p>1806.32</text:p>
          </table:table-cell>
          <table:table-cell office:value-type="float" office:value="2586.4" calcext:value-type="float">
            <text:p>2586.4</text:p>
          </table:table-cell>
          <table:table-cell office:value-type="float" office:value="781.32" calcext:value-type="float">
            <text:p>781.32</text:p>
          </table:table-cell>
          <table:table-cell office:value-type="float" office:value="2000.36" calcext:value-type="float">
            <text:p>2000.36</text:p>
          </table:table-cell>
          <table:table-cell office:value-type="float" office:value="2781.68" calcext:value-type="float">
            <text:p>2781.68</text:p>
          </table:table-cell>
          <table:table-cell office:value-type="float" office:value="2.1791" calcext:value-type="float">
            <text:p>2.1791</text:p>
          </table:table-cell>
          <table:table-cell office:value-type="float" office:value="4.3744" calcext:value-type="float">
            <text:p>4.3744</text:p>
          </table:table-cell>
          <table:table-cell office:value-type="float" office:value="6.5535" calcext:value-type="float">
            <text:p>6.55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7.99" calcext:value-type="float">
            <text:p>187.99</text:p>
          </table:table-cell>
          <table:table-cell office:value-type="float" office:value="0.001139" calcext:value-type="float">
            <text:p>0.001139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797.27" calcext:value-type="float">
            <text:p>797.27</text:p>
          </table:table-cell>
          <table:table-cell office:value-type="float" office:value="1791.55" calcext:value-type="float">
            <text:p>1791.55</text:p>
          </table:table-cell>
          <table:table-cell office:value-type="float" office:value="2588.82" calcext:value-type="float">
            <text:p>2588.82</text:p>
          </table:table-cell>
          <table:table-cell office:value-type="float" office:value="798.64" calcext:value-type="float">
            <text:p>798.64</text:p>
          </table:table-cell>
          <table:table-cell office:value-type="float" office:value="1986.19" calcext:value-type="float">
            <text:p>1986.19</text:p>
          </table:table-cell>
          <table:table-cell office:value-type="float" office:value="2784.82" calcext:value-type="float">
            <text:p>2784.82</text:p>
          </table:table-cell>
          <table:table-cell office:value-type="float" office:value="2.2165" calcext:value-type="float">
            <text:p>2.2165</text:p>
          </table:table-cell>
          <table:table-cell office:value-type="float" office:value="4.3067" calcext:value-type="float">
            <text:p>4.3067</text:p>
          </table:table-cell>
          <table:table-cell office:value-type="float" office:value="6.5233" calcext:value-type="float">
            <text:p>6.523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1.64" calcext:value-type="float">
            <text:p>191.64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15011" calcext:value-type="float">
            <text:p>0.15011</text:p>
          </table:table-cell>
          <table:table-cell office:value-type="float" office:value="0.15125" calcext:value-type="float">
            <text:p>0.15125</text:p>
          </table:table-cell>
          <table:table-cell office:value-type="float" office:value="813.42" calcext:value-type="float">
            <text:p>813.42</text:p>
          </table:table-cell>
          <table:table-cell office:value-type="float" office:value="1777.53" calcext:value-type="float">
            <text:p>1777.53</text:p>
          </table:table-cell>
          <table:table-cell office:value-type="float" office:value="2590.95" calcext:value-type="float">
            <text:p>2590.95</text:p>
          </table:table-cell>
          <table:table-cell office:value-type="float" office:value="814.91" calcext:value-type="float">
            <text:p>814.91</text:p>
          </table:table-cell>
          <table:table-cell office:value-type="float" office:value="1972.67" calcext:value-type="float">
            <text:p>1972.67</text:p>
          </table:table-cell>
          <table:table-cell office:value-type="float" office:value="2787.58" calcext:value-type="float">
            <text:p>2787.58</text:p>
          </table:table-cell>
          <table:table-cell office:value-type="float" office:value="2.2514" calcext:value-type="float">
            <text:p>2.2514</text:p>
          </table:table-cell>
          <table:table-cell office:value-type="float" office:value="4.2438" calcext:value-type="float">
            <text:p>4.2438</text:p>
          </table:table-cell>
          <table:table-cell office:value-type="float" office:value="6.4953" calcext:value-type="float">
            <text:p>6.495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5.07" calcext:value-type="float">
            <text:p>195.07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13969" calcext:value-type="float">
            <text:p>0.13969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828.68" calcext:value-type="float">
            <text:p>828.68</text:p>
          </table:table-cell>
          <table:table-cell office:value-type="float" office:value="1764.15" calcext:value-type="float">
            <text:p>1764.15</text:p>
          </table:table-cell>
          <table:table-cell office:value-type="float" office:value="2592.83" calcext:value-type="float">
            <text:p>2592.83</text:p>
          </table:table-cell>
          <table:table-cell office:value-type="float" office:value="830.29" calcext:value-type="float">
            <text:p>830.29</text:p>
          </table:table-cell>
          <table:table-cell office:value-type="float" office:value="1959.72" calcext:value-type="float">
            <text:p>1959.72</text:p>
          </table:table-cell>
          <table:table-cell office:value-type="float" office:value="2790" calcext:value-type="float">
            <text:p>2790</text:p>
          </table:table-cell>
          <table:table-cell office:value-type="float" office:value="2.2842" calcext:value-type="float">
            <text:p>2.2842</text:p>
          </table:table-cell>
          <table:table-cell office:value-type="float" office:value="4.185" calcext:value-type="float">
            <text:p>4.185</text:p>
          </table:table-cell>
          <table:table-cell office:value-type="float" office:value="6.4692" calcext:value-type="float">
            <text:p>6.469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8.32" calcext:value-type="float">
            <text:p>198.32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13062" calcext:value-type="float">
            <text:p>0.13062</text:p>
          </table:table-cell>
          <table:table-cell office:value-type="float" office:value="0.13177" calcext:value-type="float">
            <text:p>0.13177</text:p>
          </table:table-cell>
          <table:table-cell office:value-type="float" office:value="843.14" calcext:value-type="float">
            <text:p>843.14</text:p>
          </table:table-cell>
          <table:table-cell office:value-type="float" office:value="1751.3" calcext:value-type="float">
            <text:p>1751.3</text:p>
          </table:table-cell>
          <table:table-cell office:value-type="float" office:value="2594.5" calcext:value-type="float">
            <text:p>2594.5</text:p>
          </table:table-cell>
          <table:table-cell office:value-type="float" office:value="844.87" calcext:value-type="float">
            <text:p>844.87</text:p>
          </table:table-cell>
          <table:table-cell office:value-type="float" office:value="1947.28" calcext:value-type="float">
            <text:p>1947.28</text:p>
          </table:table-cell>
          <table:table-cell office:value-type="float" office:value="2792.15" calcext:value-type="float">
            <text:p>2792.15</text:p>
          </table:table-cell>
          <table:table-cell office:value-type="float" office:value="2.315" calcext:value-type="float">
            <text:p>2.315</text:p>
          </table:table-cell>
          <table:table-cell office:value-type="float" office:value="4.1298" calcext:value-type="float">
            <text:p>4.1298</text:p>
          </table:table-cell>
          <table:table-cell office:value-type="float" office:value="6.4448" calcext:value-type="float">
            <text:p>6.444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5.76" calcext:value-type="float">
            <text:p>205.76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11232" calcext:value-type="float">
            <text:p>0.11232</text:p>
          </table:table-cell>
          <table:table-cell office:value-type="float" office:value="0.11349" calcext:value-type="float">
            <text:p>0.11349</text:p>
          </table:table-cell>
          <table:table-cell office:value-type="float" office:value="876.44" calcext:value-type="float">
            <text:p>876.44</text:p>
          </table:table-cell>
          <table:table-cell office:value-type="float" office:value="1721.39" calcext:value-type="float">
            <text:p>1721.39</text:p>
          </table:table-cell>
          <table:table-cell office:value-type="float" office:value="2597.83" calcext:value-type="float">
            <text:p>2597.83</text:p>
          </table:table-cell>
          <table:table-cell office:value-type="float" office:value="878.48" calcext:value-type="float">
            <text:p>878.48</text:p>
          </table:table-cell>
          <table:table-cell office:value-type="float" office:value="1917.95" calcext:value-type="float">
            <text:p>1917.95</text:p>
          </table:table-cell>
          <table:table-cell office:value-type="float" office:value="2796.43" calcext:value-type="float">
            <text:p>2796.43</text:p>
          </table:table-cell>
          <table:table-cell office:value-type="float" office:value="2.3851" calcext:value-type="float">
            <text:p>2.3851</text:p>
          </table:table-cell>
          <table:table-cell office:value-type="float" office:value="4.0044" calcext:value-type="float">
            <text:p>4.0044</text:p>
          </table:table-cell>
          <table:table-cell office:value-type="float" office:value="6.3895" calcext:value-type="float">
            <text:p>6.38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2.42" calcext:value-type="float">
            <text:p>212.42</text:p>
          </table:table-cell>
          <table:table-cell office:value-type="float" office:value="0.001177" calcext:value-type="float">
            <text:p>0.001177</text:p>
          </table:table-cell>
          <table:table-cell office:value-type="float" office:value="0.09845" calcext:value-type="float">
            <text:p>0.09845</text:p>
          </table:table-cell>
          <table:table-cell office:value-type="float" office:value="0.09963" calcext:value-type="float">
            <text:p>0.09963</text:p>
          </table:table-cell>
          <table:table-cell office:value-type="float" office:value="906.42" calcext:value-type="float">
            <text:p>906.42</text:p>
          </table:table-cell>
          <table:table-cell office:value-type="float" office:value="1693.84" calcext:value-type="float">
            <text:p>1693.84</text:p>
          </table:table-cell>
          <table:table-cell office:value-type="float" office:value="2600.26" calcext:value-type="float">
            <text:p>2600.26</text:p>
          </table:table-cell>
          <table:table-cell office:value-type="float" office:value="908.77" calcext:value-type="float">
            <text:p>908.77</text:p>
          </table:table-cell>
          <table:table-cell office:value-type="float" office:value="1890.74" calcext:value-type="float">
            <text:p>1890.74</text:p>
          </table:table-cell>
          <table:table-cell office:value-type="float" office:value="2799.51" calcext:value-type="float">
            <text:p>2799.51</text:p>
          </table:table-cell>
          <table:table-cell office:value-type="float" office:value="2.4473" calcext:value-type="float">
            <text:p>2.4473</text:p>
          </table:table-cell>
          <table:table-cell office:value-type="float" office:value="3.8935" calcext:value-type="float">
            <text:p>3.8935</text:p>
          </table:table-cell>
          <table:table-cell office:value-type="float" office:value="6.3408" calcext:value-type="float">
            <text:p>6.340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18.45" calcext:value-type="float">
            <text:p>218.45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8756" calcext:value-type="float">
            <text:p>0.08756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933.81" calcext:value-type="float">
            <text:p>933.81</text:p>
          </table:table-cell>
          <table:table-cell office:value-type="float" office:value="1668.18" calcext:value-type="float">
            <text:p>1668.18</text:p>
          </table:table-cell>
          <table:table-cell office:value-type="float" office:value="2601.98" calcext:value-type="float">
            <text:p>2601.98</text:p>
          </table:table-cell>
          <table:table-cell office:value-type="float" office:value="936.48" calcext:value-type="float">
            <text:p>936.48</text:p>
          </table:table-cell>
          <table:table-cell office:value-type="float" office:value="1865.19" calcext:value-type="float">
            <text:p>1865.19</text:p>
          </table:table-cell>
          <table:table-cell office:value-type="float" office:value="2801.67" calcext:value-type="float">
            <text:p>2801.67</text:p>
          </table:table-cell>
          <table:table-cell office:value-type="float" office:value="2.5034" calcext:value-type="float">
            <text:p>2.5034</text:p>
          </table:table-cell>
          <table:table-cell office:value-type="float" office:value="3.7938" calcext:value-type="float">
            <text:p>3.7938</text:p>
          </table:table-cell>
          <table:table-cell office:value-type="float" office:value="6.2971" calcext:value-type="float">
            <text:p>6.297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3.99" calcext:value-type="float">
            <text:p>223.99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7878" calcext:value-type="float">
            <text:p>0.07878</text:p>
          </table:table-cell>
          <table:table-cell office:value-type="float" office:value="0.07998" calcext:value-type="float">
            <text:p>0.07998</text:p>
          </table:table-cell>
          <table:table-cell office:value-type="float" office:value="959.09" calcext:value-type="float">
            <text:p>959.09</text:p>
          </table:table-cell>
          <table:table-cell office:value-type="float" office:value="1644.04" calcext:value-type="float">
            <text:p>1644.04</text:p>
          </table:table-cell>
          <table:table-cell office:value-type="float" office:value="2603.13" calcext:value-type="float">
            <text:p>2603.13</text:p>
          </table:table-cell>
          <table:table-cell office:value-type="float" office:value="962.09" calcext:value-type="float">
            <text:p>962.09</text:p>
          </table:table-cell>
          <table:table-cell office:value-type="float" office:value="1840.98" calcext:value-type="float">
            <text:p>1840.98</text:p>
          </table:table-cell>
          <table:table-cell office:value-type="float" office:value="2803.07" calcext:value-type="float">
            <text:p>2803.07</text:p>
          </table:table-cell>
          <table:table-cell office:value-type="float" office:value="2.5546" calcext:value-type="float">
            <text:p>2.5546</text:p>
          </table:table-cell>
          <table:table-cell office:value-type="float" office:value="3.7028" calcext:value-type="float">
            <text:p>3.7028</text:p>
          </table:table-cell>
          <table:table-cell office:value-type="float" office:value="6.2574" calcext:value-type="float">
            <text:p>6.257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29.12" calcext:value-type="float">
            <text:p>229.12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07154" calcext:value-type="float">
            <text:p>0.07154</text:p>
          </table:table-cell>
          <table:table-cell office:value-type="float" office:value="0.07275" calcext:value-type="float">
            <text:p>0.07275</text:p>
          </table:table-cell>
          <table:table-cell office:value-type="float" office:value="982.65" calcext:value-type="float">
            <text:p>982.65</text:p>
          </table:table-cell>
          <table:table-cell office:value-type="float" office:value="1621.16" calcext:value-type="float">
            <text:p>1621.16</text:p>
          </table:table-cell>
          <table:table-cell office:value-type="float" office:value="2603.81" calcext:value-type="float">
            <text:p>2603.81</text:p>
          </table:table-cell>
          <table:table-cell office:value-type="float" office:value="985.97" calcext:value-type="float">
            <text:p>985.97</text:p>
          </table:table-cell>
          <table:table-cell office:value-type="float" office:value="1817.89" calcext:value-type="float">
            <text:p>1817.89</text:p>
          </table:table-cell>
          <table:table-cell office:value-type="float" office:value="2803.86" calcext:value-type="float">
            <text:p>2803.86</text:p>
          </table:table-cell>
          <table:table-cell office:value-type="float" office:value="2.6018" calcext:value-type="float">
            <text:p>2.6018</text:p>
          </table:table-cell>
          <table:table-cell office:value-type="float" office:value="3.619" calcext:value-type="float">
            <text:p>3.619</text:p>
          </table:table-cell>
          <table:table-cell office:value-type="float" office:value="6.2208" calcext:value-type="float">
            <text:p>6.22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3.9" calcext:value-type="float">
            <text:p>233.9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06668" calcext:value-type="float">
            <text:p>0.06668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1599.34" calcext:value-type="float">
            <text:p>1599.34</text:p>
          </table:table-cell>
          <table:table-cell office:value-type="float" office:value="2604.1" calcext:value-type="float">
            <text:p>2604.1</text:p>
          </table:table-cell>
          <table:table-cell office:value-type="float" office:value="1008.41" calcext:value-type="float">
            <text:p>1008.41</text:p>
          </table:table-cell>
          <table:table-cell office:value-type="float" office:value="1795.73" calcext:value-type="float">
            <text:p>1795.73</text:p>
          </table:table-cell>
          <table:table-cell office:value-type="float" office:value="2804.14" calcext:value-type="float">
            <text:p>2804.14</text:p>
          </table:table-cell>
          <table:table-cell office:value-type="float" office:value="2.6456" calcext:value-type="float">
            <text:p>2.6456</text:p>
          </table:table-cell>
          <table:table-cell office:value-type="float" office:value="3.5412" calcext:value-type="float">
            <text:p>3.5412</text:p>
          </table:table-cell>
          <table:table-cell office:value-type="float" office:value="6.1869" calcext:value-type="float">
            <text:p>6.186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38.38" calcext:value-type="float">
            <text:p>238.38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6152" calcext:value-type="float">
            <text:p>0.06152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1578.43" calcext:value-type="float">
            <text:p>1578.43</text:p>
          </table:table-cell>
          <table:table-cell office:value-type="float" office:value="2604.04" calcext:value-type="float">
            <text:p>2604.04</text:p>
          </table:table-cell>
          <table:table-cell office:value-type="float" office:value="1029.6" calcext:value-type="float">
            <text:p>1029.6</text:p>
          </table:table-cell>
          <table:table-cell office:value-type="float" office:value="1774.37" calcext:value-type="float">
            <text:p>1774.37</text:p>
          </table:table-cell>
          <table:table-cell office:value-type="float" office:value="2803.97" calcext:value-type="float">
            <text:p>2803.97</text:p>
          </table:table-cell>
          <table:table-cell office:value-type="float" office:value="2.6866" calcext:value-type="float">
            <text:p>2.6866</text:p>
          </table:table-cell>
          <table:table-cell office:value-type="float" office:value="3.4685" calcext:value-type="float">
            <text:p>3.4685</text:p>
          </table:table-cell>
          <table:table-cell office:value-type="float" office:value="6.1551" calcext:value-type="float">
            <text:p>6.155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2.6" calcext:value-type="float">
            <text:p>242.6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5583" calcext:value-type="float">
            <text:p>0.05583</text:p>
          </table:table-cell>
          <table:table-cell office:value-type="float" office:value="0.05707" calcext:value-type="float">
            <text:p>0.05707</text:p>
          </table:table-cell>
          <table:table-cell office:value-type="float" office:value="1045.41" calcext:value-type="float">
            <text:p>1045.41</text:p>
          </table:table-cell>
          <table:table-cell office:value-type="float" office:value="1558.29" calcext:value-type="float">
            <text:p>1558.29</text:p>
          </table:table-cell>
          <table:table-cell office:value-type="float" office:value="2603.7" calcext:value-type="float">
            <text:p>2603.7</text:p>
          </table:table-cell>
          <table:table-cell office:value-type="float" office:value="1049.73" calcext:value-type="float">
            <text:p>1049.73</text:p>
          </table:table-cell>
          <table:table-cell office:value-type="float" office:value="1753.7" calcext:value-type="float">
            <text:p>1753.7</text:p>
          </table:table-cell>
          <table:table-cell office:value-type="float" office:value="2803.43" calcext:value-type="float">
            <text:p>2803.43</text:p>
          </table:table-cell>
          <table:table-cell office:value-type="float" office:value="2.7252" calcext:value-type="float">
            <text:p>2.7252</text:p>
          </table:table-cell>
          <table:table-cell office:value-type="float" office:value="3.4" calcext:value-type="float">
            <text:p>3.4</text:p>
          </table:table-cell>
          <table:table-cell office:value-type="float" office:value="6.1252" calcext:value-type="float">
            <text:p>6.12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0.4" calcext:value-type="float">
            <text:p>250.4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4853" calcext:value-type="float">
            <text:p>0.04853</text:p>
          </table:table-cell>
          <table:table-cell office:value-type="float" office:value="0.04978" calcext:value-type="float">
            <text:p>0.04978</text:p>
          </table:table-cell>
          <table:table-cell office:value-type="float" office:value="1082.28" calcext:value-type="float">
            <text:p>1082.28</text:p>
          </table:table-cell>
          <table:table-cell office:value-type="float" office:value="1519.99" calcext:value-type="float">
            <text:p>1519.99</text:p>
          </table:table-cell>
          <table:table-cell office:value-type="float" office:value="2602.27" calcext:value-type="float">
            <text:p>2602.27</text:p>
          </table:table-cell>
          <table:table-cell office:value-type="float" office:value="1087.29" calcext:value-type="float">
            <text:p>1087.29</text:p>
          </table:table-cell>
          <table:table-cell office:value-type="float" office:value="1714.09" calcext:value-type="float">
            <text:p>1714.09</text:p>
          </table:table-cell>
          <table:table-cell office:value-type="float" office:value="2801.38" calcext:value-type="float">
            <text:p>2801.38</text:p>
          </table:table-cell>
          <table:table-cell office:value-type="float" office:value="2.7963" calcext:value-type="float">
            <text:p>2.7963</text:p>
          </table:table-cell>
          <table:table-cell office:value-type="float" office:value="3.2737" calcext:value-type="float">
            <text:p>3.2737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3.99" calcext:value-type="float">
            <text:p>263.99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0.03815" calcext:value-type="float">
            <text:p>0.03815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1147.78" calcext:value-type="float">
            <text:p>1147.78</text:p>
          </table:table-cell>
          <table:table-cell office:value-type="float" office:value="1449.34" calcext:value-type="float">
            <text:p>1449.34</text:p>
          </table:table-cell>
          <table:table-cell office:value-type="float" office:value="2597.12" calcext:value-type="float">
            <text:p>2597.12</text:p>
          </table:table-cell>
          <table:table-cell office:value-type="float" office:value="1154.21" calcext:value-type="float">
            <text:p>1154.21</text:p>
          </table:table-cell>
          <table:table-cell office:value-type="float" office:value="1640.12" calcext:value-type="float">
            <text:p>1640.12</text:p>
          </table:table-cell>
          <table:table-cell office:value-type="float" office:value="2794.33" calcext:value-type="float">
            <text:p>2794.33</text:p>
          </table:table-cell>
          <table:table-cell office:value-type="float" office:value="2.9201" calcext:value-type="float">
            <text:p>2.9201</text:p>
          </table:table-cell>
          <table:table-cell office:value-type="float" office:value="3.0532" calcext:value-type="float">
            <text:p>3.0532</text:p>
          </table:table-cell>
          <table:table-cell office:value-type="float" office:value="5.9733" calcext:value-type="float">
            <text:p>5.973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75.64" calcext:value-type="float">
            <text:p>275.64</text:p>
          </table:table-cell>
          <table:table-cell office:value-type="float" office:value="0.001319" calcext:value-type="float">
            <text:p>0.001319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3244" calcext:value-type="float">
            <text:p>0.03244</text:p>
          </table:table-cell>
          <table:table-cell office:value-type="float" office:value="1205.41" calcext:value-type="float">
            <text:p>1205.41</text:p>
          </table:table-cell>
          <table:table-cell office:value-type="float" office:value="1384.27" calcext:value-type="float">
            <text:p>1384.27</text:p>
          </table:table-cell>
          <table:table-cell office:value-type="float" office:value="2589.69" calcext:value-type="float">
            <text:p>2589.69</text:p>
          </table:table-cell>
          <table:table-cell office:value-type="float" office:value="1213.32" calcext:value-type="float">
            <text:p>1213.32</text:p>
          </table:table-cell>
          <table:table-cell office:value-type="float" office:value="1571" calcext:value-type="float">
            <text:p>1571</text:p>
          </table:table-cell>
          <table:table-cell office:value-type="float" office:value="2784.33" calcext:value-type="float">
            <text:p>2784.33</text:p>
          </table:table-cell>
          <table:table-cell office:value-type="float" office:value="3.0266" calcext:value-type="float">
            <text:p>3.0266</text:p>
          </table:table-cell>
          <table:table-cell office:value-type="float" office:value="2.8625" calcext:value-type="float">
            <text:p>2.8625</text:p>
          </table:table-cell>
          <table:table-cell office:value-type="float" office:value="5.8891" calcext:value-type="float">
            <text:p>5.88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85.88" calcext:value-type="float">
            <text:p>285.88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2737" calcext:value-type="float">
            <text:p>0.02737</text:p>
          </table:table-cell>
          <table:table-cell office:value-type="float" office:value="1257.51" calcext:value-type="float">
            <text:p>1257.51</text:p>
          </table:table-cell>
          <table:table-cell office:value-type="float" office:value="1322.97" calcext:value-type="float">
            <text:p>1322.97</text:p>
          </table:table-cell>
          <table:table-cell office:value-type="float" office:value="2580.48" calcext:value-type="float">
            <text:p>2580.48</text:p>
          </table:table-cell>
          <table:table-cell office:value-type="float" office:value="1266.97" calcext:value-type="float">
            <text:p>1266.97</text:p>
          </table:table-cell>
          <table:table-cell office:value-type="float" office:value="1505.1" calcext:value-type="float">
            <text:p>1505.1</text:p>
          </table:table-cell>
          <table:table-cell office:value-type="float" office:value="2772.07" calcext:value-type="float">
            <text:p>2772.07</text:p>
          </table:table-cell>
          <table:table-cell office:value-type="float" office:value="3.121" calcext:value-type="float">
            <text:p>3.121</text:p>
          </table:table-cell>
          <table:table-cell office:value-type="float" office:value="2.6922" calcext:value-type="float">
            <text:p>2.6922</text:p>
          </table:table-cell>
          <table:table-cell office:value-type="float" office:value="5.8132" calcext:value-type="float">
            <text:p>5.81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5.06" calcext:value-type="float">
            <text:p>295.06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1305.54" calcext:value-type="float">
            <text:p>1305.54</text:p>
          </table:table-cell>
          <table:table-cell office:value-type="float" office:value="1264.25" calcext:value-type="float">
            <text:p>1264.25</text:p>
          </table:table-cell>
          <table:table-cell office:value-type="float" office:value="2569.79" calcext:value-type="float">
            <text:p>2569.79</text:p>
          </table:table-cell>
          <table:table-cell office:value-type="float" office:value="1316.61" calcext:value-type="float">
            <text:p>1316.61</text:p>
          </table:table-cell>
          <table:table-cell office:value-type="float" office:value="1441.33" calcext:value-type="float">
            <text:p>1441.33</text:p>
          </table:table-cell>
          <table:table-cell office:value-type="float" office:value="2757.94" calcext:value-type="float">
            <text:p>2757.94</text:p>
          </table:table-cell>
          <table:table-cell office:value-type="float" office:value="3.2067" calcext:value-type="float">
            <text:p>3.2067</text:p>
          </table:table-cell>
          <table:table-cell office:value-type="float" office:value="2.5365" calcext:value-type="float">
            <text:p>2.5365</text:p>
          </table:table-cell>
          <table:table-cell office:value-type="float" office:value="5.7431" calcext:value-type="float">
            <text:p>5.743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03.4" calcext:value-type="float">
            <text:p>303.4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1907" calcext:value-type="float">
            <text:p>0.01907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1350.47" calcext:value-type="float">
            <text:p>1350.47</text:p>
          </table:table-cell>
          <table:table-cell office:value-type="float" office:value="1207.28" calcext:value-type="float">
            <text:p>1207.28</text:p>
          </table:table-cell>
          <table:table-cell office:value-type="float" office:value="2557.75" calcext:value-type="float">
            <text:p>2557.75</text:p>
          </table:table-cell>
          <table:table-cell office:value-type="float" office:value="1363.23" calcext:value-type="float">
            <text:p>1363.23</text:p>
          </table:table-cell>
          <table:table-cell office:value-type="float" office:value="1378.88" calcext:value-type="float">
            <text:p>1378.88</text:p>
          </table:table-cell>
          <table:table-cell office:value-type="float" office:value="2742.11" calcext:value-type="float">
            <text:p>2742.11</text:p>
          </table:table-cell>
          <table:table-cell office:value-type="float" office:value="3.2857" calcext:value-type="float">
            <text:p>3.2857</text:p>
          </table:table-cell>
          <table:table-cell office:value-type="float" office:value="2.3915" calcext:value-type="float">
            <text:p>2.3915</text:p>
          </table:table-cell>
          <table:table-cell office:value-type="float" office:value="5.6771" calcext:value-type="float">
            <text:p>5.67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11.06" calcext:value-type="float">
            <text:p>311.06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1393" calcext:value-type="float">
            <text:p>1393</text:p>
          </table:table-cell>
          <table:table-cell office:value-type="float" office:value="1151.4" calcext:value-type="float">
            <text:p>1151.4</text:p>
          </table:table-cell>
          <table:table-cell office:value-type="float" office:value="2544.41" calcext:value-type="float">
            <text:p>2544.41</text:p>
          </table:table-cell>
          <table:table-cell office:value-type="float" office:value="1407.53" calcext:value-type="float">
            <text:p>1407.53</text:p>
          </table:table-cell>
          <table:table-cell office:value-type="float" office:value="1317.14" calcext:value-type="float">
            <text:p>1317.14</text:p>
          </table:table-cell>
          <table:table-cell office:value-type="float" office:value="2724.67" calcext:value-type="float">
            <text:p>2724.67</text:p>
          </table:table-cell>
          <table:table-cell office:value-type="float" office:value="3.3595" calcext:value-type="float">
            <text:p>3.3595</text:p>
          </table:table-cell>
          <table:table-cell office:value-type="float" office:value="2.2545" calcext:value-type="float">
            <text:p>2.2545</text:p>
          </table:table-cell>
          <table:table-cell office:value-type="float" office:value="5.614" calcext:value-type="float">
            <text:p>5.61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18.15" calcext:value-type="float">
            <text:p>318.15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1433.68" calcext:value-type="float">
            <text:p>1433.68</text:p>
          </table:table-cell>
          <table:table-cell office:value-type="float" office:value="1096.06" calcext:value-type="float">
            <text:p>1096.06</text:p>
          </table:table-cell>
          <table:table-cell office:value-type="float" office:value="2529.74" calcext:value-type="float">
            <text:p>2529.74</text:p>
          </table:table-cell>
          <table:table-cell office:value-type="float" office:value="1450.05" calcext:value-type="float">
            <text:p>1450.05</text:p>
          </table:table-cell>
          <table:table-cell office:value-type="float" office:value="1255.55" calcext:value-type="float">
            <text:p>1255.55</text:p>
          </table:table-cell>
          <table:table-cell office:value-type="float" office:value="2705.6" calcext:value-type="float">
            <text:p>2705.6</text:p>
          </table:table-cell>
          <table:table-cell office:value-type="float" office:value="3.4294" calcext:value-type="float">
            <text:p>3.4294</text:p>
          </table:table-cell>
          <table:table-cell office:value-type="float" office:value="2.1233" calcext:value-type="float">
            <text:p>2.1233</text:p>
          </table:table-cell>
          <table:table-cell office:value-type="float" office:value="5.5527" calcext:value-type="float">
            <text:p>5.552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24.75" calcext:value-type="float">
            <text:p>324.75</text:p>
          </table:table-cell>
          <table:table-cell office:value-type="float" office:value="0.001527" calcext:value-type="float">
            <text:p>0.001527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1472.92" calcext:value-type="float">
            <text:p>1472.92</text:p>
          </table:table-cell>
          <table:table-cell office:value-type="float" office:value="1040.76" calcext:value-type="float">
            <text:p>1040.76</text:p>
          </table:table-cell>
          <table:table-cell office:value-type="float" office:value="2513.67" calcext:value-type="float">
            <text:p>2513.67</text:p>
          </table:table-cell>
          <table:table-cell office:value-type="float" office:value="1491.24" calcext:value-type="float">
            <text:p>1491.24</text:p>
          </table:table-cell>
          <table:table-cell office:value-type="float" office:value="1193.59" calcext:value-type="float">
            <text:p>1193.59</text:p>
          </table:table-cell>
          <table:table-cell office:value-type="float" office:value="2684.83" calcext:value-type="float">
            <text:p>2684.83</text:p>
          </table:table-cell>
          <table:table-cell office:value-type="float" office:value="3.4961" calcext:value-type="float">
            <text:p>3.4961</text:p>
          </table:table-cell>
          <table:table-cell office:value-type="float" office:value="1.9962" calcext:value-type="float">
            <text:p>1.9962</text:p>
          </table:table-cell>
          <table:table-cell office:value-type="float" office:value="5.4923" calcext:value-type="float">
            <text:p>5.492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30.93" calcext:value-type="float">
            <text:p>330.93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1511.09" calcext:value-type="float">
            <text:p>1511.09</text:p>
          </table:table-cell>
          <table:table-cell office:value-type="float" office:value="984.99" calcext:value-type="float">
            <text:p>984.99</text:p>
          </table:table-cell>
          <table:table-cell office:value-type="float" office:value="2496.08" calcext:value-type="float">
            <text:p>2496.08</text:p>
          </table:table-cell>
          <table:table-cell office:value-type="float" office:value="1531.46" calcext:value-type="float">
            <text:p>1531.46</text:p>
          </table:table-cell>
          <table:table-cell office:value-type="float" office:value="1130.76" calcext:value-type="float">
            <text:p>1130.76</text:p>
          </table:table-cell>
          <table:table-cell office:value-type="float" office:value="2662.22" calcext:value-type="float">
            <text:p>2662.22</text:p>
          </table:table-cell>
          <table:table-cell office:value-type="float" office:value="3.5604" calcext:value-type="float">
            <text:p>3.5604</text:p>
          </table:table-cell>
          <table:table-cell office:value-type="float" office:value="1.8718" calcext:value-type="float">
            <text:p>1.8718</text:p>
          </table:table-cell>
          <table:table-cell office:value-type="float" office:value="5.4323" calcext:value-type="float">
            <text:p>5.432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36.75" calcext:value-type="float">
            <text:p>336.75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1548.53" calcext:value-type="float">
            <text:p>1548.53</text:p>
          </table:table-cell>
          <table:table-cell office:value-type="float" office:value="928.23" calcext:value-type="float">
            <text:p>928.23</text:p>
          </table:table-cell>
          <table:table-cell office:value-type="float" office:value="2476.76" calcext:value-type="float">
            <text:p>2476.76</text:p>
          </table:table-cell>
          <table:table-cell office:value-type="float" office:value="1571.08" calcext:value-type="float">
            <text:p>1571.08</text:p>
          </table:table-cell>
          <table:table-cell office:value-type="float" office:value="1066.47" calcext:value-type="float">
            <text:p>1066.47</text:p>
          </table:table-cell>
          <table:table-cell office:value-type="float" office:value="2637.55" calcext:value-type="float">
            <text:p>2637.55</text:p>
          </table:table-cell>
          <table:table-cell office:value-type="float" office:value="3.6231" calcext:value-type="float">
            <text:p>3.6231</text:p>
          </table:table-cell>
          <table:table-cell office:value-type="float" office:value="1.7485" calcext:value-type="float">
            <text:p>1.7485</text:p>
          </table:table-cell>
          <table:table-cell office:value-type="float" office:value="5.3716" calcext:value-type="float">
            <text:p>5.371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42.24" calcext:value-type="float">
            <text:p>342.24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1585.58" calcext:value-type="float">
            <text:p>1585.58</text:p>
          </table:table-cell>
          <table:table-cell office:value-type="float" office:value="869.85" calcext:value-type="float">
            <text:p>869.85</text:p>
          </table:table-cell>
          <table:table-cell office:value-type="float" office:value="2455.43" calcext:value-type="float">
            <text:p>2455.43</text:p>
          </table:table-cell>
          <table:table-cell office:value-type="float" office:value="1610.45" calcext:value-type="float">
            <text:p>1610.45</text:p>
          </table:table-cell>
          <table:table-cell office:value-type="float" office:value="1000.04" calcext:value-type="float">
            <text:p>1000.04</text:p>
          </table:table-cell>
          <table:table-cell office:value-type="float" office:value="2610.49" calcext:value-type="float">
            <text:p>2610.49</text:p>
          </table:table-cell>
          <table:table-cell office:value-type="float" office:value="3.6847" calcext:value-type="float">
            <text:p>3.6847</text:p>
          </table:table-cell>
          <table:table-cell office:value-type="float" office:value="1.625" calcext:value-type="float">
            <text:p>1.625</text:p>
          </table:table-cell>
          <table:table-cell office:value-type="float" office:value="5.3097" calcext:value-type="float">
            <text:p>5.309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7.43" calcext:value-type="float">
            <text:p>347.43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1622.63" calcext:value-type="float">
            <text:p>1622.63</text:p>
          </table:table-cell>
          <table:table-cell office:value-type="float" office:value="809.07" calcext:value-type="float">
            <text:p>809.07</text:p>
          </table:table-cell>
          <table:table-cell office:value-type="float" office:value="2431.7" calcext:value-type="float">
            <text:p>2431.7</text:p>
          </table:table-cell>
          <table:table-cell office:value-type="float" office:value="1650" calcext:value-type="float">
            <text:p>1650</text:p>
          </table:table-cell>
          <table:table-cell office:value-type="float" office:value="930.59" calcext:value-type="float">
            <text:p>930.59</text:p>
          </table:table-cell>
          <table:table-cell office:value-type="float" office:value="2580.59" calcext:value-type="float">
            <text:p>2580.59</text:p>
          </table:table-cell>
          <table:table-cell office:value-type="float" office:value="3.746" calcext:value-type="float">
            <text:p>3.746</text:p>
          </table:table-cell>
          <table:table-cell office:value-type="float" office:value="1.4995" calcext:value-type="float">
            <text:p>1.4995</text:p>
          </table:table-cell>
          <table:table-cell office:value-type="float" office:value="5.2454" calcext:value-type="float">
            <text:p>5.245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52.37" calcext:value-type="float">
            <text:p>352.37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660.16" calcext:value-type="float">
            <text:p>1660.16</text:p>
          </table:table-cell>
          <table:table-cell office:value-type="float" office:value="744.8" calcext:value-type="float">
            <text:p>744.8</text:p>
          </table:table-cell>
          <table:table-cell office:value-type="float" office:value="2404.96" calcext:value-type="float">
            <text:p>2404.96</text:p>
          </table:table-cell>
          <table:table-cell office:value-type="float" office:value="1690.25" calcext:value-type="float">
            <text:p>1690.25</text:p>
          </table:table-cell>
          <table:table-cell office:value-type="float" office:value="856.9" calcext:value-type="float">
            <text:p>856.9</text:p>
          </table:table-cell>
          <table:table-cell office:value-type="float" office:value="2547.15" calcext:value-type="float">
            <text:p>2547.15</text:p>
          </table:table-cell>
          <table:table-cell office:value-type="float" office:value="3.8078" calcext:value-type="float">
            <text:p>3.8078</text:p>
          </table:table-cell>
          <table:table-cell office:value-type="float" office:value="1.3698" calcext:value-type="float">
            <text:p>1.3698</text:p>
          </table:table-cell>
          <table:table-cell office:value-type="float" office:value="5.1776" calcext:value-type="float">
            <text:p>5.177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57.06" calcext:value-type="float">
            <text:p>357.06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698.86" calcext:value-type="float">
            <text:p>1698.86</text:p>
          </table:table-cell>
          <table:table-cell office:value-type="float" office:value="675.42" calcext:value-type="float">
            <text:p>675.42</text:p>
          </table:table-cell>
          <table:table-cell office:value-type="float" office:value="2374.28" calcext:value-type="float">
            <text:p>2374.28</text:p>
          </table:table-cell>
          <table:table-cell office:value-type="float" office:value="1731.97" calcext:value-type="float">
            <text:p>1731.97</text:p>
          </table:table-cell>
          <table:table-cell office:value-type="float" office:value="777.13" calcext:value-type="float">
            <text:p>777.13</text:p>
          </table:table-cell>
          <table:table-cell office:value-type="float" office:value="2509.09" calcext:value-type="float">
            <text:p>2509.09</text:p>
          </table:table-cell>
          <table:table-cell office:value-type="float" office:value="3.8713" calcext:value-type="float">
            <text:p>3.8713</text:p>
          </table:table-cell>
          <table:table-cell office:value-type="float" office:value="1.233" calcext:value-type="float">
            <text:p>1.233</text:p>
          </table:table-cell>
          <table:table-cell office:value-type="float" office:value="5.1044" calcext:value-type="float">
            <text:p>5.104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61.54" calcext:value-type="float">
            <text:p>361.54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1739.87" calcext:value-type="float">
            <text:p>1739.87</text:p>
          </table:table-cell>
          <table:table-cell office:value-type="float" office:value="598.18" calcext:value-type="float">
            <text:p>598.18</text:p>
          </table:table-cell>
          <table:table-cell office:value-type="float" office:value="2338.05" calcext:value-type="float">
            <text:p>2338.05</text:p>
          </table:table-cell>
          <table:table-cell office:value-type="float" office:value="1776.43" calcext:value-type="float">
            <text:p>1776.43</text:p>
          </table:table-cell>
          <table:table-cell office:value-type="float" office:value="688.11" calcext:value-type="float">
            <text:p>688.11</text:p>
          </table:table-cell>
          <table:table-cell office:value-type="float" office:value="2464.54" calcext:value-type="float">
            <text:p>2464.54</text:p>
          </table:table-cell>
          <table:table-cell office:value-type="float" office:value="3.9387" calcext:value-type="float">
            <text:p>3.9387</text:p>
          </table:table-cell>
          <table:table-cell office:value-type="float" office:value="1.0841" calcext:value-type="float">
            <text:p>1.0841</text:p>
          </table:table-cell>
          <table:table-cell office:value-type="float" office:value="5.0227" calcext:value-type="float">
            <text:p>5.02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65.81" calcext:value-type="float">
            <text:p>365.81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1785.47" calcext:value-type="float">
            <text:p>1785.47</text:p>
          </table:table-cell>
          <table:table-cell office:value-type="float" office:value="507.58" calcext:value-type="float">
            <text:p>507.58</text:p>
          </table:table-cell>
          <table:table-cell office:value-type="float" office:value="2293.05" calcext:value-type="float">
            <text:p>2293.05</text:p>
          </table:table-cell>
          <table:table-cell office:value-type="float" office:value="1826.18" calcext:value-type="float">
            <text:p>1826.18</text:p>
          </table:table-cell>
          <table:table-cell office:value-type="float" office:value="583.56" calcext:value-type="float">
            <text:p>583.56</text:p>
          </table:table-cell>
          <table:table-cell office:value-type="float" office:value="2409.74" calcext:value-type="float">
            <text:p>2409.74</text:p>
          </table:table-cell>
          <table:table-cell office:value-type="float" office:value="4.0137" calcext:value-type="float">
            <text:p>4.0137</text:p>
          </table:table-cell>
          <table:table-cell office:value-type="float" office:value="0.9132" calcext:value-type="float">
            <text:p>0.9132</text:p>
          </table:table-cell>
          <table:table-cell office:value-type="float" office:value="4.9269" calcext:value-type="float">
            <text:p>4.926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69.89" calcext:value-type="float">
            <text:p>369.89</text:p>
          </table:table-cell>
          <table:table-cell office:value-type="float" office:value="0.002206" calcext:value-type="float">
            <text:p>0.002206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1841.97" calcext:value-type="float">
            <text:p>1841.97</text:p>
          </table:table-cell>
          <table:table-cell office:value-type="float" office:value="388.74" calcext:value-type="float">
            <text:p>388.74</text:p>
          </table:table-cell>
          <table:table-cell office:value-type="float" office:value="2230.71" calcext:value-type="float">
            <text:p>2230.71</text:p>
          </table:table-cell>
          <table:table-cell office:value-type="float" office:value="1888.3" calcext:value-type="float">
            <text:p>1888.3</text:p>
          </table:table-cell>
          <table:table-cell office:value-type="float" office:value="446.42" calcext:value-type="float">
            <text:p>446.42</text:p>
          </table:table-cell>
          <table:table-cell office:value-type="float" office:value="2334.72" calcext:value-type="float">
            <text:p>2334.72</text:p>
          </table:table-cell>
          <table:table-cell office:value-type="float" office:value="4.1073" calcext:value-type="float">
            <text:p>4.1073</text:p>
          </table:table-cell>
          <table:table-cell office:value-type="float" office:value="0.6942" calcext:value-type="float">
            <text:p>0.6942</text:p>
          </table:table-cell>
          <table:table-cell office:value-type="float" office:value="4.8015" calcext:value-type="float">
            <text:p>4.801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73.8" calcext:value-type="float">
            <text:p>373.8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1973.16" calcext:value-type="float">
            <text:p>1973.16</text:p>
          </table:table-cell>
          <table:table-cell office:value-type="float" office:value="108.24" calcext:value-type="float">
            <text:p>108.24</text:p>
          </table:table-cell>
          <table:table-cell office:value-type="float" office:value="2081.39" calcext:value-type="float">
            <text:p>2081.39</text:p>
          </table:table-cell>
          <table:table-cell office:value-type="float" office:value="2034.92" calcext:value-type="float">
            <text:p>2034.92</text:p>
          </table:table-cell>
          <table:table-cell office:value-type="float" office:value="124.04" calcext:value-type="float">
            <text:p>124.04</text:p>
          </table:table-cell>
          <table:table-cell office:value-type="float" office:value="2158.97" calcext:value-type="float">
            <text:p>2158.97</text:p>
          </table:table-cell>
          <table:table-cell office:value-type="float" office:value="4.3307" calcext:value-type="float">
            <text:p>4.3307</text:p>
          </table:table-cell>
          <table:table-cell office:value-type="float" office:value="0.1917" calcext:value-type="float">
            <text:p>0.1917</text:p>
          </table:table-cell>
          <table:table-cell office:value-type="float" office:value="4.5224" calcext:value-type="float">
            <text:p>4.5224</text:p>
          </table:table-cell>
        </table:table-row>
        <table:table-row table:style-name="ro1">
          <table:table-cell office:value-type="float" office:value="22089" calcext:value-type="float">
            <text:p>22089</text:p>
          </table:table-cell>
          <table:table-cell office:value-type="float" office:value="374.14" calcext:value-type="float">
            <text:p>374.14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" calcext:value-type="float">
            <text:p>0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2029.58" calcext:value-type="float">
            <text:p>2029.58</text:p>
          </table:table-cell>
          <table:table-cell office:value-type="float" office:value="0" calcext:value-type="float">
            <text:p>0</text:p>
          </table:table-cell>
          <table:table-cell office:value-type="float" office:value="2029.58" calcext:value-type="float">
            <text:p>2029.58</text:p>
          </table:table-cell>
          <table:table-cell office:value-type="float" office:value="2099.26" calcext:value-type="float">
            <text:p>2099.26</text:p>
          </table:table-cell>
          <table:table-cell office:value-type="float" office:value="0" calcext:value-type="float">
            <text:p>0</text:p>
          </table:table-cell>
          <table:table-cell office:value-type="float" office:value="2099.26" calcext:value-type="float">
            <text:p>2099.26</text:p>
          </table:table-cell>
          <table:table-cell office:value-type="float" office:value="4.4297" calcext:value-type="float">
            <text:p>4.4297</text:p>
          </table:table-cell>
          <table:table-cell office:value-type="float" office:value="0" calcext:value-type="float">
            <text:p>0</text:p>
          </table:table-cell>
          <table:table-cell office:value-type="float" office:value="4.4297" calcext:value-type="float">
            <text:p>4.4297</text:p>
          </table:table-cell>
        </table:table-row>
      </table:table>
      <table:table table:name="super heated water" table:style-name="ta1">
        <table:table-column table:style-name="co1" table:default-cell-style-name="Default"/>
        <table:table-column table:style-name="co1" table:number-columns-repeated="6" table:default-cell-style-name="ce7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office:value-type="string" calcext:value-type="string">
            <text:p><text:a xlink:href="http://www.ohio.edu/mechanical/thermo/property_tables/H2O/H2O_Super1.html" xlink:type="simple">http://www.ohio.edu/mechanical/thermo/property_tables/H2O/H2O_Super1.html</text:a></text:p>
          </table:table-cell>
          <table:table-cell table:style-name="Default" table:number-columns-repeated="5"/>
          <table:table-cell office:value-type="string" calcext:value-type="string">
            <text:p>Superheated Vapor Properties for Steam - (0.01 MPa - 0.4 Mpa)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P [ kPa]</text:p>
          </table:table-cell>
          <table:table-cell table:style-name="Default" office:value-type="string" calcext:value-type="string">
            <text:p>v(m^3/kg)</text:p>
          </table:table-cell>
          <table:table-cell table:style-name="Default" office:value-type="string" calcext:value-type="string">
            <text:p>u(kJ/kg)</text:p>
          </table:table-cell>
          <table:table-cell table:style-name="Default" office:value-type="string" calcext:value-type="string">
            <text:p>h(kJ/kg)</text:p>
          </table:table-cell>
          <table:table-cell table:style-name="Default" office:value-type="string" calcext:value-type="string">
            <text:p>s(kJ/kg.K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.87" calcext:value-type="float">
            <text:p>14.87</text:p>
          </table:table-cell>
          <table:table-cell office:value-type="float" office:value="2443.3" calcext:value-type="float">
            <text:p>2443.3</text:p>
          </table:table-cell>
          <table:table-cell office:value-type="float" office:value="2592" calcext:value-type="float">
            <text:p>2592</text:p>
          </table:table-cell>
          <table:table-cell office:value-type="float" office:value="8.174" calcext:value-type="float">
            <text:p>8.17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7.2" calcext:value-type="float">
            <text:p>17.2</text:p>
          </table:table-cell>
          <table:table-cell office:value-type="float" office:value="2515.5" calcext:value-type="float">
            <text:p>2515.5</text:p>
          </table:table-cell>
          <table:table-cell office:value-type="float" office:value="2687.5" calcext:value-type="float">
            <text:p>2687.5</text:p>
          </table:table-cell>
          <table:table-cell office:value-type="float" office:value="8.449" calcext:value-type="float">
            <text:p>8.449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9.51" calcext:value-type="float">
            <text:p>19.51</text:p>
          </table:table-cell>
          <table:table-cell office:value-type="float" office:value="2587.9" calcext:value-type="float">
            <text:p>2587.9</text:p>
          </table:table-cell>
          <table:table-cell office:value-type="float" office:value="2783" calcext:value-type="float">
            <text:p>2783</text:p>
          </table:table-cell>
          <table:table-cell office:value-type="float" office:value="8.689" calcext:value-type="float">
            <text:p>8.689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1.83" calcext:value-type="float">
            <text:p>21.83</text:p>
          </table:table-cell>
          <table:table-cell office:value-type="float" office:value="2661.3" calcext:value-type="float">
            <text:p>2661.3</text:p>
          </table:table-cell>
          <table:table-cell office:value-type="float" office:value="2879.6" calcext:value-type="float">
            <text:p>2879.6</text:p>
          </table:table-cell>
          <table:table-cell office:value-type="float" office:value="8.905" calcext:value-type="float">
            <text:p>8.905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24.14" calcext:value-type="float">
            <text:p>24.14</text:p>
          </table:table-cell>
          <table:table-cell office:value-type="float" office:value="2736.1" calcext:value-type="float">
            <text:p>2736.1</text:p>
          </table:table-cell>
          <table:table-cell office:value-type="float" office:value="2977.4" calcext:value-type="float">
            <text:p>2977.4</text:p>
          </table:table-cell>
          <table:table-cell office:value-type="float" office:value="9.102" calcext:value-type="float">
            <text:p>9.102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6.45" calcext:value-type="float">
            <text:p>26.45</text:p>
          </table:table-cell>
          <table:table-cell office:value-type="float" office:value="2812.3" calcext:value-type="float">
            <text:p>2812.3</text:p>
          </table:table-cell>
          <table:table-cell office:value-type="float" office:value="3076.7" calcext:value-type="float">
            <text:p>3076.7</text:p>
          </table:table-cell>
          <table:table-cell office:value-type="float" office:value="9.283" calcext:value-type="float">
            <text:p>9.283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8.76" calcext:value-type="float">
            <text:p>28.76</text:p>
          </table:table-cell>
          <table:table-cell office:value-type="float" office:value="2890" calcext:value-type="float">
            <text:p>2890</text:p>
          </table:table-cell>
          <table:table-cell office:value-type="float" office:value="3177.5" calcext:value-type="float">
            <text:p>3177.5</text:p>
          </table:table-cell>
          <table:table-cell office:value-type="float" office:value="9.451" calcext:value-type="float">
            <text:p>9.451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31.06" calcext:value-type="float">
            <text:p>31.06</text:p>
          </table:table-cell>
          <table:table-cell office:value-type="float" office:value="2969.3" calcext:value-type="float">
            <text:p>2969.3</text:p>
          </table:table-cell>
          <table:table-cell office:value-type="float" office:value="3279.9" calcext:value-type="float">
            <text:p>3279.9</text:p>
          </table:table-cell>
          <table:table-cell office:value-type="float" office:value="9.609" calcext:value-type="float">
            <text:p>9.609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33.37" calcext:value-type="float">
            <text:p>33.37</text:p>
          </table:table-cell>
          <table:table-cell office:value-type="float" office:value="3050.3" calcext:value-type="float">
            <text:p>3050.3</text:p>
          </table:table-cell>
          <table:table-cell office:value-type="float" office:value="3384" calcext:value-type="float">
            <text:p>3384</text:p>
          </table:table-cell>
          <table:table-cell office:value-type="float" office:value="9.758" calcext:value-type="float">
            <text:p>9.758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5.68" calcext:value-type="float">
            <text:p>35.68</text:p>
          </table:table-cell>
          <table:table-cell office:value-type="float" office:value="3132.9" calcext:value-type="float">
            <text:p>3132.9</text:p>
          </table:table-cell>
          <table:table-cell office:value-type="float" office:value="3489.7" calcext:value-type="float">
            <text:p>3489.7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40.3" calcext:value-type="float">
            <text:p>40.3</text:p>
          </table:table-cell>
          <table:table-cell office:value-type="float" office:value="3303.3" calcext:value-type="float">
            <text:p>3303.3</text:p>
          </table:table-cell>
          <table:table-cell office:value-type="float" office:value="3706.3" calcext:value-type="float">
            <text:p>3706.3</text:p>
          </table:table-cell>
          <table:table-cell office:value-type="float" office:value="10.163" calcext:value-type="float">
            <text:p>10.163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44.91" calcext:value-type="float">
            <text:p>44.91</text:p>
          </table:table-cell>
          <table:table-cell office:value-type="float" office:value="3480.8" calcext:value-type="float">
            <text:p>3480.8</text:p>
          </table:table-cell>
          <table:table-cell office:value-type="float" office:value="3929.9" calcext:value-type="float">
            <text:p>3929.9</text:p>
          </table:table-cell>
          <table:table-cell office:value-type="float" office:value="10.406" calcext:value-type="float">
            <text:p>10.406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49.53" calcext:value-type="float">
            <text:p>49.53</text:p>
          </table:table-cell>
          <table:table-cell office:value-type="float" office:value="3665.3" calcext:value-type="float">
            <text:p>3665.3</text:p>
          </table:table-cell>
          <table:table-cell office:value-type="float" office:value="4160.6" calcext:value-type="float">
            <text:p>4160.6</text:p>
          </table:table-cell>
          <table:table-cell office:value-type="float" office:value="10.631" calcext:value-type="float">
            <text:p>10.631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54.14" calcext:value-type="float">
            <text:p>54.14</text:p>
          </table:table-cell>
          <table:table-cell office:value-type="float" office:value="3856.9" calcext:value-type="float">
            <text:p>3856.9</text:p>
          </table:table-cell>
          <table:table-cell office:value-type="float" office:value="4398.3" calcext:value-type="float">
            <text:p>4398.3</text:p>
          </table:table-cell>
          <table:table-cell office:value-type="float" office:value="10.843" calcext:value-type="float">
            <text:p>10.843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8.76" calcext:value-type="float">
            <text:p>58.76</text:p>
          </table:table-cell>
          <table:table-cell office:value-type="float" office:value="4055.2" calcext:value-type="float">
            <text:p>4055.2</text:p>
          </table:table-cell>
          <table:table-cell office:value-type="float" office:value="4642.8" calcext:value-type="float">
            <text:p>4642.8</text:p>
          </table:table-cell>
          <table:table-cell office:value-type="float" office:value="11.043" calcext:value-type="float">
            <text:p>11.043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.419" calcext:value-type="float">
            <text:p>3.419</text:p>
          </table:table-cell>
          <table:table-cell office:value-type="float" office:value="2511.5" calcext:value-type="float">
            <text:p>2511.5</text:p>
          </table:table-cell>
          <table:table-cell office:value-type="float" office:value="2682.4" calcext:value-type="float">
            <text:p>2682.4</text:p>
          </table:table-cell>
          <table:table-cell office:value-type="float" office:value="7.695" calcext:value-type="float">
            <text:p>7.695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.89" calcext:value-type="float">
            <text:p>3.89</text:p>
          </table:table-cell>
          <table:table-cell office:value-type="float" office:value="2585.7" calcext:value-type="float">
            <text:p>2585.7</text:p>
          </table:table-cell>
          <table:table-cell office:value-type="float" office:value="2780.2" calcext:value-type="float">
            <text:p>2780.2</text:p>
          </table:table-cell>
          <table:table-cell office:value-type="float" office:value="7.941" calcext:value-type="float">
            <text:p>7.941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4.356" calcext:value-type="float">
            <text:p>4.356</text:p>
          </table:table-cell>
          <table:table-cell office:value-type="float" office:value="2660" calcext:value-type="float">
            <text:p>2660</text:p>
          </table:table-cell>
          <table:table-cell office:value-type="float" office:value="2877.8" calcext:value-type="float">
            <text:p>2877.8</text:p>
          </table:table-cell>
          <table:table-cell office:value-type="float" office:value="8.159" calcext:value-type="float">
            <text:p>8.159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4.821" calcext:value-type="float">
            <text:p>4.821</text:p>
          </table:table-cell>
          <table:table-cell office:value-type="float" office:value="2735.1" calcext:value-type="float">
            <text:p>2735.1</text:p>
          </table:table-cell>
          <table:table-cell office:value-type="float" office:value="2976.1" calcext:value-type="float">
            <text:p>2976.1</text:p>
          </table:table-cell>
          <table:table-cell office:value-type="float" office:value="8.357" calcext:value-type="float">
            <text:p>8.357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5.284" calcext:value-type="float">
            <text:p>5.284</text:p>
          </table:table-cell>
          <table:table-cell office:value-type="float" office:value="2811.6" calcext:value-type="float">
            <text:p>2811.6</text:p>
          </table:table-cell>
          <table:table-cell office:value-type="float" office:value="3075.8" calcext:value-type="float">
            <text:p>3075.8</text:p>
          </table:table-cell>
          <table:table-cell office:value-type="float" office:value="8.539" calcext:value-type="float">
            <text:p>8.539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5.747" calcext:value-type="float">
            <text:p>5.747</text:p>
          </table:table-cell>
          <table:table-cell office:value-type="float" office:value="2889.4" calcext:value-type="float">
            <text:p>2889.4</text:p>
          </table:table-cell>
          <table:table-cell office:value-type="float" office:value="3176.8" calcext:value-type="float">
            <text:p>3176.8</text:p>
          </table:table-cell>
          <table:table-cell office:value-type="float" office:value="8.708" calcext:value-type="float">
            <text:p>8.708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6.209" calcext:value-type="float">
            <text:p>6.209</text:p>
          </table:table-cell>
          <table:table-cell office:value-type="float" office:value="2968.9" calcext:value-type="float">
            <text:p>2968.9</text:p>
          </table:table-cell>
          <table:table-cell office:value-type="float" office:value="3279.3" calcext:value-type="float">
            <text:p>3279.3</text:p>
          </table:table-cell>
          <table:table-cell office:value-type="float" office:value="8.866" calcext:value-type="float">
            <text:p>8.866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float" office:value="6.672" calcext:value-type="float">
            <text:p>6.672</text:p>
          </table:table-cell>
          <table:table-cell office:value-type="float" office:value="3049.9" calcext:value-type="float">
            <text:p>3049.9</text:p>
          </table:table-cell>
          <table:table-cell office:value-type="float" office:value="3383.5" calcext:value-type="float">
            <text:p>3383.5</text:p>
          </table:table-cell>
          <table:table-cell office:value-type="float" office:value="9.015" calcext:value-type="float">
            <text:p>9.015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.134" calcext:value-type="float">
            <text:p>7.134</text:p>
          </table:table-cell>
          <table:table-cell office:value-type="float" office:value="3132.6" calcext:value-type="float">
            <text:p>3132.6</text:p>
          </table:table-cell>
          <table:table-cell office:value-type="float" office:value="3489.3" calcext:value-type="float">
            <text:p>3489.3</text:p>
          </table:table-cell>
          <table:table-cell office:value-type="float" office:value="9.157" calcext:value-type="float">
            <text:p>9.157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8.058" calcext:value-type="float">
            <text:p>8.058</text:p>
          </table:table-cell>
          <table:table-cell office:value-type="float" office:value="3303.1" calcext:value-type="float">
            <text:p>3303.1</text:p>
          </table:table-cell>
          <table:table-cell office:value-type="float" office:value="3706" calcext:value-type="float">
            <text:p>3706</text:p>
          </table:table-cell>
          <table:table-cell office:value-type="float" office:value="9.42" calcext:value-type="float">
            <text:p>9.42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8.981" calcext:value-type="float">
            <text:p>8.981</text:p>
          </table:table-cell>
          <table:table-cell office:value-type="float" office:value="3480.6" calcext:value-type="float">
            <text:p>3480.6</text:p>
          </table:table-cell>
          <table:table-cell office:value-type="float" office:value="3929.7" calcext:value-type="float">
            <text:p>3929.7</text:p>
          </table:table-cell>
          <table:table-cell office:value-type="float" office:value="9.663" calcext:value-type="float">
            <text:p>9.663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9.905" calcext:value-type="float">
            <text:p>9.905</text:p>
          </table:table-cell>
          <table:table-cell office:value-type="float" office:value="3665.2" calcext:value-type="float">
            <text:p>3665.2</text:p>
          </table:table-cell>
          <table:table-cell office:value-type="float" office:value="4160.4" calcext:value-type="float">
            <text:p>4160.4</text:p>
          </table:table-cell>
          <table:table-cell office:value-type="float" office:value="9.888" calcext:value-type="float">
            <text:p>9.888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float" office:value="10.828" calcext:value-type="float">
            <text:p>10.828</text:p>
          </table:table-cell>
          <table:table-cell office:value-type="float" office:value="3856.8" calcext:value-type="float">
            <text:p>3856.8</text:p>
          </table:table-cell>
          <table:table-cell office:value-type="float" office:value="4398.2" calcext:value-type="float">
            <text:p>4398.2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1.751" calcext:value-type="float">
            <text:p>11.751</text:p>
          </table:table-cell>
          <table:table-cell office:value-type="float" office:value="4055.1" calcext:value-type="float">
            <text:p>4055.1</text:p>
          </table:table-cell>
          <table:table-cell office:value-type="float" office:value="4642.7" calcext:value-type="float">
            <text:p>4642.7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.696" calcext:value-type="float">
            <text:p>1.696</text:p>
          </table:table-cell>
          <table:table-cell office:value-type="float" office:value="2506.2" calcext:value-type="float">
            <text:p>2506.2</text:p>
          </table:table-cell>
          <table:table-cell office:value-type="float" office:value="2675.8" calcext:value-type="float">
            <text:p>2675.8</text:p>
          </table:table-cell>
          <table:table-cell office:value-type="float" office:value="7.361" calcext:value-type="float">
            <text:p>7.361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.937" calcext:value-type="float">
            <text:p>1.937</text:p>
          </table:table-cell>
          <table:table-cell office:value-type="float" office:value="2582.9" calcext:value-type="float">
            <text:p>2582.9</text:p>
          </table:table-cell>
          <table:table-cell office:value-type="float" office:value="2776.6" calcext:value-type="float">
            <text:p>2776.6</text:p>
          </table:table-cell>
          <table:table-cell office:value-type="float" office:value="7.615" calcext:value-type="float">
            <text:p>7.61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.172" calcext:value-type="float">
            <text:p>2.172</text:p>
          </table:table-cell>
          <table:table-cell office:value-type="float" office:value="2658.2" calcext:value-type="float">
            <text:p>2658.2</text:p>
          </table:table-cell>
          <table:table-cell office:value-type="float" office:value="2875.5" calcext:value-type="float">
            <text:p>2875.5</text:p>
          </table:table-cell>
          <table:table-cell office:value-type="float" office:value="7.836" calcext:value-type="float">
            <text:p>7.836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.406" calcext:value-type="float">
            <text:p>2.406</text:p>
          </table:table-cell>
          <table:table-cell office:value-type="float" office:value="2733.9" calcext:value-type="float">
            <text:p>2733.9</text:p>
          </table:table-cell>
          <table:table-cell office:value-type="float" office:value="2974.5" calcext:value-type="float">
            <text:p>2974.5</text:p>
          </table:table-cell>
          <table:table-cell office:value-type="float" office:value="8.035" calcext:value-type="float">
            <text:p>8.035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.639" calcext:value-type="float">
            <text:p>2.639</text:p>
          </table:table-cell>
          <table:table-cell office:value-type="float" office:value="2810.6" calcext:value-type="float">
            <text:p>2810.6</text:p>
          </table:table-cell>
          <table:table-cell office:value-type="float" office:value="3074.5" calcext:value-type="float">
            <text:p>3074.5</text:p>
          </table:table-cell>
          <table:table-cell office:value-type="float" office:value="8.217" calcext:value-type="float">
            <text:p>8.217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.871" calcext:value-type="float">
            <text:p>2.871</text:p>
          </table:table-cell>
          <table:table-cell office:value-type="float" office:value="2888.7" calcext:value-type="float">
            <text:p>2888.7</text:p>
          </table:table-cell>
          <table:table-cell office:value-type="float" office:value="3175.8" calcext:value-type="float">
            <text:p>3175.8</text:p>
          </table:table-cell>
          <table:table-cell office:value-type="float" office:value="8.387" calcext:value-type="float">
            <text:p>8.387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.103" calcext:value-type="float">
            <text:p>3.103</text:p>
          </table:table-cell>
          <table:table-cell office:value-type="float" office:value="2968.3" calcext:value-type="float">
            <text:p>2968.3</text:p>
          </table:table-cell>
          <table:table-cell office:value-type="float" office:value="3278.6" calcext:value-type="float">
            <text:p>3278.6</text:p>
          </table:table-cell>
          <table:table-cell office:value-type="float" office:value="8.545" calcext:value-type="float">
            <text:p>8.545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office:value-type="float" office:value="3.334" calcext:value-type="float">
            <text:p>3.334</text:p>
          </table:table-cell>
          <table:table-cell office:value-type="float" office:value="3049.4" calcext:value-type="float">
            <text:p>3049.4</text:p>
          </table:table-cell>
          <table:table-cell office:value-type="float" office:value="3382.8" calcext:value-type="float">
            <text:p>3382.8</text:p>
          </table:table-cell>
          <table:table-cell office:value-type="float" office:value="8.695" calcext:value-type="float">
            <text:p>8.695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.566" calcext:value-type="float">
            <text:p>3.566</text:p>
          </table:table-cell>
          <table:table-cell office:value-type="float" office:value="3132.2" calcext:value-type="float">
            <text:p>3132.2</text:p>
          </table:table-cell>
          <table:table-cell office:value-type="float" office:value="3488.7" calcext:value-type="float">
            <text:p>3488.7</text:p>
          </table:table-cell>
          <table:table-cell office:value-type="float" office:value="8.836" calcext:value-type="float">
            <text:p>8.836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4.028" calcext:value-type="float">
            <text:p>4.028</text:p>
          </table:table-cell>
          <table:table-cell office:value-type="float" office:value="3302.8" calcext:value-type="float">
            <text:p>3302.8</text:p>
          </table:table-cell>
          <table:table-cell office:value-type="float" office:value="3705.6" calcext:value-type="float">
            <text:p>3705.6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3480.4" calcext:value-type="float">
            <text:p>3480.4</text:p>
          </table:table-cell>
          <table:table-cell office:value-type="float" office:value="3929.4" calcext:value-type="float">
            <text:p>3929.4</text:p>
          </table:table-cell>
          <table:table-cell office:value-type="float" office:value="9.342" calcext:value-type="float">
            <text:p>9.342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4.952" calcext:value-type="float">
            <text:p>4.952</text:p>
          </table:table-cell>
          <table:table-cell office:value-type="float" office:value="3665" calcext:value-type="float">
            <text:p>3665</text:p>
          </table:table-cell>
          <table:table-cell office:value-type="float" office:value="4160.2" calcext:value-type="float">
            <text:p>4160.2</text:p>
          </table:table-cell>
          <table:table-cell office:value-type="float" office:value="9.568" calcext:value-type="float">
            <text:p>9.568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5.414" calcext:value-type="float">
            <text:p>5.414</text:p>
          </table:table-cell>
          <table:table-cell office:value-type="float" office:value="3856.6" calcext:value-type="float">
            <text:p>3856.6</text:p>
          </table:table-cell>
          <table:table-cell office:value-type="float" office:value="4398" calcext:value-type="float">
            <text:p>4398</text:p>
          </table:table-cell>
          <table:table-cell office:value-type="float" office:value="9.78" calcext:value-type="float">
            <text:p>9.78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.875" calcext:value-type="float">
            <text:p>5.875</text:p>
          </table:table-cell>
          <table:table-cell office:value-type="float" office:value="4055" calcext:value-type="float">
            <text:p>4055</text:p>
          </table:table-cell>
          <table:table-cell office:value-type="float" office:value="4642.6" calcext:value-type="float">
            <text:p>4642.6</text:p>
          </table:table-cell>
          <table:table-cell office:value-type="float" office:value="9.98" calcext:value-type="float">
            <text:p>9.98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9599" calcext:value-type="float">
            <text:p>0.9599</text:p>
          </table:table-cell>
          <table:table-cell office:value-type="float" office:value="2577.1" calcext:value-type="float">
            <text:p>2577.1</text:p>
          </table:table-cell>
          <table:table-cell office:value-type="float" office:value="2769.1" calcext:value-type="float">
            <text:p>2769.1</text:p>
          </table:table-cell>
          <table:table-cell office:value-type="float" office:value="7.281" calcext:value-type="float">
            <text:p>7.281</text:p>
          </table:table-cell>
          <table:table-cell/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1.0805" calcext:value-type="float">
            <text:p>1.0805</text:p>
          </table:table-cell>
          <table:table-cell office:value-type="float" office:value="2654.6" calcext:value-type="float">
            <text:p>2654.6</text:p>
          </table:table-cell>
          <table:table-cell office:value-type="float" office:value="2870.7" calcext:value-type="float">
            <text:p>2870.7</text:p>
          </table:table-cell>
          <table:table-cell office:value-type="float" office:value="7.508" calcext:value-type="float">
            <text:p>7.508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.1989" calcext:value-type="float">
            <text:p>1.1989</text:p>
          </table:table-cell>
          <table:table-cell office:value-type="float" office:value="2731.4" calcext:value-type="float">
            <text:p>2731.4</text:p>
          </table:table-cell>
          <table:table-cell office:value-type="float" office:value="2971.2" calcext:value-type="float">
            <text:p>2971.2</text:p>
          </table:table-cell>
          <table:table-cell office:value-type="float" office:value="7.71" calcext:value-type="float">
            <text:p>7.71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.3162" calcext:value-type="float">
            <text:p>1.3162</text:p>
          </table:table-cell>
          <table:table-cell office:value-type="float" office:value="2808.8" calcext:value-type="float">
            <text:p>2808.8</text:p>
          </table:table-cell>
          <table:table-cell office:value-type="float" office:value="3072.1" calcext:value-type="float">
            <text:p>3072.1</text:p>
          </table:table-cell>
          <table:table-cell office:value-type="float" office:value="7.894" calcext:value-type="float">
            <text:p>7.894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.433" calcext:value-type="float">
            <text:p>1.433</text:p>
          </table:table-cell>
          <table:table-cell office:value-type="float" office:value="2887.3" calcext:value-type="float">
            <text:p>2887.3</text:p>
          </table:table-cell>
          <table:table-cell office:value-type="float" office:value="3173.9" calcext:value-type="float">
            <text:p>3173.9</text:p>
          </table:table-cell>
          <table:table-cell office:value-type="float" office:value="8.064" calcext:value-type="float">
            <text:p>8.064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.5493" calcext:value-type="float">
            <text:p>1.5493</text:p>
          </table:table-cell>
          <table:table-cell office:value-type="float" office:value="2967.1" calcext:value-type="float">
            <text:p>2967.1</text:p>
          </table:table-cell>
          <table:table-cell office:value-type="float" office:value="3277" calcext:value-type="float">
            <text:p>3277</text:p>
          </table:table-cell>
          <table:table-cell office:value-type="float" office:value="8.224" calcext:value-type="float">
            <text:p>8.224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1.6655" calcext:value-type="float">
            <text:p>1.6655</text:p>
          </table:table-cell>
          <table:table-cell office:value-type="float" office:value="3048.5" calcext:value-type="float">
            <text:p>3048.5</text:p>
          </table:table-cell>
          <table:table-cell office:value-type="float" office:value="3381.6" calcext:value-type="float">
            <text:p>3381.6</text:p>
          </table:table-cell>
          <table:table-cell office:value-type="float" office:value="8.373" calcext:value-type="float">
            <text:p>8.373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.7814" calcext:value-type="float">
            <text:p>1.7814</text:p>
          </table:table-cell>
          <table:table-cell office:value-type="float" office:value="3131.4" calcext:value-type="float">
            <text:p>3131.4</text:p>
          </table:table-cell>
          <table:table-cell office:value-type="float" office:value="3487.7" calcext:value-type="float">
            <text:p>3487.7</text:p>
          </table:table-cell>
          <table:table-cell office:value-type="float" office:value="8.515" calcext:value-type="float">
            <text:p>8.515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2.013" calcext:value-type="float">
            <text:p>2.013</text:p>
          </table:table-cell>
          <table:table-cell office:value-type="float" office:value="3302.2" calcext:value-type="float">
            <text:p>3302.2</text:p>
          </table:table-cell>
          <table:table-cell office:value-type="float" office:value="3704.8" calcext:value-type="float">
            <text:p>3704.8</text:p>
          </table:table-cell>
          <table:table-cell office:value-type="float" office:value="8.779" calcext:value-type="float">
            <text:p>8.779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2.2443" calcext:value-type="float">
            <text:p>2.2443</text:p>
          </table:table-cell>
          <table:table-cell office:value-type="float" office:value="3479.9" calcext:value-type="float">
            <text:p>3479.9</text:p>
          </table:table-cell>
          <table:table-cell office:value-type="float" office:value="3928.8" calcext:value-type="float">
            <text:p>3928.8</text:p>
          </table:table-cell>
          <table:table-cell office:value-type="float" office:value="9.022" calcext:value-type="float">
            <text:p>9.022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2.4755" calcext:value-type="float">
            <text:p>2.4755</text:p>
          </table:table-cell>
          <table:table-cell office:value-type="float" office:value="3664.7" calcext:value-type="float">
            <text:p>3664.7</text:p>
          </table:table-cell>
          <table:table-cell office:value-type="float" office:value="4159.8" calcext:value-type="float">
            <text:p>4159.8</text:p>
          </table:table-cell>
          <table:table-cell office:value-type="float" office:value="9.248" calcext:value-type="float">
            <text:p>9.248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2.7066" calcext:value-type="float">
            <text:p>2.7066</text:p>
          </table:table-cell>
          <table:table-cell office:value-type="float" office:value="3856.3" calcext:value-type="float">
            <text:p>3856.3</text:p>
          </table:table-cell>
          <table:table-cell office:value-type="float" office:value="4397.6" calcext:value-type="float">
            <text:p>4397.6</text:p>
          </table:table-cell>
          <table:table-cell office:value-type="float" office:value="9.46" calcext:value-type="float">
            <text:p>9.46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.9375" calcext:value-type="float">
            <text:p>2.9375</text:p>
          </table:table-cell>
          <table:table-cell office:value-type="float" office:value="4054.8" calcext:value-type="float">
            <text:p>4054.8</text:p>
          </table:table-cell>
          <table:table-cell office:value-type="float" office:value="4642.3" calcext:value-type="float">
            <text:p>4642.3</text:p>
          </table:table-cell>
          <table:table-cell office:value-type="float" office:value="9.66" calcext:value-type="float">
            <text:p>9.66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.634" calcext:value-type="float">
            <text:p>0.634</text:p>
          </table:table-cell>
          <table:table-cell office:value-type="float" office:value="2571" calcext:value-type="float">
            <text:p>2571</text:p>
          </table:table-cell>
          <table:table-cell office:value-type="float" office:value="2761.2" calcext:value-type="float">
            <text:p>2761.2</text:p>
          </table:table-cell>
          <table:table-cell office:value-type="float" office:value="7.079" calcext:value-type="float">
            <text:p>7.079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7164" calcext:value-type="float">
            <text:p>0.7164</text:p>
          </table:table-cell>
          <table:table-cell office:value-type="float" office:value="2651" calcext:value-type="float">
            <text:p>2651</text:p>
          </table:table-cell>
          <table:table-cell office:value-type="float" office:value="2865.9" calcext:value-type="float">
            <text:p>2865.9</text:p>
          </table:table-cell>
          <table:table-cell office:value-type="float" office:value="7.313" calcext:value-type="float">
            <text:p>7.313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0.7964" calcext:value-type="float">
            <text:p>0.7964</text:p>
          </table:table-cell>
          <table:table-cell office:value-type="float" office:value="2728.9" calcext:value-type="float">
            <text:p>2728.9</text:p>
          </table:table-cell>
          <table:table-cell office:value-type="float" office:value="2967.9" calcext:value-type="float">
            <text:p>2967.9</text:p>
          </table:table-cell>
          <table:table-cell office:value-type="float" office:value="7.518" calcext:value-type="float">
            <text:p>7.518</text:p>
          </table:table-cell>
          <table:table-cell/>
        </table:table-row>
        <table:table-row table:style-name="ro1">
          <table:table-cell/>
          <table:table-cell table:number-columns-repeated="2" office:value-type="float" office:value="300" calcext:value-type="float">
            <text:p>300</text:p>
          </table:table-cell>
          <table:table-cell office:value-type="float" office:value="0.8753" calcext:value-type="float">
            <text:p>0.8753</text:p>
          </table:table-cell>
          <table:table-cell office:value-type="float" office:value="2807" calcext:value-type="float">
            <text:p>2807</text:p>
          </table:table-cell>
          <table:table-cell office:value-type="float" office:value="3069.6" calcext:value-type="float">
            <text:p>3069.6</text:p>
          </table:table-cell>
          <table:table-cell office:value-type="float" office:value="7.704" calcext:value-type="float">
            <text:p>7.704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0.9536" calcext:value-type="float">
            <text:p>0.9536</text:p>
          </table:table-cell>
          <table:table-cell office:value-type="float" office:value="2885.9" calcext:value-type="float">
            <text:p>2885.9</text:p>
          </table:table-cell>
          <table:table-cell office:value-type="float" office:value="3172" calcext:value-type="float">
            <text:p>3172</text:p>
          </table:table-cell>
          <table:table-cell office:value-type="float" office:value="7.875" calcext:value-type="float">
            <text:p>7.875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1.0315" calcext:value-type="float">
            <text:p>1.0315</text:p>
          </table:table-cell>
          <table:table-cell office:value-type="float" office:value="2966" calcext:value-type="float">
            <text:p>2966</text:p>
          </table:table-cell>
          <table:table-cell office:value-type="float" office:value="3275.5" calcext:value-type="float">
            <text:p>3275.5</text:p>
          </table:table-cell>
          <table:table-cell office:value-type="float" office:value="8.035" calcext:value-type="float">
            <text:p>8.035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.1092" calcext:value-type="float">
            <text:p>1.1092</text:p>
          </table:table-cell>
          <table:table-cell office:value-type="float" office:value="3047.5" calcext:value-type="float">
            <text:p>3047.5</text:p>
          </table:table-cell>
          <table:table-cell office:value-type="float" office:value="3380.3" calcext:value-type="float">
            <text:p>3380.3</text:p>
          </table:table-cell>
          <table:table-cell office:value-type="float" office:value="8.185" calcext:value-type="float">
            <text:p>8.185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.1867" calcext:value-type="float">
            <text:p>1.1867</text:p>
          </table:table-cell>
          <table:table-cell office:value-type="float" office:value="3130.6" calcext:value-type="float">
            <text:p>3130.6</text:p>
          </table:table-cell>
          <table:table-cell office:value-type="float" office:value="3486.6" calcext:value-type="float">
            <text:p>3486.6</text:p>
          </table:table-cell>
          <table:table-cell office:value-type="float" office:value="8.327" calcext:value-type="float">
            <text:p>8.327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.3414" calcext:value-type="float">
            <text:p>1.3414</text:p>
          </table:table-cell>
          <table:table-cell office:value-type="float" office:value="3301.6" calcext:value-type="float">
            <text:p>3301.6</text:p>
          </table:table-cell>
          <table:table-cell office:value-type="float" office:value="3704" calcext:value-type="float">
            <text:p>3704</text:p>
          </table:table-cell>
          <table:table-cell office:value-type="float" office:value="8.591" calcext:value-type="float">
            <text:p>8.591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1.4958" calcext:value-type="float">
            <text:p>1.4958</text:p>
          </table:table-cell>
          <table:table-cell office:value-type="float" office:value="3479.5" calcext:value-type="float">
            <text:p>3479.5</text:p>
          </table:table-cell>
          <table:table-cell office:value-type="float" office:value="3928.2" calcext:value-type="float">
            <text:p>3928.2</text:p>
          </table:table-cell>
          <table:table-cell office:value-type="float" office:value="8.834" calcext:value-type="float">
            <text:p>8.834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1.65" calcext:value-type="float">
            <text:p>1.65</text:p>
          </table:table-cell>
          <table:table-cell office:value-type="float" office:value="3664.3" calcext:value-type="float">
            <text:p>3664.3</text:p>
          </table:table-cell>
          <table:table-cell office:value-type="float" office:value="4159.3" calcext:value-type="float">
            <text:p>4159.3</text:p>
          </table:table-cell>
          <table:table-cell office:value-type="float" office:value="9.06" calcext:value-type="float">
            <text:p>9.06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1.8042" calcext:value-type="float">
            <text:p>1.8042</text:p>
          </table:table-cell>
          <table:table-cell office:value-type="float" office:value="3856" calcext:value-type="float">
            <text:p>3856</text:p>
          </table:table-cell>
          <table:table-cell office:value-type="float" office:value="4397.3" calcext:value-type="float">
            <text:p>4397.3</text:p>
          </table:table-cell>
          <table:table-cell office:value-type="float" office:value="9.272" calcext:value-type="float">
            <text:p>9.272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.9582" calcext:value-type="float">
            <text:p>1.9582</text:p>
          </table:table-cell>
          <table:table-cell office:value-type="float" office:value="4054.5" calcext:value-type="float">
            <text:p>4054.5</text:p>
          </table:table-cell>
          <table:table-cell office:value-type="float" office:value="4642" calcext:value-type="float">
            <text:p>4642</text:p>
          </table:table-cell>
          <table:table-cell office:value-type="float" office:value="9.473" calcext:value-type="float">
            <text:p>9.473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0.4709" calcext:value-type="float">
            <text:p>0.4709</text:p>
          </table:table-cell>
          <table:table-cell office:value-type="float" office:value="2564.4" calcext:value-type="float">
            <text:p>2564.4</text:p>
          </table:table-cell>
          <table:table-cell office:value-type="float" office:value="2752.8" calcext:value-type="float">
            <text:p>2752.8</text:p>
          </table:table-cell>
          <table:table-cell office:value-type="float" office:value="6.931" calcext:value-type="float">
            <text:p>6.931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.5343" calcext:value-type="float">
            <text:p>0.5343</text:p>
          </table:table-cell>
          <table:table-cell office:value-type="float" office:value="2647.2" calcext:value-type="float">
            <text:p>2647.2</text:p>
          </table:table-cell>
          <table:table-cell office:value-type="float" office:value="2860.9" calcext:value-type="float">
            <text:p>2860.9</text:p>
          </table:table-cell>
          <table:table-cell office:value-type="float" office:value="7.172" calcext:value-type="float">
            <text:p>7.172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0.5952" calcext:value-type="float">
            <text:p>0.5952</text:p>
          </table:table-cell>
          <table:table-cell office:value-type="float" office:value="2726.4" calcext:value-type="float">
            <text:p>2726.4</text:p>
          </table:table-cell>
          <table:table-cell office:value-type="float" office:value="2964.5" calcext:value-type="float">
            <text:p>2964.5</text:p>
          </table:table-cell>
          <table:table-cell office:value-type="float" office:value="7.38" calcext:value-type="float">
            <text:p>7.3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.6549" calcext:value-type="float">
            <text:p>0.6549</text:p>
          </table:table-cell>
          <table:table-cell office:value-type="float" office:value="2805.1" calcext:value-type="float">
            <text:p>2805.1</text:p>
          </table:table-cell>
          <table:table-cell office:value-type="float" office:value="3067.1" calcext:value-type="float">
            <text:p>3067.1</text:p>
          </table:table-cell>
          <table:table-cell office:value-type="float" office:value="7.568" calcext:value-type="float">
            <text:p>7.568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0.714" calcext:value-type="float">
            <text:p>0.714</text:p>
          </table:table-cell>
          <table:table-cell office:value-type="float" office:value="2884.4" calcext:value-type="float">
            <text:p>2884.4</text:p>
          </table:table-cell>
          <table:table-cell office:value-type="float" office:value="3170" calcext:value-type="float">
            <text:p>3170</text:p>
          </table:table-cell>
          <table:table-cell office:value-type="float" office:value="7.74" calcext:value-type="float">
            <text:p>7.74</text:p>
          </table:table-cell>
          <table:table-cell/>
        </table:table-row>
        <table:table-row table:style-name="ro1">
          <table:table-cell/>
          <table:table-cell table:number-columns-repeated="2" office:value-type="float" office:value="400" calcext:value-type="float">
            <text:p>400</text:p>
          </table:table-cell>
          <table:table-cell office:value-type="float" office:value="0.7726" calcext:value-type="float">
            <text:p>0.7726</text:p>
          </table:table-cell>
          <table:table-cell office:value-type="float" office:value="2964.9" calcext:value-type="float">
            <text:p>2964.9</text:p>
          </table:table-cell>
          <table:table-cell office:value-type="float" office:value="3273.9" calcext:value-type="float">
            <text:p>3273.9</text:p>
          </table:table-cell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0.8311" calcext:value-type="float">
            <text:p>0.8311</text:p>
          </table:table-cell>
          <table:table-cell office:value-type="float" office:value="3046.6" calcext:value-type="float">
            <text:p>3046.6</text:p>
          </table:table-cell>
          <table:table-cell office:value-type="float" office:value="3379" calcext:value-type="float">
            <text:p>3379</text:p>
          </table:table-cell>
          <table:table-cell office:value-type="float" office:value="8.051" calcext:value-type="float">
            <text:p>8.051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.8894" calcext:value-type="float">
            <text:p>0.8894</text:p>
          </table:table-cell>
          <table:table-cell office:value-type="float" office:value="3129.8" calcext:value-type="float">
            <text:p>3129.8</text:p>
          </table:table-cell>
          <table:table-cell office:value-type="float" office:value="3485.5" calcext:value-type="float">
            <text:p>3485.5</text:p>
          </table:table-cell>
          <table:table-cell office:value-type="float" office:value="8.193" calcext:value-type="float">
            <text:p>8.193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.0056" calcext:value-type="float">
            <text:p>1.0056</text:p>
          </table:table-cell>
          <table:table-cell office:value-type="float" office:value="3301" calcext:value-type="float">
            <text:p>3301</text:p>
          </table:table-cell>
          <table:table-cell office:value-type="float" office:value="3703.2" calcext:value-type="float">
            <text:p>3703.2</text:p>
          </table:table-cell>
          <table:table-cell office:value-type="float" office:value="8.458" calcext:value-type="float">
            <text:p>8.458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1.1215" calcext:value-type="float">
            <text:p>1.1215</text:p>
          </table:table-cell>
          <table:table-cell office:value-type="float" office:value="3479" calcext:value-type="float">
            <text:p>3479</text:p>
          </table:table-cell>
          <table:table-cell office:value-type="float" office:value="3927.6" calcext:value-type="float">
            <text:p>3927.6</text:p>
          </table:table-cell>
          <table:table-cell office:value-type="float" office:value="8.701" calcext:value-type="float">
            <text:p>8.701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.2373" calcext:value-type="float">
            <text:p>1.2373</text:p>
          </table:table-cell>
          <table:table-cell office:value-type="float" office:value="3663.9" calcext:value-type="float">
            <text:p>3663.9</text:p>
          </table:table-cell>
          <table:table-cell office:value-type="float" office:value="4158.8" calcext:value-type="float">
            <text:p>4158.8</text:p>
          </table:table-cell>
          <table:table-cell office:value-type="float" office:value="8.927" calcext:value-type="float">
            <text:p>8.927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1.353" calcext:value-type="float">
            <text:p>1.353</text:p>
          </table:table-cell>
          <table:table-cell office:value-type="float" office:value="3855.7" calcext:value-type="float">
            <text:p>3855.7</text:p>
          </table:table-cell>
          <table:table-cell office:value-type="float" office:value="4396.9" calcext:value-type="float">
            <text:p>4396.9</text:p>
          </table:table-cell>
          <table:table-cell office:value-type="float" office:value="9.139" calcext:value-type="float">
            <text:p>9.139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1.4686" calcext:value-type="float">
            <text:p>1.4686</text:p>
          </table:table-cell>
          <table:table-cell office:value-type="float" office:value="4054.3" calcext:value-type="float">
            <text:p>4054.3</text:p>
          </table:table-cell>
          <table:table-cell office:value-type="float" office:value="4641.7" calcext:value-type="float">
            <text:p>4641.7</text:p>
          </table:table-cell>
          <table:table-cell office:value-type="float" office:value="9.34" calcext:value-type="float">
            <text:p>9.34</text:p>
          </table:table-cell>
          <table:table-cell/>
        </table:table-row>
        <table:table-row table:style-name="ro1">
          <table:table-cell/>
          <table:table-cell table:style-name="ce8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425" calcext:value-type="float">
            <text:p>0.425</text:p>
          </table:table-cell>
          <table:table-cell office:value-type="float" office:value="2643.3" calcext:value-type="float">
            <text:p>2643.3</text:p>
          </table:table-cell>
          <table:table-cell office:value-type="float" office:value="2855.8" calcext:value-type="float">
            <text:p>2855.8</text:p>
          </table:table-cell>
          <table:table-cell office:value-type="float" office:value="7.061" calcext:value-type="float">
            <text:p>7.061</text:p>
          </table:table-cell>
          <table:table-cell/>
        </table:table-row>
        <table:table-row table:style-name="ro1">
          <table:table-cell/>
          <table:table-cell table:style-name="ce8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0.4744" calcext:value-type="float">
            <text:p>0.4744</text:p>
          </table:table-cell>
          <table:table-cell office:value-type="float" office:value="2723.8" calcext:value-type="float">
            <text:p>2723.8</text:p>
          </table:table-cell>
          <table:table-cell office:value-type="float" office:value="2961" calcext:value-type="float">
            <text:p>2961</text:p>
          </table:table-cell>
          <table:table-cell office:value-type="float" office:value="7.272" calcext:value-type="float">
            <text:p>7.272</text:p>
          </table:table-cell>
          <table:table-cell/>
        </table:table-row>
        <table:table-row table:style-name="ro1">
          <table:table-cell/>
          <table:table-cell table:style-name="ce8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226" calcext:value-type="float">
            <text:p>0.5226</text:p>
          </table:table-cell>
          <table:table-cell office:value-type="float" office:value="2803.2" calcext:value-type="float">
            <text:p>2803.2</text:p>
          </table:table-cell>
          <table:table-cell office:value-type="float" office:value="3064.6" calcext:value-type="float">
            <text:p>3064.6</text:p>
          </table:table-cell>
          <table:table-cell office:value-type="float" office:value="7.461" calcext:value-type="float">
            <text:p>7.461</text:p>
          </table:table-cell>
          <table:table-cell/>
        </table:table-row>
        <table:table-row table:style-name="ro1">
          <table:table-cell/>
          <table:table-cell table:style-name="ce8"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0.5702" calcext:value-type="float">
            <text:p>0.5702</text:p>
          </table:table-cell>
          <table:table-cell office:value-type="float" office:value="2883" calcext:value-type="float">
            <text:p>2883</text:p>
          </table:table-cell>
          <table:table-cell office:value-type="float" office:value="3168.1" calcext:value-type="float">
            <text:p>3168.1</text:p>
          </table:table-cell>
          <table:table-cell office:value-type="float" office:value="7.635" calcext:value-type="float">
            <text:p>7.635</text:p>
          </table:table-cell>
          <table:table-cell/>
        </table:table-row>
        <table:table-row table:style-name="ro1">
          <table:table-cell/>
          <table:table-cell table:style-name="ce8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.6173" calcext:value-type="float">
            <text:p>0.6173</text:p>
          </table:table-cell>
          <table:table-cell office:value-type="float" office:value="2963.7" calcext:value-type="float">
            <text:p>2963.7</text:p>
          </table:table-cell>
          <table:table-cell office:value-type="float" office:value="3272.3" calcext:value-type="float">
            <text:p>3272.3</text:p>
          </table:table-cell>
          <table:table-cell office:value-type="float" office:value="7.796" calcext:value-type="float">
            <text:p>7.796</text:p>
          </table:table-cell>
          <table:table-cell/>
        </table:table-row>
        <table:table-row table:style-name="ro1">
          <table:table-cell/>
          <table:table-cell table:style-name="ce8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0.6642" calcext:value-type="float">
            <text:p>0.6642</text:p>
          </table:table-cell>
          <table:table-cell office:value-type="float" office:value="3045.6" calcext:value-type="float">
            <text:p>3045.6</text:p>
          </table:table-cell>
          <table:table-cell office:value-type="float" office:value="3377.7" calcext:value-type="float">
            <text:p>3377.7</text:p>
          </table:table-cell>
          <table:table-cell office:value-type="float" office:value="7.947" calcext:value-type="float">
            <text:p>7.947</text:p>
          </table:table-cell>
          <table:table-cell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office:value-type="float" office:value="0.7109" calcext:value-type="float">
            <text:p>0.7109</text:p>
          </table:table-cell>
          <table:table-cell office:value-type="float" office:value="3129" calcext:value-type="float">
            <text:p>3129</text:p>
          </table:table-cell>
          <table:table-cell office:value-type="float" office:value="3484.5" calcext:value-type="float">
            <text:p>3484.5</text:p>
          </table:table-cell>
          <table:table-cell office:value-type="float" office:value="8.089" calcext:value-type="float">
            <text:p>8.089</text:p>
          </table:table-cell>
          <table:table-cell/>
        </table:table-row>
        <table:table-row table:style-name="ro1">
          <table:table-cell/>
          <table:table-cell table:style-name="ce8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.8041" calcext:value-type="float">
            <text:p>0.8041</text:p>
          </table:table-cell>
          <table:table-cell office:value-type="float" office:value="3300.4" calcext:value-type="float">
            <text:p>3300.4</text:p>
          </table:table-cell>
          <table:table-cell office:value-type="float" office:value="3702.5" calcext:value-type="float">
            <text:p>3702.5</text:p>
          </table:table-cell>
          <table:table-cell office:value-type="float" office:value="8.354" calcext:value-type="float">
            <text:p>8.354</text:p>
          </table:table-cell>
          <table:table-cell/>
        </table:table-row>
        <table:table-row table:style-name="ro1">
          <table:table-cell/>
          <table:table-cell table:style-name="ce8"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.897" calcext:value-type="float">
            <text:p>0.897</text:p>
          </table:table-cell>
          <table:table-cell office:value-type="float" office:value="3478.5" calcext:value-type="float">
            <text:p>3478.5</text:p>
          </table:table-cell>
          <table:table-cell office:value-type="float" office:value="3927" calcext:value-type="float">
            <text:p>3927</text:p>
          </table:table-cell>
          <table:table-cell office:value-type="float" office:value="8.598" calcext:value-type="float">
            <text:p>8.598</text:p>
          </table:table-cell>
          <table:table-cell/>
        </table:table-row>
        <table:table-row table:style-name="ro1">
          <table:table-cell/>
          <table:table-cell table:style-name="ce8"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.9897" calcext:value-type="float">
            <text:p>0.9897</text:p>
          </table:table-cell>
          <table:table-cell office:value-type="float" office:value="3663.6" calcext:value-type="float">
            <text:p>3663.6</text:p>
          </table:table-cell>
          <table:table-cell office:value-type="float" office:value="4158.4" calcext:value-type="float">
            <text:p>4158.4</text:p>
          </table:table-cell>
          <table:table-cell office:value-type="float" office:value="8.824" calcext:value-type="float">
            <text:p>8.824</text:p>
          </table:table-cell>
          <table:table-cell/>
        </table:table-row>
        <table:table-row table:style-name="ro1">
          <table:table-cell/>
          <table:table-cell table:style-name="ce8"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1.0823" calcext:value-type="float">
            <text:p>1.0823</text:p>
          </table:table-cell>
          <table:table-cell office:value-type="float" office:value="3855.4" calcext:value-type="float">
            <text:p>3855.4</text:p>
          </table:table-cell>
          <table:table-cell office:value-type="float" office:value="4396.6" calcext:value-type="float">
            <text:p>4396.6</text:p>
          </table:table-cell>
          <table:table-cell office:value-type="float" office:value="9.036" calcext:value-type="float">
            <text:p>9.036</text:p>
          </table:table-cell>
          <table:table-cell/>
        </table:table-row>
        <table:table-row table:style-name="ro1">
          <table:table-cell/>
          <table:table-cell table:style-name="ce8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.1748" calcext:value-type="float">
            <text:p>1.1748</text:p>
          </table:table-cell>
          <table:table-cell office:value-type="float" office:value="4054" calcext:value-type="float">
            <text:p>4054</text:p>
          </table:table-cell>
          <table:table-cell office:value-type="float" office:value="4641.4" calcext:value-type="float">
            <text:p>4641.4</text:p>
          </table:table-cell>
          <table:table-cell office:value-type="float" office:value="9.236" calcext:value-type="float">
            <text:p>9.236</text:p>
          </table:table-cell>
          <table:table-cell/>
        </table:table-row>
        <table:table-row table:style-name="ro1">
          <table:table-cell/>
          <table:table-cell table:style-name="ce8"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3521" calcext:value-type="float">
            <text:p>0.3521</text:p>
          </table:table-cell>
          <table:table-cell table:style-name="ce12" office:value-type="float" office:value="2639.3" calcext:value-type="float">
            <text:p>2639.3</text:p>
          </table:table-cell>
          <table:table-cell table:style-name="ce12" office:value-type="float" office:value="2850.6" calcext:value-type="float">
            <text:p>2850.6</text:p>
          </table:table-cell>
          <table:table-cell table:style-name="ce12" office:value-type="float" office:value="6.968" calcext:value-type="float">
            <text:p>6.968</text:p>
          </table:table-cell>
          <table:table-cell/>
        </table:table-row>
        <table:table-row table:style-name="ro1">
          <table:table-cell/>
          <table:table-cell table:style-name="ce8"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3939" calcext:value-type="float">
            <text:p>0.3939</text:p>
          </table:table-cell>
          <table:table-cell table:style-name="ce12" office:value-type="float" office:value="2721.2" calcext:value-type="float">
            <text:p>2721.2</text:p>
          </table:table-cell>
          <table:table-cell table:style-name="ce12" office:value-type="float" office:value="2957.6" calcext:value-type="float">
            <text:p>2957.6</text:p>
          </table:table-cell>
          <table:table-cell table:style-name="ce12" office:value-type="float" office:value="7.183" calcext:value-type="float">
            <text:p>7.183</text:p>
          </table:table-cell>
          <table:table-cell/>
        </table:table-row>
        <table:table-row table:style-name="ro1">
          <table:table-cell/>
          <table:table-cell table:style-name="ce8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4344" calcext:value-type="float">
            <text:p>0.4344</text:p>
          </table:table-cell>
          <table:table-cell table:style-name="ce12" office:value-type="float" office:value="2801.4" calcext:value-type="float">
            <text:p>2801.4</text:p>
          </table:table-cell>
          <table:table-cell table:style-name="ce12" office:value-type="float" office:value="3062" calcext:value-type="float">
            <text:p>3062</text:p>
          </table:table-cell>
          <table:table-cell table:style-name="ce12" office:value-type="float" office:value="7.374" calcext:value-type="float">
            <text:p>7.374</text:p>
          </table:table-cell>
          <table:table-cell/>
        </table:table-row>
        <table:table-row table:style-name="ro1">
          <table:table-cell/>
          <table:table-cell table:style-name="ce8"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4743" calcext:value-type="float">
            <text:p>0.4743</text:p>
          </table:table-cell>
          <table:table-cell table:style-name="ce12" office:value-type="float" office:value="2881.6" calcext:value-type="float">
            <text:p>2881.6</text:p>
          </table:table-cell>
          <table:table-cell table:style-name="ce12" office:value-type="float" office:value="3166.1" calcext:value-type="float">
            <text:p>3166.1</text:p>
          </table:table-cell>
          <table:table-cell table:style-name="ce12" office:value-type="float" office:value="7.548" calcext:value-type="float">
            <text:p>7.548</text:p>
          </table:table-cell>
          <table:table-cell/>
        </table:table-row>
        <table:table-row table:style-name="ro1">
          <table:table-cell/>
          <table:table-cell table:style-name="ce8"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5137" calcext:value-type="float">
            <text:p>0.5137</text:p>
          </table:table-cell>
          <table:table-cell table:style-name="ce12" office:value-type="float" office:value="2962.5" calcext:value-type="float">
            <text:p>2962.5</text:p>
          </table:table-cell>
          <table:table-cell table:style-name="ce12" office:value-type="float" office:value="3270.8" calcext:value-type="float">
            <text:p>3270.8</text:p>
          </table:table-cell>
          <table:table-cell table:style-name="ce12" office:value-type="float" office:value="7.71" calcext:value-type="float">
            <text:p>7.71</text:p>
          </table:table-cell>
          <table:table-cell/>
        </table:table-row>
        <table:table-row table:style-name="ro1">
          <table:table-cell/>
          <table:table-cell table:style-name="ce8"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553" calcext:value-type="float">
            <text:p>0.553</text:p>
          </table:table-cell>
          <table:table-cell table:style-name="ce12" office:value-type="float" office:value="3044.7" calcext:value-type="float">
            <text:p>3044.7</text:p>
          </table:table-cell>
          <table:table-cell table:style-name="ce12" office:value-type="float" office:value="3376.5" calcext:value-type="float">
            <text:p>3376.5</text:p>
          </table:table-cell>
          <table:table-cell table:style-name="ce12" office:value-type="float" office:value="7.861" calcext:value-type="float">
            <text:p>7.861</text:p>
          </table:table-cell>
          <table:table-cell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592" calcext:value-type="float">
            <text:p>0.592</text:p>
          </table:table-cell>
          <table:table-cell table:style-name="ce12" office:value-type="float" office:value="3128.2" calcext:value-type="float">
            <text:p>3128.2</text:p>
          </table:table-cell>
          <table:table-cell table:style-name="ce12" office:value-type="float" office:value="3483.4" calcext:value-type="float">
            <text:p>3483.4</text:p>
          </table:table-cell>
          <table:table-cell table:style-name="ce12" office:value-type="float" office:value="8.004" calcext:value-type="float">
            <text:p>8.004</text:p>
          </table:table-cell>
          <table:table-cell/>
        </table:table-row>
        <table:table-row table:style-name="ro1">
          <table:table-cell/>
          <table:table-cell table:style-name="ce8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6698" calcext:value-type="float">
            <text:p>0.6698</text:p>
          </table:table-cell>
          <table:table-cell table:style-name="ce12" office:value-type="float" office:value="3299.8" calcext:value-type="float">
            <text:p>3299.8</text:p>
          </table:table-cell>
          <table:table-cell table:style-name="ce12" office:value-type="float" office:value="3701.7" calcext:value-type="float">
            <text:p>3701.7</text:p>
          </table:table-cell>
          <table:table-cell table:style-name="ce12" office:value-type="float" office:value="8.27" calcext:value-type="float">
            <text:p>8.27</text:p>
          </table:table-cell>
          <table:table-cell/>
        </table:table-row>
        <table:table-row table:style-name="ro1">
          <table:table-cell/>
          <table:table-cell table:style-name="ce8"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7473" calcext:value-type="float">
            <text:p>0.7473</text:p>
          </table:table-cell>
          <table:table-cell table:style-name="ce12" office:value-type="float" office:value="3478.1" calcext:value-type="float">
            <text:p>3478.1</text:p>
          </table:table-cell>
          <table:table-cell table:style-name="ce12" office:value-type="float" office:value="3926.4" calcext:value-type="float">
            <text:p>3926.4</text:p>
          </table:table-cell>
          <table:table-cell table:style-name="ce12" office:value-type="float" office:value="8.513" calcext:value-type="float">
            <text:p>8.513</text:p>
          </table:table-cell>
          <table:table-cell/>
        </table:table-row>
        <table:table-row table:style-name="ro1">
          <table:table-cell/>
          <table:table-cell table:style-name="ce8"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8246" calcext:value-type="float">
            <text:p>0.8246</text:p>
          </table:table-cell>
          <table:table-cell table:style-name="ce12" office:value-type="float" office:value="3663.2" calcext:value-type="float">
            <text:p>3663.2</text:p>
          </table:table-cell>
          <table:table-cell table:style-name="ce12" office:value-type="float" office:value="4157.9" calcext:value-type="float">
            <text:p>4157.9</text:p>
          </table:table-cell>
          <table:table-cell table:style-name="ce12" office:value-type="float" office:value="8.74" calcext:value-type="float">
            <text:p>8.74</text:p>
          </table:table-cell>
          <table:table-cell/>
        </table:table-row>
        <table:table-row table:style-name="ro1">
          <table:table-cell/>
          <table:table-cell table:style-name="ce8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9018" calcext:value-type="float">
            <text:p>0.9018</text:p>
          </table:table-cell>
          <table:table-cell table:style-name="ce12" office:value-type="float" office:value="3855.1" calcext:value-type="float">
            <text:p>3855.1</text:p>
          </table:table-cell>
          <table:table-cell table:style-name="ce12" office:value-type="float" office:value="4396.2" calcext:value-type="float">
            <text:p>4396.2</text:p>
          </table:table-cell>
          <table:table-cell table:style-name="ce12" office:value-type="float" office:value="8.952" calcext:value-type="float">
            <text:p>8.952</text:p>
          </table:table-cell>
          <table:table-cell/>
        </table:table-row>
        <table:table-row table:style-name="ro1">
          <table:table-cell/>
          <table:table-cell table:style-name="ce8"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9789" calcext:value-type="float">
            <text:p>0.9789</text:p>
          </table:table-cell>
          <table:table-cell table:style-name="ce12" office:value-type="float" office:value="4053.7" calcext:value-type="float">
            <text:p>4053.7</text:p>
          </table:table-cell>
          <table:table-cell table:style-name="ce12" office:value-type="float" office:value="4641.1" calcext:value-type="float">
            <text:p>4641.1</text:p>
          </table:table-cell>
          <table:table-cell table:style-name="ce12" office:value-type="float" office:value="9.152" calcext:value-type="float">
            <text:p>9.152</text:p>
          </table:table-cell>
          <table:table-cell/>
        </table:table-row>
        <table:table-row table:style-name="ro1">
          <table:table-cell/>
          <table:table-cell table:style-name="ce12"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2609" calcext:value-type="float">
            <text:p>0.2609</text:p>
          </table:table-cell>
          <table:table-cell table:style-name="ce12" office:value-type="float" office:value="2631" calcext:value-type="float">
            <text:p>2631</text:p>
          </table:table-cell>
          <table:table-cell table:style-name="ce12" office:value-type="float" office:value="2839.7" calcext:value-type="float">
            <text:p>2839.7</text:p>
          </table:table-cell>
          <table:table-cell table:style-name="ce12" office:value-type="float" office:value="6.818" calcext:value-type="float">
            <text:p>6.818</text:p>
          </table:table-cell>
          <table:table-cell/>
        </table:table-row>
        <table:table-row table:style-name="ro1">
          <table:table-cell/>
          <table:table-cell table:style-name="ce12"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2932" calcext:value-type="float">
            <text:p>0.2932</text:p>
          </table:table-cell>
          <table:table-cell table:style-name="ce12" office:value-type="float" office:value="2715.9" calcext:value-type="float">
            <text:p>2715.9</text:p>
          </table:table-cell>
          <table:table-cell table:style-name="ce12" office:value-type="float" office:value="2950.4" calcext:value-type="float">
            <text:p>2950.4</text:p>
          </table:table-cell>
          <table:table-cell table:style-name="ce12" office:value-type="float" office:value="7.04" calcext:value-type="float">
            <text:p>7.04</text:p>
          </table:table-cell>
          <table:table-cell/>
        </table:table-row>
        <table:table-row table:style-name="ro1">
          <table:table-cell/>
          <table:table-cell table:style-name="ce12"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3242" calcext:value-type="float">
            <text:p>0.3242</text:p>
          </table:table-cell>
          <table:table-cell table:style-name="ce12" office:value-type="float" office:value="2797.5" calcext:value-type="float">
            <text:p>2797.5</text:p>
          </table:table-cell>
          <table:table-cell table:style-name="ce12" office:value-type="float" office:value="3056.9" calcext:value-type="float">
            <text:p>3056.9</text:p>
          </table:table-cell>
          <table:table-cell table:style-name="ce12" office:value-type="float" office:value="7.235" calcext:value-type="float">
            <text:p>7.235</text:p>
          </table:table-cell>
          <table:table-cell/>
        </table:table-row>
        <table:table-row table:style-name="ro1">
          <table:table-cell/>
          <table:table-cell table:style-name="ce12"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3544" calcext:value-type="float">
            <text:p>0.3544</text:p>
          </table:table-cell>
          <table:table-cell table:style-name="ce12" office:value-type="float" office:value="2878.6" calcext:value-type="float">
            <text:p>2878.6</text:p>
          </table:table-cell>
          <table:table-cell table:style-name="ce12" office:value-type="float" office:value="3162.2" calcext:value-type="float">
            <text:p>3162.2</text:p>
          </table:table-cell>
          <table:table-cell table:style-name="ce12" office:value-type="float" office:value="7.411" calcext:value-type="float">
            <text:p>7.411</text:p>
          </table:table-cell>
          <table:table-cell/>
        </table:table-row>
        <table:table-row table:style-name="ro1">
          <table:table-cell/>
          <table:table-cell table:style-name="ce12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3843" calcext:value-type="float">
            <text:p>0.3843</text:p>
          </table:table-cell>
          <table:table-cell table:style-name="ce12" office:value-type="float" office:value="2960.2" calcext:value-type="float">
            <text:p>2960.2</text:p>
          </table:table-cell>
          <table:table-cell table:style-name="ce12" office:value-type="float" office:value="3267.6" calcext:value-type="float">
            <text:p>3267.6</text:p>
          </table:table-cell>
          <table:table-cell table:style-name="ce12" office:value-type="float" office:value="7.573" calcext:value-type="float">
            <text:p>7.573</text:p>
          </table:table-cell>
          <table:table-cell/>
        </table:table-row>
        <table:table-row table:style-name="ro1">
          <table:table-cell/>
          <table:table-cell table:style-name="ce12"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4139" calcext:value-type="float">
            <text:p>0.4139</text:p>
          </table:table-cell>
          <table:table-cell table:style-name="ce12" office:value-type="float" office:value="3042.8" calcext:value-type="float">
            <text:p>3042.8</text:p>
          </table:table-cell>
          <table:table-cell table:style-name="ce12" office:value-type="float" office:value="3373.9" calcext:value-type="float">
            <text:p>3373.9</text:p>
          </table:table-cell>
          <table:table-cell table:style-name="ce12" office:value-type="float" office:value="7.726" calcext:value-type="float">
            <text:p>7.726</text:p>
          </table:table-cell>
          <table:table-cell/>
        </table:table-row>
        <table:table-row table:style-name="ro1">
          <table:table-cell/>
          <table:table-cell table:style-name="ce12"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4433" calcext:value-type="float">
            <text:p>0.4433</text:p>
          </table:table-cell>
          <table:table-cell table:style-name="ce12" office:value-type="float" office:value="3126.6" calcext:value-type="float">
            <text:p>3126.6</text:p>
          </table:table-cell>
          <table:table-cell table:style-name="ce12" office:value-type="float" office:value="3481.3" calcext:value-type="float">
            <text:p>3481.3</text:p>
          </table:table-cell>
          <table:table-cell table:style-name="ce12" office:value-type="float" office:value="7.869" calcext:value-type="float">
            <text:p>7.869</text:p>
          </table:table-cell>
          <table:table-cell/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5019" calcext:value-type="float">
            <text:p>0.5019</text:p>
          </table:table-cell>
          <table:table-cell table:style-name="ce12" office:value-type="float" office:value="3298.7" calcext:value-type="float">
            <text:p>3298.7</text:p>
          </table:table-cell>
          <table:table-cell table:style-name="ce12" office:value-type="float" office:value="3700.1" calcext:value-type="float">
            <text:p>3700.1</text:p>
          </table:table-cell>
          <table:table-cell table:style-name="ce12" office:value-type="float" office:value="8.135" calcext:value-type="float">
            <text:p>8.135</text:p>
          </table:table-cell>
          <table:table-cell/>
        </table:table-row>
        <table:table-row table:style-name="ro1">
          <table:table-cell/>
          <table:table-cell table:style-name="ce12"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5601" calcext:value-type="float">
            <text:p>0.5601</text:p>
          </table:table-cell>
          <table:table-cell table:style-name="ce12" office:value-type="float" office:value="3477.2" calcext:value-type="float">
            <text:p>3477.2</text:p>
          </table:table-cell>
          <table:table-cell table:style-name="ce12" office:value-type="float" office:value="3925.3" calcext:value-type="float">
            <text:p>3925.3</text:p>
          </table:table-cell>
          <table:table-cell table:style-name="ce12" office:value-type="float" office:value="8.379" calcext:value-type="float">
            <text:p>8.379</text:p>
          </table:table-cell>
          <table:table-cell/>
        </table:table-row>
        <table:table-row table:style-name="ro1">
          <table:table-cell/>
          <table:table-cell table:style-name="ce12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6182" calcext:value-type="float">
            <text:p>0.6182</text:p>
          </table:table-cell>
          <table:table-cell table:style-name="ce12" office:value-type="float" office:value="3662.4" calcext:value-type="float">
            <text:p>3662.4</text:p>
          </table:table-cell>
          <table:table-cell table:style-name="ce12" office:value-type="float" office:value="4157" calcext:value-type="float">
            <text:p>4157</text:p>
          </table:table-cell>
          <table:table-cell table:style-name="ce12" office:value-type="float" office:value="8.606" calcext:value-type="float">
            <text:p>8.606</text:p>
          </table:table-cell>
          <table:table-cell/>
        </table:table-row>
        <table:table-row table:style-name="ro1">
          <table:table-cell/>
          <table:table-cell table:style-name="ce12"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6762" calcext:value-type="float">
            <text:p>0.6762</text:p>
          </table:table-cell>
          <table:table-cell table:style-name="ce12" office:value-type="float" office:value="3854.5" calcext:value-type="float">
            <text:p>3854.5</text:p>
          </table:table-cell>
          <table:table-cell table:style-name="ce12" office:value-type="float" office:value="4395.5" calcext:value-type="float">
            <text:p>4395.5</text:p>
          </table:table-cell>
          <table:table-cell table:style-name="ce12" office:value-type="float" office:value="8.819" calcext:value-type="float">
            <text:p>8.819</text:p>
          </table:table-cell>
          <table:table-cell/>
        </table:table-row>
        <table:table-row table:style-name="ro1">
          <table:table-cell/>
          <table:table-cell table:style-name="ce12"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7341" calcext:value-type="float">
            <text:p>0.7341</text:p>
          </table:table-cell>
          <table:table-cell table:style-name="ce12" office:value-type="float" office:value="4053.2" calcext:value-type="float">
            <text:p>4053.2</text:p>
          </table:table-cell>
          <table:table-cell table:style-name="ce12" office:value-type="float" office:value="4640.5" calcext:value-type="float">
            <text:p>4640.5</text:p>
          </table:table-cell>
          <table:table-cell table:style-name="ce12" office:value-type="float" office:value="9.019" calcext:value-type="float">
            <text:p>9.019</text:p>
          </table:table-cell>
          <table:table-cell/>
        </table:table-row>
        <table:table-row table:style-name="ro1">
          <table:table-cell/>
          <table:table-cell table:style-name="ce13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206" calcext:value-type="float">
            <text:p>0.206</text:p>
          </table:table-cell>
          <table:table-cell table:style-name="ce12" office:value-type="float" office:value="2622.2" calcext:value-type="float">
            <text:p>2622.2</text:p>
          </table:table-cell>
          <table:table-cell table:style-name="ce12" office:value-type="float" office:value="2828.3" calcext:value-type="float">
            <text:p>2828.3</text:p>
          </table:table-cell>
          <table:table-cell table:style-name="ce12" office:value-type="float" office:value="6.696" calcext:value-type="float">
            <text:p>6.696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2328" calcext:value-type="float">
            <text:p>0.2328</text:p>
          </table:table-cell>
          <table:table-cell table:style-name="ce12" office:value-type="float" office:value="2710.4" calcext:value-type="float">
            <text:p>2710.4</text:p>
          </table:table-cell>
          <table:table-cell table:style-name="ce12" office:value-type="float" office:value="2943.1" calcext:value-type="float">
            <text:p>2943.1</text:p>
          </table:table-cell>
          <table:table-cell table:style-name="ce12" office:value-type="float" office:value="6.927" calcext:value-type="float">
            <text:p>6.927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258" calcext:value-type="float">
            <text:p>0.258</text:p>
          </table:table-cell>
          <table:table-cell table:style-name="ce12" office:value-type="float" office:value="2793.6" calcext:value-type="float">
            <text:p>2793.6</text:p>
          </table:table-cell>
          <table:table-cell table:style-name="ce12" office:value-type="float" office:value="3051.6" calcext:value-type="float">
            <text:p>3051.6</text:p>
          </table:table-cell>
          <table:table-cell table:style-name="ce12" office:value-type="float" office:value="7.125" calcext:value-type="float">
            <text:p>7.125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2825" calcext:value-type="float">
            <text:p>0.2825</text:p>
          </table:table-cell>
          <table:table-cell table:style-name="ce12" office:value-type="float" office:value="2875.7" calcext:value-type="float">
            <text:p>2875.7</text:p>
          </table:table-cell>
          <table:table-cell table:style-name="ce12" office:value-type="float" office:value="3158.2" calcext:value-type="float">
            <text:p>3158.2</text:p>
          </table:table-cell>
          <table:table-cell table:style-name="ce12" office:value-type="float" office:value="7.303" calcext:value-type="float">
            <text:p>7.303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3066" calcext:value-type="float">
            <text:p>0.3066</text:p>
          </table:table-cell>
          <table:table-cell table:style-name="ce12" office:value-type="float" office:value="2957.9" calcext:value-type="float">
            <text:p>2957.9</text:p>
          </table:table-cell>
          <table:table-cell table:style-name="ce12" office:value-type="float" office:value="3264.5" calcext:value-type="float">
            <text:p>3264.5</text:p>
          </table:table-cell>
          <table:table-cell table:style-name="ce12" office:value-type="float" office:value="7.467" calcext:value-type="float">
            <text:p>7.467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3305" calcext:value-type="float">
            <text:p>0.3305</text:p>
          </table:table-cell>
          <table:table-cell table:style-name="ce12" office:value-type="float" office:value="3040.9" calcext:value-type="float">
            <text:p>3040.9</text:p>
          </table:table-cell>
          <table:table-cell table:style-name="ce12" office:value-type="float" office:value="3371.3" calcext:value-type="float">
            <text:p>3371.3</text:p>
          </table:table-cell>
          <table:table-cell table:style-name="ce12" office:value-type="float" office:value="7.62" calcext:value-type="float">
            <text:p>7.6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3541" calcext:value-type="float">
            <text:p>0.3541</text:p>
          </table:table-cell>
          <table:table-cell table:style-name="ce12" office:value-type="float" office:value="3125" calcext:value-type="float">
            <text:p>3125</text:p>
          </table:table-cell>
          <table:table-cell table:style-name="ce12" office:value-type="float" office:value="3479.1" calcext:value-type="float">
            <text:p>3479.1</text:p>
          </table:table-cell>
          <table:table-cell table:style-name="ce12" office:value-type="float" office:value="7.764" calcext:value-type="float">
            <text:p>7.764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4011" calcext:value-type="float">
            <text:p>0.4011</text:p>
          </table:table-cell>
          <table:table-cell table:style-name="ce12" office:value-type="float" office:value="3297.5" calcext:value-type="float">
            <text:p>3297.5</text:p>
          </table:table-cell>
          <table:table-cell table:style-name="ce12" office:value-type="float" office:value="3698.6" calcext:value-type="float">
            <text:p>3698.6</text:p>
          </table:table-cell>
          <table:table-cell table:style-name="ce12" office:value-type="float" office:value="8.031" calcext:value-type="float">
            <text:p>8.031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4478" calcext:value-type="float">
            <text:p>0.4478</text:p>
          </table:table-cell>
          <table:table-cell table:style-name="ce12" office:value-type="float" office:value="3476.2" calcext:value-type="float">
            <text:p>3476.2</text:p>
          </table:table-cell>
          <table:table-cell table:style-name="ce12" office:value-type="float" office:value="3924.1" calcext:value-type="float">
            <text:p>3924.1</text:p>
          </table:table-cell>
          <table:table-cell table:style-name="ce12" office:value-type="float" office:value="8.276" calcext:value-type="float">
            <text:p>8.276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4944" calcext:value-type="float">
            <text:p>0.4944</text:p>
          </table:table-cell>
          <table:table-cell table:style-name="ce12" office:value-type="float" office:value="3661.7" calcext:value-type="float">
            <text:p>3661.7</text:p>
          </table:table-cell>
          <table:table-cell table:style-name="ce12" office:value-type="float" office:value="4156.1" calcext:value-type="float">
            <text:p>4156.1</text:p>
          </table:table-cell>
          <table:table-cell table:style-name="ce12" office:value-type="float" office:value="8.502" calcext:value-type="float">
            <text:p>8.502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5408" calcext:value-type="float">
            <text:p>0.5408</text:p>
          </table:table-cell>
          <table:table-cell table:style-name="ce12" office:value-type="float" office:value="3853.9" calcext:value-type="float">
            <text:p>3853.9</text:p>
          </table:table-cell>
          <table:table-cell table:style-name="ce12" office:value-type="float" office:value="4394.8" calcext:value-type="float">
            <text:p>4394.8</text:p>
          </table:table-cell>
          <table:table-cell table:style-name="ce12" office:value-type="float" office:value="8.715" calcext:value-type="float">
            <text:p>8.71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style-name="ce12" office:value-type="float" office:value="0.5872" calcext:value-type="float">
            <text:p>0.5872</text:p>
          </table:table-cell>
          <table:table-cell table:style-name="ce12" office:value-type="float" office:value="4052.7" calcext:value-type="float">
            <text:p>4052.7</text:p>
          </table:table-cell>
          <table:table-cell table:style-name="ce12" office:value-type="float" office:value="4639.9" calcext:value-type="float">
            <text:p>4639.9</text:p>
          </table:table-cell>
          <table:table-cell table:style-name="ce12" office:value-type="float" office:value="8.916" calcext:value-type="float">
            <text:p>8.916</text:p>
          </table:table-cell>
          <table:table-cell/>
        </table:table-row>
        <table:table-row table:style-name="ro1">
          <table:table-cell/>
          <table:table-cell table:style-name="ce12"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1693" calcext:value-type="float">
            <text:p>0.1693</text:p>
          </table:table-cell>
          <table:table-cell table:style-name="ce12" office:value-type="float" office:value="2612.9" calcext:value-type="float">
            <text:p>2612.9</text:p>
          </table:table-cell>
          <table:table-cell table:style-name="ce12" office:value-type="float" office:value="2816.1" calcext:value-type="float">
            <text:p>2816.1</text:p>
          </table:table-cell>
          <table:table-cell table:style-name="ce12" office:value-type="float" office:value="6.591" calcext:value-type="float">
            <text:p>6.591</text:p>
          </table:table-cell>
          <table:table-cell/>
        </table:table-row>
        <table:table-row table:style-name="ro1">
          <table:table-cell/>
          <table:table-cell table:style-name="ce12" office:value-type="float" office:value="250" calcext:value-type="float">
            <text:p>25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1924" calcext:value-type="float">
            <text:p>0.1924</text:p>
          </table:table-cell>
          <table:table-cell table:style-name="ce12" office:value-type="float" office:value="2704.7" calcext:value-type="float">
            <text:p>2704.7</text:p>
          </table:table-cell>
          <table:table-cell table:style-name="ce12" office:value-type="float" office:value="2935.6" calcext:value-type="float">
            <text:p>2935.6</text:p>
          </table:table-cell>
          <table:table-cell table:style-name="ce12" office:value-type="float" office:value="6.831" calcext:value-type="float">
            <text:p>6.831</text:p>
          </table:table-cell>
          <table:table-cell/>
        </table:table-row>
        <table:table-row table:style-name="ro1">
          <table:table-cell/>
          <table:table-cell table:style-name="ce12"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2139" calcext:value-type="float">
            <text:p>0.2139</text:p>
          </table:table-cell>
          <table:table-cell table:style-name="ce12" office:value-type="float" office:value="2789.7" calcext:value-type="float">
            <text:p>2789.7</text:p>
          </table:table-cell>
          <table:table-cell table:style-name="ce12" office:value-type="float" office:value="3046.3" calcext:value-type="float">
            <text:p>3046.3</text:p>
          </table:table-cell>
          <table:table-cell table:style-name="ce12" office:value-type="float" office:value="7.034" calcext:value-type="float">
            <text:p>7.034</text:p>
          </table:table-cell>
          <table:table-cell/>
        </table:table-row>
        <table:table-row table:style-name="ro1">
          <table:table-cell/>
          <table:table-cell table:style-name="ce12" office:value-type="float" office:value="350" calcext:value-type="float">
            <text:p>35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2346" calcext:value-type="float">
            <text:p>0.2346</text:p>
          </table:table-cell>
          <table:table-cell table:style-name="ce12" office:value-type="float" office:value="2872.7" calcext:value-type="float">
            <text:p>2872.7</text:p>
          </table:table-cell>
          <table:table-cell table:style-name="ce12" office:value-type="float" office:value="3154.2" calcext:value-type="float">
            <text:p>3154.2</text:p>
          </table:table-cell>
          <table:table-cell table:style-name="ce12" office:value-type="float" office:value="7.214" calcext:value-type="float">
            <text:p>7.214</text:p>
          </table:table-cell>
          <table:table-cell/>
        </table:table-row>
        <table:table-row table:style-name="ro1">
          <table:table-cell/>
          <table:table-cell table:style-name="ce12"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2548" calcext:value-type="float">
            <text:p>0.2548</text:p>
          </table:table-cell>
          <table:table-cell table:style-name="ce12" office:value-type="float" office:value="2955.5" calcext:value-type="float">
            <text:p>2955.5</text:p>
          </table:table-cell>
          <table:table-cell table:style-name="ce12" office:value-type="float" office:value="3261.3" calcext:value-type="float">
            <text:p>3261.3</text:p>
          </table:table-cell>
          <table:table-cell table:style-name="ce12" office:value-type="float" office:value="7.379" calcext:value-type="float">
            <text:p>7.379</text:p>
          </table:table-cell>
          <table:table-cell/>
        </table:table-row>
        <table:table-row table:style-name="ro1">
          <table:table-cell/>
          <table:table-cell table:style-name="ce12" office:value-type="float" office:value="450" calcext:value-type="float">
            <text:p>45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2748" calcext:value-type="float">
            <text:p>0.2748</text:p>
          </table:table-cell>
          <table:table-cell table:style-name="ce12" office:value-type="float" office:value="3038.9" calcext:value-type="float">
            <text:p>3038.9</text:p>
          </table:table-cell>
          <table:table-cell table:style-name="ce12" office:value-type="float" office:value="3368.7" calcext:value-type="float">
            <text:p>3368.7</text:p>
          </table:table-cell>
          <table:table-cell table:style-name="ce12" office:value-type="float" office:value="7.533" calcext:value-type="float">
            <text:p>7.533</text:p>
          </table:table-cell>
          <table:table-cell/>
        </table:table-row>
        <table:table-row table:style-name="ro1">
          <table:table-cell/>
          <table:table-cell table:style-name="ce12"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2946" calcext:value-type="float">
            <text:p>0.2946</text:p>
          </table:table-cell>
          <table:table-cell table:style-name="ce12" office:value-type="float" office:value="3123.4" calcext:value-type="float">
            <text:p>3123.4</text:p>
          </table:table-cell>
          <table:table-cell table:style-name="ce12" office:value-type="float" office:value="3476.9" calcext:value-type="float">
            <text:p>3476.9</text:p>
          </table:table-cell>
          <table:table-cell table:style-name="ce12" office:value-type="float" office:value="7.678" calcext:value-type="float">
            <text:p>7.678</text:p>
          </table:table-cell>
          <table:table-cell/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3339" calcext:value-type="float">
            <text:p>0.3339</text:p>
          </table:table-cell>
          <table:table-cell table:style-name="ce12" office:value-type="float" office:value="3296.3" calcext:value-type="float">
            <text:p>3296.3</text:p>
          </table:table-cell>
          <table:table-cell table:style-name="ce12" office:value-type="float" office:value="3697" calcext:value-type="float">
            <text:p>3697</text:p>
          </table:table-cell>
          <table:table-cell table:style-name="ce12" office:value-type="float" office:value="7.946" calcext:value-type="float">
            <text:p>7.946</text:p>
          </table:table-cell>
          <table:table-cell/>
        </table:table-row>
        <table:table-row table:style-name="ro1">
          <table:table-cell/>
          <table:table-cell table:style-name="ce12"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3475.3" calcext:value-type="float">
            <text:p>3475.3</text:p>
          </table:table-cell>
          <table:table-cell table:style-name="ce12" office:value-type="float" office:value="3922.9" calcext:value-type="float">
            <text:p>3922.9</text:p>
          </table:table-cell>
          <table:table-cell table:style-name="ce12" office:value-type="float" office:value="8.19" calcext:value-type="float">
            <text:p>8.19</text:p>
          </table:table-cell>
          <table:table-cell/>
        </table:table-row>
        <table:table-row table:style-name="ro1">
          <table:table-cell/>
          <table:table-cell table:style-name="ce12"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4118" calcext:value-type="float">
            <text:p>0.4118</text:p>
          </table:table-cell>
          <table:table-cell table:style-name="ce12" office:value-type="float" office:value="3661" calcext:value-type="float">
            <text:p>3661</text:p>
          </table:table-cell>
          <table:table-cell table:style-name="ce12" office:value-type="float" office:value="4155.2" calcext:value-type="float">
            <text:p>4155.2</text:p>
          </table:table-cell>
          <table:table-cell table:style-name="ce12" office:value-type="float" office:value="8.418" calcext:value-type="float">
            <text:p>8.418</text:p>
          </table:table-cell>
          <table:table-cell/>
        </table:table-row>
        <table:table-row table:style-name="ro1">
          <table:table-cell/>
          <table:table-cell table:style-name="ce12"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4506" calcext:value-type="float">
            <text:p>0.4506</text:p>
          </table:table-cell>
          <table:table-cell table:style-name="ce12" office:value-type="float" office:value="3853.3" calcext:value-type="float">
            <text:p>3853.3</text:p>
          </table:table-cell>
          <table:table-cell table:style-name="ce12" office:value-type="float" office:value="4394" calcext:value-type="float">
            <text:p>4394</text:p>
          </table:table-cell>
          <table:table-cell table:style-name="ce12" office:value-type="float" office:value="8.63" calcext:value-type="float">
            <text:p>8.63</text:p>
          </table:table-cell>
          <table:table-cell/>
        </table:table-row>
        <table:table-row table:style-name="ro1">
          <table:table-cell/>
          <table:table-cell table:style-name="ce12"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table:style-name="ce12" office:value-type="float" office:value="0.4893" calcext:value-type="float">
            <text:p>0.4893</text:p>
          </table:table-cell>
          <table:table-cell table:style-name="ce12" office:value-type="float" office:value="4052.2" calcext:value-type="float">
            <text:p>4052.2</text:p>
          </table:table-cell>
          <table:table-cell table:style-name="ce12" office:value-type="float" office:value="4639.4" calcext:value-type="float">
            <text:p>4639.4</text:p>
          </table:table-cell>
          <table:table-cell table:style-name="ce12" office:value-type="float" office:value="8.831" calcext:value-type="float">
            <text:p>8.831</text:p>
          </table:table-cell>
          <table:table-cell/>
        </table:table-row>
        <table:table-row table:style-name="ro1">
          <table:table-cell/>
          <table:table-cell table:style-name="ce12"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143" calcext:value-type="float">
            <text:p>0.143</text:p>
          </table:table-cell>
          <table:table-cell table:style-name="ce12" office:value-type="float" office:value="2602.7" calcext:value-type="float">
            <text:p>2602.7</text:p>
          </table:table-cell>
          <table:table-cell table:style-name="ce12" office:value-type="float" office:value="2803" calcext:value-type="float">
            <text:p>2803</text:p>
          </table:table-cell>
          <table:table-cell table:style-name="ce12" office:value-type="float" office:value="6.498" calcext:value-type="float">
            <text:p>6.498</text:p>
          </table:table-cell>
          <table:table-cell/>
        </table:table-row>
        <table:table-row table:style-name="ro1">
          <table:table-cell/>
          <table:table-cell table:style-name="ce12" office:value-type="float" office:value="250" calcext:value-type="float">
            <text:p>25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1636" calcext:value-type="float">
            <text:p>0.1636</text:p>
          </table:table-cell>
          <table:table-cell table:style-name="ce12" office:value-type="float" office:value="2698.9" calcext:value-type="float">
            <text:p>2698.9</text:p>
          </table:table-cell>
          <table:table-cell table:style-name="ce12" office:value-type="float" office:value="2927.9" calcext:value-type="float">
            <text:p>2927.9</text:p>
          </table:table-cell>
          <table:table-cell table:style-name="ce12" office:value-type="float" office:value="6.749" calcext:value-type="float">
            <text:p>6.749</text:p>
          </table:table-cell>
          <table:table-cell/>
        </table:table-row>
        <table:table-row table:style-name="ro1">
          <table:table-cell/>
          <table:table-cell table:style-name="ce12"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1823" calcext:value-type="float">
            <text:p>0.1823</text:p>
          </table:table-cell>
          <table:table-cell table:style-name="ce12" office:value-type="float" office:value="2785.7" calcext:value-type="float">
            <text:p>2785.7</text:p>
          </table:table-cell>
          <table:table-cell table:style-name="ce12" office:value-type="float" office:value="3040.9" calcext:value-type="float">
            <text:p>3040.9</text:p>
          </table:table-cell>
          <table:table-cell table:style-name="ce12" office:value-type="float" office:value="6.955" calcext:value-type="float">
            <text:p>6.955</text:p>
          </table:table-cell>
          <table:table-cell/>
        </table:table-row>
        <table:table-row table:style-name="ro1">
          <table:table-cell/>
          <table:table-cell table:style-name="ce12" office:value-type="float" office:value="350" calcext:value-type="float">
            <text:p>35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2003" calcext:value-type="float">
            <text:p>0.2003</text:p>
          </table:table-cell>
          <table:table-cell table:style-name="ce12" office:value-type="float" office:value="2869.7" calcext:value-type="float">
            <text:p>2869.7</text:p>
          </table:table-cell>
          <table:table-cell table:style-name="ce12" office:value-type="float" office:value="3150.1" calcext:value-type="float">
            <text:p>3150.1</text:p>
          </table:table-cell>
          <table:table-cell table:style-name="ce12" office:value-type="float" office:value="7.138" calcext:value-type="float">
            <text:p>7.138</text:p>
          </table:table-cell>
          <table:table-cell/>
        </table:table-row>
        <table:table-row table:style-name="ro1">
          <table:table-cell/>
          <table:table-cell table:style-name="ce12"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2178" calcext:value-type="float">
            <text:p>0.2178</text:p>
          </table:table-cell>
          <table:table-cell table:style-name="ce12" office:value-type="float" office:value="2953.1" calcext:value-type="float">
            <text:p>2953.1</text:p>
          </table:table-cell>
          <table:table-cell table:style-name="ce12" office:value-type="float" office:value="3258.1" calcext:value-type="float">
            <text:p>3258.1</text:p>
          </table:table-cell>
          <table:table-cell table:style-name="ce12" office:value-type="float" office:value="7.305" calcext:value-type="float">
            <text:p>7.305</text:p>
          </table:table-cell>
          <table:table-cell/>
        </table:table-row>
        <table:table-row table:style-name="ro1">
          <table:table-cell/>
          <table:table-cell table:style-name="ce12" office:value-type="float" office:value="450" calcext:value-type="float">
            <text:p>45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2351" calcext:value-type="float">
            <text:p>0.2351</text:p>
          </table:table-cell>
          <table:table-cell table:style-name="ce12" office:value-type="float" office:value="3037" calcext:value-type="float">
            <text:p>3037</text:p>
          </table:table-cell>
          <table:table-cell table:style-name="ce12" office:value-type="float" office:value="3366.1" calcext:value-type="float">
            <text:p>3366.1</text:p>
          </table:table-cell>
          <table:table-cell table:style-name="ce12" office:value-type="float" office:value="7.459" calcext:value-type="float">
            <text:p>7.459</text:p>
          </table:table-cell>
          <table:table-cell/>
        </table:table-row>
        <table:table-row table:style-name="ro1">
          <table:table-cell/>
          <table:table-cell table:style-name="ce12"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2522" calcext:value-type="float">
            <text:p>0.2522</text:p>
          </table:table-cell>
          <table:table-cell table:style-name="ce12" office:value-type="float" office:value="3121.8" calcext:value-type="float">
            <text:p>3121.8</text:p>
          </table:table-cell>
          <table:table-cell table:style-name="ce12" office:value-type="float" office:value="3474.8" calcext:value-type="float">
            <text:p>3474.8</text:p>
          </table:table-cell>
          <table:table-cell table:style-name="ce12" office:value-type="float" office:value="7.605" calcext:value-type="float">
            <text:p>7.605</text:p>
          </table:table-cell>
          <table:table-cell/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286" calcext:value-type="float">
            <text:p>0.286</text:p>
          </table:table-cell>
          <table:table-cell table:style-name="ce12" office:value-type="float" office:value="3295.1" calcext:value-type="float">
            <text:p>3295.1</text:p>
          </table:table-cell>
          <table:table-cell table:style-name="ce12" office:value-type="float" office:value="3695.4" calcext:value-type="float">
            <text:p>3695.4</text:p>
          </table:table-cell>
          <table:table-cell table:style-name="ce12" office:value-type="float" office:value="7.873" calcext:value-type="float">
            <text:p>7.873</text:p>
          </table:table-cell>
          <table:table-cell/>
        </table:table-row>
        <table:table-row table:style-name="ro1">
          <table:table-cell/>
          <table:table-cell table:style-name="ce12"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3195" calcext:value-type="float">
            <text:p>0.3195</text:p>
          </table:table-cell>
          <table:table-cell table:style-name="ce12" office:value-type="float" office:value="3474.4" calcext:value-type="float">
            <text:p>3474.4</text:p>
          </table:table-cell>
          <table:table-cell table:style-name="ce12" office:value-type="float" office:value="3921.7" calcext:value-type="float">
            <text:p>3921.7</text:p>
          </table:table-cell>
          <table:table-cell table:style-name="ce12" office:value-type="float" office:value="8.118" calcext:value-type="float">
            <text:p>8.118</text:p>
          </table:table-cell>
          <table:table-cell/>
        </table:table-row>
        <table:table-row table:style-name="ro1">
          <table:table-cell/>
          <table:table-cell table:style-name="ce12"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3529" calcext:value-type="float">
            <text:p>0.3529</text:p>
          </table:table-cell>
          <table:table-cell table:style-name="ce12" office:value-type="float" office:value="3660.2" calcext:value-type="float">
            <text:p>3660.2</text:p>
          </table:table-cell>
          <table:table-cell table:style-name="ce12" office:value-type="float" office:value="4154.3" calcext:value-type="float">
            <text:p>4154.3</text:p>
          </table:table-cell>
          <table:table-cell table:style-name="ce12" office:value-type="float" office:value="8.346" calcext:value-type="float">
            <text:p>8.346</text:p>
          </table:table-cell>
          <table:table-cell/>
        </table:table-row>
        <table:table-row table:style-name="ro1">
          <table:table-cell/>
          <table:table-cell table:style-name="ce12"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3861" calcext:value-type="float">
            <text:p>0.3861</text:p>
          </table:table-cell>
          <table:table-cell table:style-name="ce12" office:value-type="float" office:value="3852.7" calcext:value-type="float">
            <text:p>3852.7</text:p>
          </table:table-cell>
          <table:table-cell table:style-name="ce12" office:value-type="float" office:value="4393.3" calcext:value-type="float">
            <text:p>4393.3</text:p>
          </table:table-cell>
          <table:table-cell table:style-name="ce12" office:value-type="float" office:value="8.559" calcext:value-type="float">
            <text:p>8.559</text:p>
          </table:table-cell>
          <table:table-cell/>
        </table:table-row>
        <table:table-row table:style-name="ro1">
          <table:table-cell/>
          <table:table-cell table:style-name="ce12"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table:style-name="ce12" office:value-type="float" office:value="0.4193" calcext:value-type="float">
            <text:p>0.4193</text:p>
          </table:table-cell>
          <table:table-cell table:style-name="ce12" office:value-type="float" office:value="4051.7" calcext:value-type="float">
            <text:p>4051.7</text:p>
          </table:table-cell>
          <table:table-cell table:style-name="ce12" office:value-type="float" office:value="4638.8" calcext:value-type="float">
            <text:p>4638.8</text:p>
          </table:table-cell>
          <table:table-cell table:style-name="ce12" office:value-type="float" office:value="8.759" calcext:value-type="float">
            <text:p>8.759</text:p>
          </table:table-cell>
          <table:table-cell/>
        </table:table-row>
        <table:table-row table:style-name="ro1">
          <table:table-cell/>
          <table:table-cell table:style-name="ce14" office:value-type="float" office:value="225" calcext:value-type="float">
            <text:p>225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1329" calcext:value-type="float">
            <text:p>0.1329</text:p>
          </table:table-cell>
          <table:table-cell table:style-name="ce14" office:value-type="float" office:value="2645.1" calcext:value-type="float">
            <text:p>2645.1</text:p>
          </table:table-cell>
          <table:table-cell table:style-name="ce14" office:value-type="float" office:value="2857.8" calcext:value-type="float">
            <text:p>2857.8</text:p>
          </table:table-cell>
          <table:table-cell table:style-name="ce14" office:value-type="float" office:value="6.554" calcext:value-type="float">
            <text:p>6.554</text:p>
          </table:table-cell>
          <table:table-cell/>
        </table:table-row>
        <table:table-row table:style-name="ro1">
          <table:table-cell/>
          <table:table-cell table:style-name="ce14" office:value-type="float" office:value="250" calcext:value-type="float">
            <text:p>25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1419" calcext:value-type="float">
            <text:p>0.1419</text:p>
          </table:table-cell>
          <table:table-cell table:style-name="ce14" office:value-type="float" office:value="2692.9" calcext:value-type="float">
            <text:p>2692.9</text:p>
          </table:table-cell>
          <table:table-cell table:style-name="ce14" office:value-type="float" office:value="2919.9" calcext:value-type="float">
            <text:p>2919.9</text:p>
          </table:table-cell>
          <table:table-cell table:style-name="ce14" office:value-type="float" office:value="6.675" calcext:value-type="float">
            <text:p>6.675</text:p>
          </table:table-cell>
          <table:table-cell/>
        </table:table-row>
        <table:table-row table:style-name="ro1">
          <table:table-cell/>
          <table:table-cell table:style-name="ce14"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1587" calcext:value-type="float">
            <text:p>0.1587</text:p>
          </table:table-cell>
          <table:table-cell table:style-name="ce14" office:value-type="float" office:value="2781.6" calcext:value-type="float">
            <text:p>2781.6</text:p>
          </table:table-cell>
          <table:table-cell table:style-name="ce14" office:value-type="float" office:value="3035.4" calcext:value-type="float">
            <text:p>3035.4</text:p>
          </table:table-cell>
          <table:table-cell table:style-name="ce14" office:value-type="float" office:value="6.886" calcext:value-type="float">
            <text:p>6.886</text:p>
          </table:table-cell>
          <table:table-cell/>
        </table:table-row>
        <table:table-row table:style-name="ro1">
          <table:table-cell/>
          <table:table-cell table:style-name="ce14" office:value-type="float" office:value="350" calcext:value-type="float">
            <text:p>35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1746" calcext:value-type="float">
            <text:p>0.1746</text:p>
          </table:table-cell>
          <table:table-cell table:style-name="ce14" office:value-type="float" office:value="2866.6" calcext:value-type="float">
            <text:p>2866.6</text:p>
          </table:table-cell>
          <table:table-cell table:style-name="ce14" office:value-type="float" office:value="3146" calcext:value-type="float">
            <text:p>3146</text:p>
          </table:table-cell>
          <table:table-cell table:style-name="ce14" office:value-type="float" office:value="7.071" calcext:value-type="float">
            <text:p>7.071</text:p>
          </table:table-cell>
          <table:table-cell/>
        </table:table-row>
        <table:table-row table:style-name="ro1">
          <table:table-cell/>
          <table:table-cell table:style-name="ce14"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1901" calcext:value-type="float">
            <text:p>0.1901</text:p>
          </table:table-cell>
          <table:table-cell table:style-name="ce14" office:value-type="float" office:value="2950.7" calcext:value-type="float">
            <text:p>2950.7</text:p>
          </table:table-cell>
          <table:table-cell table:style-name="ce14" office:value-type="float" office:value="3254.9" calcext:value-type="float">
            <text:p>3254.9</text:p>
          </table:table-cell>
          <table:table-cell table:style-name="ce14" office:value-type="float" office:value="7.239" calcext:value-type="float">
            <text:p>7.239</text:p>
          </table:table-cell>
          <table:table-cell/>
        </table:table-row>
        <table:table-row table:style-name="ro1">
          <table:table-cell/>
          <table:table-cell table:style-name="ce14" office:value-type="float" office:value="450" calcext:value-type="float">
            <text:p>45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2053" calcext:value-type="float">
            <text:p>0.2053</text:p>
          </table:table-cell>
          <table:table-cell table:style-name="ce14" office:value-type="float" office:value="3035" calcext:value-type="float">
            <text:p>3035</text:p>
          </table:table-cell>
          <table:table-cell table:style-name="ce14" office:value-type="float" office:value="3363.5" calcext:value-type="float">
            <text:p>3363.5</text:p>
          </table:table-cell>
          <table:table-cell table:style-name="ce14" office:value-type="float" office:value="7.395" calcext:value-type="float">
            <text:p>7.395</text:p>
          </table:table-cell>
          <table:table-cell/>
        </table:table-row>
        <table:table-row table:style-name="ro1">
          <table:table-cell/>
          <table:table-cell table:style-name="ce14"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2203" calcext:value-type="float">
            <text:p>0.2203</text:p>
          </table:table-cell>
          <table:table-cell table:style-name="ce14" office:value-type="float" office:value="3120.1" calcext:value-type="float">
            <text:p>3120.1</text:p>
          </table:table-cell>
          <table:table-cell table:style-name="ce14" office:value-type="float" office:value="3472.6" calcext:value-type="float">
            <text:p>3472.6</text:p>
          </table:table-cell>
          <table:table-cell table:style-name="ce14" office:value-type="float" office:value="7.541" calcext:value-type="float">
            <text:p>7.541</text:p>
          </table:table-cell>
          <table:table-cell/>
        </table:table-row>
        <table:table-row table:style-name="ro1">
          <table:table-cell/>
          <table:table-cell table:style-name="ce14"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float" office:value="3293.9" calcext:value-type="float">
            <text:p>3293.9</text:p>
          </table:table-cell>
          <table:table-cell table:style-name="ce14" office:value-type="float" office:value="3693.9" calcext:value-type="float">
            <text:p>3693.9</text:p>
          </table:table-cell>
          <table:table-cell table:style-name="ce14" office:value-type="float" office:value="7.81" calcext:value-type="float">
            <text:p>7.81</text:p>
          </table:table-cell>
          <table:table-cell/>
        </table:table-row>
        <table:table-row table:style-name="ro1">
          <table:table-cell/>
          <table:table-cell table:style-name="ce14"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2794" calcext:value-type="float">
            <text:p>0.2794</text:p>
          </table:table-cell>
          <table:table-cell table:style-name="ce14" office:value-type="float" office:value="3473.5" calcext:value-type="float">
            <text:p>3473.5</text:p>
          </table:table-cell>
          <table:table-cell table:style-name="ce14" office:value-type="float" office:value="3920.5" calcext:value-type="float">
            <text:p>3920.5</text:p>
          </table:table-cell>
          <table:table-cell table:style-name="ce14" office:value-type="float" office:value="8.056" calcext:value-type="float">
            <text:p>8.056</text:p>
          </table:table-cell>
          <table:table-cell/>
        </table:table-row>
        <table:table-row table:style-name="ro1">
          <table:table-cell/>
          <table:table-cell table:style-name="ce14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3087" calcext:value-type="float">
            <text:p>0.3087</text:p>
          </table:table-cell>
          <table:table-cell table:style-name="ce14" office:value-type="float" office:value="3659.5" calcext:value-type="float">
            <text:p>3659.5</text:p>
          </table:table-cell>
          <table:table-cell table:style-name="ce14" office:value-type="float" office:value="4153.3" calcext:value-type="float">
            <text:p>4153.3</text:p>
          </table:table-cell>
          <table:table-cell table:style-name="ce14" office:value-type="float" office:value="8.283" calcext:value-type="float">
            <text:p>8.283</text:p>
          </table:table-cell>
          <table:table-cell/>
        </table:table-row>
        <table:table-row table:style-name="ro1">
          <table:table-cell/>
          <table:table-cell table:style-name="ce14"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3378" calcext:value-type="float">
            <text:p>0.3378</text:p>
          </table:table-cell>
          <table:table-cell table:style-name="ce14" office:value-type="float" office:value="3852.1" calcext:value-type="float">
            <text:p>3852.1</text:p>
          </table:table-cell>
          <table:table-cell table:style-name="ce14" office:value-type="float" office:value="4392.6" calcext:value-type="float">
            <text:p>4392.6</text:p>
          </table:table-cell>
          <table:table-cell table:style-name="ce14" office:value-type="float" office:value="8.497" calcext:value-type="float">
            <text:p>8.497</text:p>
          </table:table-cell>
          <table:table-cell/>
        </table:table-row>
        <table:table-row table:style-name="ro1">
          <table:table-cell/>
          <table:table-cell table:style-name="ce14"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table:style-name="ce14" office:value-type="float" office:value="0.3669" calcext:value-type="float">
            <text:p>0.3669</text:p>
          </table:table-cell>
          <table:table-cell table:style-name="ce14" office:value-type="float" office:value="4051.2" calcext:value-type="float">
            <text:p>4051.2</text:p>
          </table:table-cell>
          <table:table-cell table:style-name="ce14" office:value-type="float" office:value="4638.2" calcext:value-type="float">
            <text:p>4638.2</text:p>
          </table:table-cell>
          <table:table-cell table:style-name="ce14" office:value-type="float" office:value="8.697" calcext:value-type="float">
            <text:p>8.697</text:p>
          </table:table-cell>
          <table:table-cell/>
        </table:table-row>
        <table:table-row table:style-name="ro1">
          <table:table-cell/>
          <table:table-cell table:style-name="ce15" office:value-type="float" office:value="225" calcext:value-type="float">
            <text:p>225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1168" calcext:value-type="float">
            <text:p>0.1168</text:p>
          </table:table-cell>
          <table:table-cell table:style-name="ce15" office:value-type="float" office:value="2637" calcext:value-type="float">
            <text:p>2637</text:p>
          </table:table-cell>
          <table:table-cell table:style-name="ce15" office:value-type="float" office:value="2847.2" calcext:value-type="float">
            <text:p>2847.2</text:p>
          </table:table-cell>
          <table:table-cell table:style-name="ce15" office:value-type="float" office:value="6.482" calcext:value-type="float">
            <text:p>6.482</text:p>
          </table:table-cell>
          <table:table-cell/>
        </table:table-row>
        <table:table-row table:style-name="ro1">
          <table:table-cell/>
          <table:table-cell table:style-name="ce15" office:value-type="float" office:value="250" calcext:value-type="float">
            <text:p>25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15" office:value-type="float" office:value="2686.7" calcext:value-type="float">
            <text:p>2686.7</text:p>
          </table:table-cell>
          <table:table-cell table:style-name="ce15" office:value-type="float" office:value="2911.7" calcext:value-type="float">
            <text:p>2911.7</text:p>
          </table:table-cell>
          <table:table-cell table:style-name="ce15" office:value-type="float" office:value="6.609" calcext:value-type="float">
            <text:p>6.609</text:p>
          </table:table-cell>
          <table:table-cell/>
        </table:table-row>
        <table:table-row table:style-name="ro1">
          <table:table-cell/>
          <table:table-cell table:style-name="ce15" office:value-type="float" office:value="300" calcext:value-type="float">
            <text:p>30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1403" calcext:value-type="float">
            <text:p>0.1403</text:p>
          </table:table-cell>
          <table:table-cell table:style-name="ce15" office:value-type="float" office:value="2777.4" calcext:value-type="float">
            <text:p>2777.4</text:p>
          </table:table-cell>
          <table:table-cell table:style-name="ce15" office:value-type="float" office:value="3029.9" calcext:value-type="float">
            <text:p>3029.9</text:p>
          </table:table-cell>
          <table:table-cell table:style-name="ce15" office:value-type="float" office:value="6.825" calcext:value-type="float">
            <text:p>6.825</text:p>
          </table:table-cell>
          <table:table-cell/>
        </table:table-row>
        <table:table-row table:style-name="ro1">
          <table:table-cell/>
          <table:table-cell table:style-name="ce15" office:value-type="float" office:value="350" calcext:value-type="float">
            <text:p>35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1546" calcext:value-type="float">
            <text:p>0.1546</text:p>
          </table:table-cell>
          <table:table-cell table:style-name="ce15" office:value-type="float" office:value="2863.6" calcext:value-type="float">
            <text:p>2863.6</text:p>
          </table:table-cell>
          <table:table-cell table:style-name="ce15" office:value-type="float" office:value="3141.8" calcext:value-type="float">
            <text:p>3141.8</text:p>
          </table:table-cell>
          <table:table-cell table:style-name="ce15" office:value-type="float" office:value="7.012" calcext:value-type="float">
            <text:p>7.012</text:p>
          </table:table-cell>
          <table:table-cell/>
        </table:table-row>
        <table:table-row table:style-name="ro1">
          <table:table-cell/>
          <table:table-cell table:style-name="ce15" office:value-type="float" office:value="400" calcext:value-type="float">
            <text:p>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1685" calcext:value-type="float">
            <text:p>0.1685</text:p>
          </table:table-cell>
          <table:table-cell table:style-name="ce15" office:value-type="float" office:value="2948.3" calcext:value-type="float">
            <text:p>2948.3</text:p>
          </table:table-cell>
          <table:table-cell table:style-name="ce15" office:value-type="float" office:value="3251.6" calcext:value-type="float">
            <text:p>3251.6</text:p>
          </table:table-cell>
          <table:table-cell table:style-name="ce15" office:value-type="float" office:value="7.181" calcext:value-type="float">
            <text:p>7.181</text:p>
          </table:table-cell>
          <table:table-cell/>
        </table:table-row>
        <table:table-row table:style-name="ro1">
          <table:table-cell/>
          <table:table-cell table:style-name="ce15" office:value-type="float" office:value="450" calcext:value-type="float">
            <text:p>45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1821" calcext:value-type="float">
            <text:p>0.1821</text:p>
          </table:table-cell>
          <table:table-cell table:style-name="ce15" office:value-type="float" office:value="3033.1" calcext:value-type="float">
            <text:p>3033.1</text:p>
          </table:table-cell>
          <table:table-cell table:style-name="ce15" office:value-type="float" office:value="3360.9" calcext:value-type="float">
            <text:p>3360.9</text:p>
          </table:table-cell>
          <table:table-cell table:style-name="ce15" office:value-type="float" office:value="7.338" calcext:value-type="float">
            <text:p>7.338</text:p>
          </table:table-cell>
          <table:table-cell/>
        </table:table-row>
        <table:table-row table:style-name="ro1">
          <table:table-cell/>
          <table:table-cell table:style-name="ce15" office:value-type="float" office:value="500" calcext:value-type="float">
            <text:p>50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1955" calcext:value-type="float">
            <text:p>0.1955</text:p>
          </table:table-cell>
          <table:table-cell table:style-name="ce15" office:value-type="float" office:value="3118.5" calcext:value-type="float">
            <text:p>3118.5</text:p>
          </table:table-cell>
          <table:table-cell table:style-name="ce15" office:value-type="float" office:value="3470.4" calcext:value-type="float">
            <text:p>3470.4</text:p>
          </table:table-cell>
          <table:table-cell table:style-name="ce15" office:value-type="float" office:value="7.485" calcext:value-type="float">
            <text:p>7.485</text:p>
          </table:table-cell>
          <table:table-cell/>
        </table:table-row>
        <table:table-row table:style-name="ro1">
          <table:table-cell/>
          <table:table-cell table:style-name="ce15" office:value-type="float" office:value="600" calcext:value-type="float">
            <text:p>60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222" calcext:value-type="float">
            <text:p>0.222</text:p>
          </table:table-cell>
          <table:table-cell table:style-name="ce15" office:value-type="float" office:value="3292.7" calcext:value-type="float">
            <text:p>3292.7</text:p>
          </table:table-cell>
          <table:table-cell table:style-name="ce15" office:value-type="float" office:value="3692.3" calcext:value-type="float">
            <text:p>3692.3</text:p>
          </table:table-cell>
          <table:table-cell table:style-name="ce15" office:value-type="float" office:value="7.754" calcext:value-type="float">
            <text:p>7.754</text:p>
          </table:table-cell>
          <table:table-cell/>
        </table:table-row>
        <table:table-row table:style-name="ro1">
          <table:table-cell/>
          <table:table-cell table:style-name="ce15" office:value-type="float" office:value="700" calcext:value-type="float">
            <text:p>70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2482" calcext:value-type="float">
            <text:p>0.2482</text:p>
          </table:table-cell>
          <table:table-cell table:style-name="ce15" office:value-type="float" office:value="3472.6" calcext:value-type="float">
            <text:p>3472.6</text:p>
          </table:table-cell>
          <table:table-cell table:style-name="ce15" office:value-type="float" office:value="3919.4" calcext:value-type="float">
            <text:p>3919.4</text:p>
          </table:table-cell>
          <table:table-cell table:style-name="ce15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5" office:value-type="float" office:value="800" calcext:value-type="float">
            <text:p>80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2743" calcext:value-type="float">
            <text:p>0.2743</text:p>
          </table:table-cell>
          <table:table-cell table:style-name="ce15" office:value-type="float" office:value="3658.8" calcext:value-type="float">
            <text:p>3658.8</text:p>
          </table:table-cell>
          <table:table-cell table:style-name="ce15" office:value-type="float" office:value="4152.4" calcext:value-type="float">
            <text:p>4152.4</text:p>
          </table:table-cell>
          <table:table-cell table:style-name="ce15" office:value-type="float" office:value="8.228" calcext:value-type="float">
            <text:p>8.228</text:p>
          </table:table-cell>
          <table:table-cell/>
        </table:table-row>
        <table:table-row table:style-name="ro1">
          <table:table-cell/>
          <table:table-cell table:style-name="ce15" office:value-type="float" office:value="900" calcext:value-type="float">
            <text:p>90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3002" calcext:value-type="float">
            <text:p>0.3002</text:p>
          </table:table-cell>
          <table:table-cell table:style-name="ce15" office:value-type="float" office:value="3851.5" calcext:value-type="float">
            <text:p>3851.5</text:p>
          </table:table-cell>
          <table:table-cell table:style-name="ce15" office:value-type="float" office:value="4391.9" calcext:value-type="float">
            <text:p>4391.9</text:p>
          </table:table-cell>
          <table:table-cell table:style-name="ce15" office:value-type="float" office:value="8.442" calcext:value-type="float">
            <text:p>8.442</text:p>
          </table:table-cell>
          <table:table-cell/>
        </table:table-row>
        <table:table-row table:style-name="ro1">
          <table:table-cell/>
          <table:table-cell table:style-name="ce15" office:value-type="float" office:value="1000" calcext:value-type="float">
            <text:p>1000</text:p>
          </table:table-cell>
          <table:table-cell table:style-name="ce8" office:value-type="float" office:value="1800" calcext:value-type="float">
            <text:p>1800</text:p>
          </table:table-cell>
          <table:table-cell table:style-name="ce15" office:value-type="float" office:value="0.3261" calcext:value-type="float">
            <text:p>0.3261</text:p>
          </table:table-cell>
          <table:table-cell table:style-name="ce15" office:value-type="float" office:value="4050.7" calcext:value-type="float">
            <text:p>4050.7</text:p>
          </table:table-cell>
          <table:table-cell table:style-name="ce15" office:value-type="float" office:value="4637.6" calcext:value-type="float">
            <text:p>4637.6</text:p>
          </table:table-cell>
          <table:table-cell table:style-name="ce15" office:value-type="float" office:value="8.643" calcext:value-type="float">
            <text:p>8.6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3:21:18.221423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5:41:17.101275588</meta:creation-date>
    <dc:date>2014-10-24T13:35:05.213288170</dc:date>
    <meta:editing-duration>PT27M29S</meta:editing-duration>
    <meta:editing-cycles>12</meta:editing-cycles>
    <meta:generator>LibreOffice/4.2.6.3$Linux_x86 LibreOffice_project/420m0$Build-3</meta:generator>
    <meta:document-statistic meta:table-count="3" meta:cell-count="3228" meta:object-count="0"/>
  </office:meta>
</office:document-meta>
</file>